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ighthawk 4.x OpenAL sound attenuation calcul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version factor:</text:p>
          </table:table-cell>
          <table:table-cell table:formula="of:=100/1000" office:value-type="float" office:value="0.1" calcext:value-type="float">
            <text:p>0.1</text:p>
          </table:table-cell>
          <table:table-cell table:style-name="ce1" office:value-type="string" calcext:value-type="string">
            <text:p>metre/pixels</text:p>
          </table:table-cell>
          <table:table-cell office:value-type="string" calcext:value-type="string">
            <text:p>(Scale based on Haldeck’s cargo area. 1000 pixels width estimated to be 100m in length)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ference Distance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ixels</text:p>
          </table:table-cell>
          <table:table-cell table:formula="of:=[.$B$4]*[.$B$3]" office:value-type="float" office:value="1" calcext:value-type="float">
            <text:p>1</text:p>
          </table:table-cell>
          <table:table-cell table:style-name="ce1" office:value-type="string" calcext:value-type="string">
            <text:p>metr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x Distance</text:p>
          </table:table-cell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pixels</text:p>
          </table:table-cell>
          <table:table-cell table:formula="of:=[.$B$5]*[.$B$3]" office:value-type="float" office:value="100" calcext:value-type="float">
            <text:p>100</text:p>
          </table:table-cell>
          <table:table-cell table:style-name="ce1" office:value-type="string" calcext:value-type="string">
            <text:p>metr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lloff Factor</text:p>
          </table:table-cell>
          <table:table-cell office:value-type="float" office:value="0.2" calcext:value-type="float">
            <text:p>0.2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3"/>
          <table:table-cell table:style-name="ce1" office:value-type="string" calcext:value-type="string">
            <text:p>Inverse Distance Model</text:p>
          </table:table-cell>
          <table:table-cell table:number-columns-repeated="2"/>
          <table:table-cell table:style-name="ce1" office:value-type="string" calcext:value-type="string">
            <text:p>Clamped Distance Mode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istance (pixel)</text:p>
          </table:table-cell>
          <table:table-cell table:style-name="ce3" office:value-type="string" calcext:value-type="string">
            <text:p>Distance (metre)</text:p>
          </table:table-cell>
          <table:table-cell/>
          <table:table-cell table:style-name="ce3" office:value-type="string" calcext:value-type="string">
            <text:p>Gain (linear)</text:p>
          </table:table-cell>
          <table:table-cell table:style-name="ce3" office:value-type="string" calcext:value-type="string">
            <text:p>Gain (dB)</text:p>
          </table:table-cell>
          <table:table-cell/>
          <table:table-cell table:style-name="ce3" office:value-type="string" calcext:value-type="string">
            <text:p>Clipped Dist (pixel)</text:p>
          </table:table-cell>
          <table:table-cell table:style-name="ce3" office:value-type="string" calcext:value-type="string">
            <text:p>Gain (linear)</text:p>
          </table:table-cell>
          <table:table-cell table:style-name="ce3" office:value-type="string" calcext:value-type="string">
            <text:p>Gain (dB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9]*[.$B$3]" office:value-type="float" office:value="0" calcext:value-type="float">
            <text:p>0</text:p>
          </table:table-cell>
          <table:table-cell/>
          <table:table-cell table:formula="of:=[.$B$4]/([.$B$4]+([.$B$6]*([.A9]-[.$B$4])))" office:value-type="float" office:value="1.25" calcext:value-type="float">
            <text:p>1.25</text:p>
          </table:table-cell>
          <table:table-cell table:formula="of:=20*LOG10([.D9])" office:value-type="float" office:value="1.93820026016113" calcext:value-type="float">
            <text:p>1.93820026016113</text:p>
          </table:table-cell>
          <table:table-cell/>
          <table:table-cell table:formula="of:=MIN(MAX([.A9];[.$B$4]);[.$B$5])" office:value-type="float" office:value="10" calcext:value-type="float">
            <text:p>10</text:p>
          </table:table-cell>
          <table:table-cell table:formula="of:=[.$B$4]/([.$B$4]+([.$B$6]*([.G9]-[.$B$4])))" office:value-type="float" office:value="1" calcext:value-type="float">
            <text:p>1</text:p>
          </table:table-cell>
          <table:table-cell table:formula="of:=20*LOG10([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.A9]+10" office:value-type="float" office:value="10" calcext:value-type="float">
            <text:p>10</text:p>
          </table:table-cell>
          <table:table-cell table:formula="of:=[.A10]*[.$B$3]" office:value-type="float" office:value="1" calcext:value-type="float">
            <text:p>1</text:p>
          </table:table-cell>
          <table:table-cell/>
          <table:table-cell table:formula="of:=[.$B$4]/([.$B$4]+([.$B$6]*([.A10]-[.$B$4])))" office:value-type="float" office:value="1" calcext:value-type="float">
            <text:p>1</text:p>
          </table:table-cell>
          <table:table-cell table:formula="of:=20*LOG10([.D10])" office:value-type="float" office:value="0" calcext:value-type="float">
            <text:p>0</text:p>
          </table:table-cell>
          <table:table-cell/>
          <table:table-cell table:formula="of:=MIN(MAX([.A10];[.$B$4]);[.$B$5])" office:value-type="float" office:value="10" calcext:value-type="float">
            <text:p>10</text:p>
          </table:table-cell>
          <table:table-cell table:formula="of:=[.$B$4]/([.$B$4]+([.$B$6]*([.G10]-[.$B$4])))" office:value-type="float" office:value="1" calcext:value-type="float">
            <text:p>1</text:p>
          </table:table-cell>
          <table:table-cell table:formula="of:=20*LOG10([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.A10]+10" office:value-type="float" office:value="20" calcext:value-type="float">
            <text:p>20</text:p>
          </table:table-cell>
          <table:table-cell table:formula="of:=[.A11]*[.$B$3]" office:value-type="float" office:value="2" calcext:value-type="float">
            <text:p>2</text:p>
          </table:table-cell>
          <table:table-cell/>
          <table:table-cell table:formula="of:=[.$B$4]/([.$B$4]+([.$B$6]*([.A11]-[.$B$4])))" office:value-type="float" office:value="0.833333333333333" calcext:value-type="float">
            <text:p>0.833333333333333</text:p>
          </table:table-cell>
          <table:table-cell table:formula="of:=20*LOG10([.D11])" office:value-type="float" office:value="-1.5836249209525" calcext:value-type="float">
            <text:p>-1.5836249209525</text:p>
          </table:table-cell>
          <table:table-cell/>
          <table:table-cell table:formula="of:=MIN(MAX([.A11];[.$B$4]);[.$B$5])" office:value-type="float" office:value="20" calcext:value-type="float">
            <text:p>20</text:p>
          </table:table-cell>
          <table:table-cell table:formula="of:=[.$B$4]/([.$B$4]+([.$B$6]*([.G11]-[.$B$4])))" office:value-type="float" office:value="0.833333333333333" calcext:value-type="float">
            <text:p>0.833333333333333</text:p>
          </table:table-cell>
          <table:table-cell table:formula="of:=20*LOG10([.H11])" office:value-type="float" office:value="-1.5836249209525" calcext:value-type="float">
            <text:p>-1.5836249209525</text:p>
          </table:table-cell>
          <table:table-cell table:number-columns-repeated="1015"/>
        </table:table-row>
        <table:table-row table:style-name="ro1">
          <table:table-cell table:formula="of:=[.A11]+10" office:value-type="float" office:value="30" calcext:value-type="float">
            <text:p>30</text:p>
          </table:table-cell>
          <table:table-cell table:formula="of:=[.A12]*[.$B$3]" office:value-type="float" office:value="3" calcext:value-type="float">
            <text:p>3</text:p>
          </table:table-cell>
          <table:table-cell/>
          <table:table-cell table:formula="of:=[.$B$4]/([.$B$4]+([.$B$6]*([.A12]-[.$B$4])))" office:value-type="float" office:value="0.714285714285714" calcext:value-type="float">
            <text:p>0.714285714285714</text:p>
          </table:table-cell>
          <table:table-cell table:formula="of:=20*LOG10([.D12])" office:value-type="float" office:value="-2.92256071356476" calcext:value-type="float">
            <text:p>-2.92256071356476</text:p>
          </table:table-cell>
          <table:table-cell/>
          <table:table-cell table:formula="of:=MIN(MAX([.A12];[.$B$4]);[.$B$5])" office:value-type="float" office:value="30" calcext:value-type="float">
            <text:p>30</text:p>
          </table:table-cell>
          <table:table-cell table:formula="of:=[.$B$4]/([.$B$4]+([.$B$6]*([.G12]-[.$B$4])))" office:value-type="float" office:value="0.714285714285714" calcext:value-type="float">
            <text:p>0.714285714285714</text:p>
          </table:table-cell>
          <table:table-cell table:formula="of:=20*LOG10([.H12])" office:value-type="float" office:value="-2.92256071356476" calcext:value-type="float">
            <text:p>-2.92256071356476</text:p>
          </table:table-cell>
          <table:table-cell table:number-columns-repeated="1015"/>
        </table:table-row>
        <table:table-row table:style-name="ro1">
          <table:table-cell table:formula="of:=[.A12]+10" office:value-type="float" office:value="40" calcext:value-type="float">
            <text:p>40</text:p>
          </table:table-cell>
          <table:table-cell table:formula="of:=[.A13]*[.$B$3]" office:value-type="float" office:value="4" calcext:value-type="float">
            <text:p>4</text:p>
          </table:table-cell>
          <table:table-cell/>
          <table:table-cell table:formula="of:=[.$B$4]/([.$B$4]+([.$B$6]*([.A13]-[.$B$4])))" office:value-type="float" office:value="0.625" calcext:value-type="float">
            <text:p>0.625</text:p>
          </table:table-cell>
          <table:table-cell table:formula="of:=20*LOG10([.D13])" office:value-type="float" office:value="-4.0823996531185" calcext:value-type="float">
            <text:p>-4.0823996531185</text:p>
          </table:table-cell>
          <table:table-cell/>
          <table:table-cell table:formula="of:=MIN(MAX([.A13];[.$B$4]);[.$B$5])" office:value-type="float" office:value="40" calcext:value-type="float">
            <text:p>40</text:p>
          </table:table-cell>
          <table:table-cell table:formula="of:=[.$B$4]/([.$B$4]+([.$B$6]*([.G13]-[.$B$4])))" office:value-type="float" office:value="0.625" calcext:value-type="float">
            <text:p>0.625</text:p>
          </table:table-cell>
          <table:table-cell table:formula="of:=20*LOG10([.H13])" office:value-type="float" office:value="-4.0823996531185" calcext:value-type="float">
            <text:p>-4.0823996531185</text:p>
          </table:table-cell>
          <table:table-cell table:number-columns-repeated="1015"/>
        </table:table-row>
        <table:table-row table:style-name="ro1">
          <table:table-cell table:formula="of:=[.A13]+10" office:value-type="float" office:value="50" calcext:value-type="float">
            <text:p>50</text:p>
          </table:table-cell>
          <table:table-cell table:formula="of:=[.A14]*[.$B$3]" office:value-type="float" office:value="5" calcext:value-type="float">
            <text:p>5</text:p>
          </table:table-cell>
          <table:table-cell/>
          <table:table-cell table:formula="of:=[.$B$4]/([.$B$4]+([.$B$6]*([.A14]-[.$B$4])))" office:value-type="float" office:value="0.555555555555556" calcext:value-type="float">
            <text:p>0.555555555555556</text:p>
          </table:table-cell>
          <table:table-cell table:formula="of:=20*LOG10([.D14])" office:value-type="float" office:value="-5.10545010206612" calcext:value-type="float">
            <text:p>-5.10545010206612</text:p>
          </table:table-cell>
          <table:table-cell/>
          <table:table-cell table:formula="of:=MIN(MAX([.A14];[.$B$4]);[.$B$5])" office:value-type="float" office:value="50" calcext:value-type="float">
            <text:p>50</text:p>
          </table:table-cell>
          <table:table-cell table:formula="of:=[.$B$4]/([.$B$4]+([.$B$6]*([.G14]-[.$B$4])))" office:value-type="float" office:value="0.555555555555556" calcext:value-type="float">
            <text:p>0.555555555555556</text:p>
          </table:table-cell>
          <table:table-cell table:formula="of:=20*LOG10([.H14])" office:value-type="float" office:value="-5.10545010206612" calcext:value-type="float">
            <text:p>-5.10545010206612</text:p>
          </table:table-cell>
          <table:table-cell table:number-columns-repeated="1015"/>
        </table:table-row>
        <table:table-row table:style-name="ro1">
          <table:table-cell table:formula="of:=[.A14]+10" office:value-type="float" office:value="60" calcext:value-type="float">
            <text:p>60</text:p>
          </table:table-cell>
          <table:table-cell table:formula="of:=[.A15]*[.$B$3]" office:value-type="float" office:value="6" calcext:value-type="float">
            <text:p>6</text:p>
          </table:table-cell>
          <table:table-cell/>
          <table:table-cell table:formula="of:=[.$B$4]/([.$B$4]+([.$B$6]*([.A15]-[.$B$4])))" office:value-type="float" office:value="0.5" calcext:value-type="float">
            <text:p>0.5</text:p>
          </table:table-cell>
          <table:table-cell table:formula="of:=20*LOG10([.D15])" office:value-type="float" office:value="-6.02059991327962" calcext:value-type="float">
            <text:p>-6.02059991327962</text:p>
          </table:table-cell>
          <table:table-cell/>
          <table:table-cell table:formula="of:=MIN(MAX([.A15];[.$B$4]);[.$B$5])" office:value-type="float" office:value="60" calcext:value-type="float">
            <text:p>60</text:p>
          </table:table-cell>
          <table:table-cell table:formula="of:=[.$B$4]/([.$B$4]+([.$B$6]*([.G15]-[.$B$4])))" office:value-type="float" office:value="0.5" calcext:value-type="float">
            <text:p>0.5</text:p>
          </table:table-cell>
          <table:table-cell table:formula="of:=20*LOG10([.H15])" office:value-type="float" office:value="-6.02059991327962" calcext:value-type="float">
            <text:p>-6.02059991327962</text:p>
          </table:table-cell>
          <table:table-cell table:number-columns-repeated="1015"/>
        </table:table-row>
        <table:table-row table:style-name="ro1">
          <table:table-cell table:formula="of:=[.A15]+10" office:value-type="float" office:value="70" calcext:value-type="float">
            <text:p>70</text:p>
          </table:table-cell>
          <table:table-cell table:formula="of:=[.A16]*[.$B$3]" office:value-type="float" office:value="7" calcext:value-type="float">
            <text:p>7</text:p>
          </table:table-cell>
          <table:table-cell/>
          <table:table-cell table:formula="of:=[.$B$4]/([.$B$4]+([.$B$6]*([.A16]-[.$B$4])))" office:value-type="float" office:value="0.454545454545455" calcext:value-type="float">
            <text:p>0.454545454545455</text:p>
          </table:table-cell>
          <table:table-cell table:formula="of:=20*LOG10([.D16])" office:value-type="float" office:value="-6.84845361644413" calcext:value-type="float">
            <text:p>-6.84845361644413</text:p>
          </table:table-cell>
          <table:table-cell/>
          <table:table-cell table:formula="of:=MIN(MAX([.A16];[.$B$4]);[.$B$5])" office:value-type="float" office:value="70" calcext:value-type="float">
            <text:p>70</text:p>
          </table:table-cell>
          <table:table-cell table:formula="of:=[.$B$4]/([.$B$4]+([.$B$6]*([.G16]-[.$B$4])))" office:value-type="float" office:value="0.454545454545455" calcext:value-type="float">
            <text:p>0.454545454545455</text:p>
          </table:table-cell>
          <table:table-cell table:formula="of:=20*LOG10([.H16])" office:value-type="float" office:value="-6.84845361644413" calcext:value-type="float">
            <text:p>-6.84845361644413</text:p>
          </table:table-cell>
          <table:table-cell table:number-columns-repeated="1015"/>
        </table:table-row>
        <table:table-row table:style-name="ro1">
          <table:table-cell table:formula="of:=[.A16]+10" office:value-type="float" office:value="80" calcext:value-type="float">
            <text:p>80</text:p>
          </table:table-cell>
          <table:table-cell table:formula="of:=[.A17]*[.$B$3]" office:value-type="float" office:value="8" calcext:value-type="float">
            <text:p>8</text:p>
          </table:table-cell>
          <table:table-cell/>
          <table:table-cell table:formula="of:=[.$B$4]/([.$B$4]+([.$B$6]*([.A17]-[.$B$4])))" office:value-type="float" office:value="0.416666666666667" calcext:value-type="float">
            <text:p>0.416666666666667</text:p>
          </table:table-cell>
          <table:table-cell table:formula="of:=20*LOG10([.D17])" office:value-type="float" office:value="-7.60422483423212" calcext:value-type="float">
            <text:p>-7.60422483423212</text:p>
          </table:table-cell>
          <table:table-cell/>
          <table:table-cell table:formula="of:=MIN(MAX([.A17];[.$B$4]);[.$B$5])" office:value-type="float" office:value="80" calcext:value-type="float">
            <text:p>80</text:p>
          </table:table-cell>
          <table:table-cell table:formula="of:=[.$B$4]/([.$B$4]+([.$B$6]*([.G17]-[.$B$4])))" office:value-type="float" office:value="0.416666666666667" calcext:value-type="float">
            <text:p>0.416666666666667</text:p>
          </table:table-cell>
          <table:table-cell table:formula="of:=20*LOG10([.H17])" office:value-type="float" office:value="-7.60422483423212" calcext:value-type="float">
            <text:p>-7.60422483423212</text:p>
          </table:table-cell>
          <table:table-cell table:number-columns-repeated="1015"/>
        </table:table-row>
        <table:table-row table:style-name="ro1">
          <table:table-cell table:formula="of:=[.A17]+10" office:value-type="float" office:value="90" calcext:value-type="float">
            <text:p>90</text:p>
          </table:table-cell>
          <table:table-cell table:formula="of:=[.A18]*[.$B$3]" office:value-type="float" office:value="9" calcext:value-type="float">
            <text:p>9</text:p>
          </table:table-cell>
          <table:table-cell/>
          <table:table-cell table:formula="of:=[.$B$4]/([.$B$4]+([.$B$6]*([.A18]-[.$B$4])))" office:value-type="float" office:value="0.384615384615385" calcext:value-type="float">
            <text:p>0.384615384615385</text:p>
          </table:table-cell>
          <table:table-cell table:formula="of:=20*LOG10([.D18])" office:value-type="float" office:value="-8.29946695941636" calcext:value-type="float">
            <text:p>-8.29946695941636</text:p>
          </table:table-cell>
          <table:table-cell/>
          <table:table-cell table:formula="of:=MIN(MAX([.A18];[.$B$4]);[.$B$5])" office:value-type="float" office:value="90" calcext:value-type="float">
            <text:p>90</text:p>
          </table:table-cell>
          <table:table-cell table:formula="of:=[.$B$4]/([.$B$4]+([.$B$6]*([.G18]-[.$B$4])))" office:value-type="float" office:value="0.384615384615385" calcext:value-type="float">
            <text:p>0.384615384615385</text:p>
          </table:table-cell>
          <table:table-cell table:formula="of:=20*LOG10([.H18])" office:value-type="float" office:value="-8.29946695941636" calcext:value-type="float">
            <text:p>-8.29946695941636</text:p>
          </table:table-cell>
          <table:table-cell table:number-columns-repeated="1015"/>
        </table:table-row>
        <table:table-row table:style-name="ro1">
          <table:table-cell table:formula="of:=[.A18]+10" office:value-type="float" office:value="100" calcext:value-type="float">
            <text:p>100</text:p>
          </table:table-cell>
          <table:table-cell table:formula="of:=[.A19]*[.$B$3]" office:value-type="float" office:value="10" calcext:value-type="float">
            <text:p>10</text:p>
          </table:table-cell>
          <table:table-cell/>
          <table:table-cell table:formula="of:=[.$B$4]/([.$B$4]+([.$B$6]*([.A19]-[.$B$4])))" office:value-type="float" office:value="0.357142857142857" calcext:value-type="float">
            <text:p>0.357142857142857</text:p>
          </table:table-cell>
          <table:table-cell table:formula="of:=20*LOG10([.D19])" office:value-type="float" office:value="-8.94316062684439" calcext:value-type="float">
            <text:p>-8.94316062684439</text:p>
          </table:table-cell>
          <table:table-cell/>
          <table:table-cell table:formula="of:=MIN(MAX([.A19];[.$B$4]);[.$B$5])" office:value-type="float" office:value="100" calcext:value-type="float">
            <text:p>100</text:p>
          </table:table-cell>
          <table:table-cell table:formula="of:=[.$B$4]/([.$B$4]+([.$B$6]*([.G19]-[.$B$4])))" office:value-type="float" office:value="0.357142857142857" calcext:value-type="float">
            <text:p>0.357142857142857</text:p>
          </table:table-cell>
          <table:table-cell table:formula="of:=20*LOG10([.H19])" office:value-type="float" office:value="-8.94316062684439" calcext:value-type="float">
            <text:p>-8.94316062684439</text:p>
          </table:table-cell>
          <table:table-cell table:number-columns-repeated="1015"/>
        </table:table-row>
        <table:table-row table:style-name="ro1">
          <table:table-cell table:formula="of:=[.A19]+10" office:value-type="float" office:value="110" calcext:value-type="float">
            <text:p>110</text:p>
          </table:table-cell>
          <table:table-cell table:formula="of:=[.A20]*[.$B$3]" office:value-type="float" office:value="11" calcext:value-type="float">
            <text:p>11</text:p>
          </table:table-cell>
          <table:table-cell/>
          <table:table-cell table:formula="of:=[.$B$4]/([.$B$4]+([.$B$6]*([.A20]-[.$B$4])))" office:value-type="float" office:value="0.333333333333333" calcext:value-type="float">
            <text:p>0.333333333333333</text:p>
          </table:table-cell>
          <table:table-cell table:formula="of:=20*LOG10([.D20])" office:value-type="float" office:value="-9.54242509439325" calcext:value-type="float">
            <text:p>-9.54242509439325</text:p>
          </table:table-cell>
          <table:table-cell/>
          <table:table-cell table:formula="of:=MIN(MAX([.A20];[.$B$4]);[.$B$5])" office:value-type="float" office:value="110" calcext:value-type="float">
            <text:p>110</text:p>
          </table:table-cell>
          <table:table-cell table:formula="of:=[.$B$4]/([.$B$4]+([.$B$6]*([.G20]-[.$B$4])))" office:value-type="float" office:value="0.333333333333333" calcext:value-type="float">
            <text:p>0.333333333333333</text:p>
          </table:table-cell>
          <table:table-cell table:formula="of:=20*LOG10([.H20])" office:value-type="float" office:value="-9.54242509439325" calcext:value-type="float">
            <text:p>-9.54242509439325</text:p>
          </table:table-cell>
          <table:table-cell table:number-columns-repeated="1015"/>
        </table:table-row>
        <table:table-row table:style-name="ro1">
          <table:table-cell table:formula="of:=[.A20]+10" office:value-type="float" office:value="120" calcext:value-type="float">
            <text:p>120</text:p>
          </table:table-cell>
          <table:table-cell table:formula="of:=[.A21]*[.$B$3]" office:value-type="float" office:value="12" calcext:value-type="float">
            <text:p>12</text:p>
          </table:table-cell>
          <table:table-cell/>
          <table:table-cell table:formula="of:=[.$B$4]/([.$B$4]+([.$B$6]*([.A21]-[.$B$4])))" office:value-type="float" office:value="0.3125" calcext:value-type="float">
            <text:p>0.3125</text:p>
          </table:table-cell>
          <table:table-cell table:formula="of:=20*LOG10([.D21])" office:value-type="float" office:value="-10.1029995663981" calcext:value-type="float">
            <text:p>-10.1029995663981</text:p>
          </table:table-cell>
          <table:table-cell/>
          <table:table-cell table:formula="of:=MIN(MAX([.A21];[.$B$4]);[.$B$5])" office:value-type="float" office:value="120" calcext:value-type="float">
            <text:p>120</text:p>
          </table:table-cell>
          <table:table-cell table:formula="of:=[.$B$4]/([.$B$4]+([.$B$6]*([.G21]-[.$B$4])))" office:value-type="float" office:value="0.3125" calcext:value-type="float">
            <text:p>0.3125</text:p>
          </table:table-cell>
          <table:table-cell table:formula="of:=20*LOG10([.H21])" office:value-type="float" office:value="-10.1029995663981" calcext:value-type="float">
            <text:p>-10.1029995663981</text:p>
          </table:table-cell>
          <table:table-cell table:number-columns-repeated="1015"/>
        </table:table-row>
        <table:table-row table:style-name="ro1">
          <table:table-cell table:formula="of:=[.A21]+10" office:value-type="float" office:value="130" calcext:value-type="float">
            <text:p>130</text:p>
          </table:table-cell>
          <table:table-cell table:formula="of:=[.A22]*[.$B$3]" office:value-type="float" office:value="13" calcext:value-type="float">
            <text:p>13</text:p>
          </table:table-cell>
          <table:table-cell/>
          <table:table-cell table:formula="of:=[.$B$4]/([.$B$4]+([.$B$6]*([.A22]-[.$B$4])))" office:value-type="float" office:value="0.294117647058823" calcext:value-type="float">
            <text:p>0.294117647058823</text:p>
          </table:table-cell>
          <table:table-cell table:formula="of:=20*LOG10([.D22])" office:value-type="float" office:value="-10.6295783408451" calcext:value-type="float">
            <text:p>-10.6295783408451</text:p>
          </table:table-cell>
          <table:table-cell/>
          <table:table-cell table:formula="of:=MIN(MAX([.A22];[.$B$4]);[.$B$5])" office:value-type="float" office:value="130" calcext:value-type="float">
            <text:p>130</text:p>
          </table:table-cell>
          <table:table-cell table:formula="of:=[.$B$4]/([.$B$4]+([.$B$6]*([.G22]-[.$B$4])))" office:value-type="float" office:value="0.294117647058823" calcext:value-type="float">
            <text:p>0.294117647058823</text:p>
          </table:table-cell>
          <table:table-cell table:formula="of:=20*LOG10([.H22])" office:value-type="float" office:value="-10.6295783408451" calcext:value-type="float">
            <text:p>-10.6295783408451</text:p>
          </table:table-cell>
          <table:table-cell table:number-columns-repeated="1015"/>
        </table:table-row>
        <table:table-row table:style-name="ro1">
          <table:table-cell table:formula="of:=[.A22]+10" office:value-type="float" office:value="140" calcext:value-type="float">
            <text:p>140</text:p>
          </table:table-cell>
          <table:table-cell table:formula="of:=[.A23]*[.$B$3]" office:value-type="float" office:value="14" calcext:value-type="float">
            <text:p>14</text:p>
          </table:table-cell>
          <table:table-cell/>
          <table:table-cell table:formula="of:=[.$B$4]/([.$B$4]+([.$B$6]*([.A23]-[.$B$4])))" office:value-type="float" office:value="0.277777777777778" calcext:value-type="float">
            <text:p>0.277777777777778</text:p>
          </table:table-cell>
          <table:table-cell table:formula="of:=20*LOG10([.D23])" office:value-type="float" office:value="-11.1260500153457" calcext:value-type="float">
            <text:p>-11.1260500153457</text:p>
          </table:table-cell>
          <table:table-cell/>
          <table:table-cell table:formula="of:=MIN(MAX([.A23];[.$B$4]);[.$B$5])" office:value-type="float" office:value="140" calcext:value-type="float">
            <text:p>140</text:p>
          </table:table-cell>
          <table:table-cell table:formula="of:=[.$B$4]/([.$B$4]+([.$B$6]*([.G23]-[.$B$4])))" office:value-type="float" office:value="0.277777777777778" calcext:value-type="float">
            <text:p>0.277777777777778</text:p>
          </table:table-cell>
          <table:table-cell table:formula="of:=20*LOG10([.H23])" office:value-type="float" office:value="-11.1260500153457" calcext:value-type="float">
            <text:p>-11.1260500153457</text:p>
          </table:table-cell>
          <table:table-cell table:number-columns-repeated="1015"/>
        </table:table-row>
        <table:table-row table:style-name="ro1">
          <table:table-cell table:formula="of:=[.A23]+10" office:value-type="float" office:value="150" calcext:value-type="float">
            <text:p>150</text:p>
          </table:table-cell>
          <table:table-cell table:formula="of:=[.A24]*[.$B$3]" office:value-type="float" office:value="15" calcext:value-type="float">
            <text:p>15</text:p>
          </table:table-cell>
          <table:table-cell/>
          <table:table-cell table:formula="of:=[.$B$4]/([.$B$4]+([.$B$6]*([.A24]-[.$B$4])))" office:value-type="float" office:value="0.263157894736842" calcext:value-type="float">
            <text:p>0.263157894736842</text:p>
          </table:table-cell>
          <table:table-cell table:formula="of:=20*LOG10([.D24])" office:value-type="float" office:value="-11.5956719323362" calcext:value-type="float">
            <text:p>-11.5956719323362</text:p>
          </table:table-cell>
          <table:table-cell/>
          <table:table-cell table:formula="of:=MIN(MAX([.A24];[.$B$4]);[.$B$5])" office:value-type="float" office:value="150" calcext:value-type="float">
            <text:p>150</text:p>
          </table:table-cell>
          <table:table-cell table:formula="of:=[.$B$4]/([.$B$4]+([.$B$6]*([.G24]-[.$B$4])))" office:value-type="float" office:value="0.263157894736842" calcext:value-type="float">
            <text:p>0.263157894736842</text:p>
          </table:table-cell>
          <table:table-cell table:formula="of:=20*LOG10([.H24])" office:value-type="float" office:value="-11.5956719323362" calcext:value-type="float">
            <text:p>-11.5956719323362</text:p>
          </table:table-cell>
          <table:table-cell table:number-columns-repeated="1015"/>
        </table:table-row>
        <table:table-row table:style-name="ro1">
          <table:table-cell table:formula="of:=[.A24]+10" office:value-type="float" office:value="160" calcext:value-type="float">
            <text:p>160</text:p>
          </table:table-cell>
          <table:table-cell table:formula="of:=[.A25]*[.$B$3]" office:value-type="float" office:value="16" calcext:value-type="float">
            <text:p>16</text:p>
          </table:table-cell>
          <table:table-cell/>
          <table:table-cell table:formula="of:=[.$B$4]/([.$B$4]+([.$B$6]*([.A25]-[.$B$4])))" office:value-type="float" office:value="0.25" calcext:value-type="float">
            <text:p>0.25</text:p>
          </table:table-cell>
          <table:table-cell table:formula="of:=20*LOG10([.D25])" office:value-type="float" office:value="-12.0411998265592" calcext:value-type="float">
            <text:p>-12.0411998265592</text:p>
          </table:table-cell>
          <table:table-cell/>
          <table:table-cell table:formula="of:=MIN(MAX([.A25];[.$B$4]);[.$B$5])" office:value-type="float" office:value="160" calcext:value-type="float">
            <text:p>160</text:p>
          </table:table-cell>
          <table:table-cell table:formula="of:=[.$B$4]/([.$B$4]+([.$B$6]*([.G25]-[.$B$4])))" office:value-type="float" office:value="0.25" calcext:value-type="float">
            <text:p>0.25</text:p>
          </table:table-cell>
          <table:table-cell table:formula="of:=20*LOG10([.H25])" office:value-type="float" office:value="-12.0411998265592" calcext:value-type="float">
            <text:p>-12.0411998265592</text:p>
          </table:table-cell>
          <table:table-cell table:number-columns-repeated="1015"/>
        </table:table-row>
        <table:table-row table:style-name="ro1">
          <table:table-cell table:formula="of:=[.A25]+10" office:value-type="float" office:value="170" calcext:value-type="float">
            <text:p>170</text:p>
          </table:table-cell>
          <table:table-cell table:formula="of:=[.A26]*[.$B$3]" office:value-type="float" office:value="17" calcext:value-type="float">
            <text:p>17</text:p>
          </table:table-cell>
          <table:table-cell/>
          <table:table-cell table:formula="of:=[.$B$4]/([.$B$4]+([.$B$6]*([.A26]-[.$B$4])))" office:value-type="float" office:value="0.238095238095238" calcext:value-type="float">
            <text:p>0.238095238095238</text:p>
          </table:table-cell>
          <table:table-cell table:formula="of:=20*LOG10([.D26])" office:value-type="float" office:value="-12.464985807958" calcext:value-type="float">
            <text:p>-12.464985807958</text:p>
          </table:table-cell>
          <table:table-cell/>
          <table:table-cell table:formula="of:=MIN(MAX([.A26];[.$B$4]);[.$B$5])" office:value-type="float" office:value="170" calcext:value-type="float">
            <text:p>170</text:p>
          </table:table-cell>
          <table:table-cell table:formula="of:=[.$B$4]/([.$B$4]+([.$B$6]*([.G26]-[.$B$4])))" office:value-type="float" office:value="0.238095238095238" calcext:value-type="float">
            <text:p>0.238095238095238</text:p>
          </table:table-cell>
          <table:table-cell table:formula="of:=20*LOG10([.H26])" office:value-type="float" office:value="-12.464985807958" calcext:value-type="float">
            <text:p>-12.464985807958</text:p>
          </table:table-cell>
          <table:table-cell table:number-columns-repeated="1015"/>
        </table:table-row>
        <table:table-row table:style-name="ro1">
          <table:table-cell table:formula="of:=[.A26]+10" office:value-type="float" office:value="180" calcext:value-type="float">
            <text:p>180</text:p>
          </table:table-cell>
          <table:table-cell table:formula="of:=[.A27]*[.$B$3]" office:value-type="float" office:value="18" calcext:value-type="float">
            <text:p>18</text:p>
          </table:table-cell>
          <table:table-cell/>
          <table:table-cell table:formula="of:=[.$B$4]/([.$B$4]+([.$B$6]*([.A27]-[.$B$4])))" office:value-type="float" office:value="0.227272727272727" calcext:value-type="float">
            <text:p>0.227272727272727</text:p>
          </table:table-cell>
          <table:table-cell table:formula="of:=20*LOG10([.D27])" office:value-type="float" office:value="-12.8690535297237" calcext:value-type="float">
            <text:p>-12.8690535297237</text:p>
          </table:table-cell>
          <table:table-cell/>
          <table:table-cell table:formula="of:=MIN(MAX([.A27];[.$B$4]);[.$B$5])" office:value-type="float" office:value="180" calcext:value-type="float">
            <text:p>180</text:p>
          </table:table-cell>
          <table:table-cell table:formula="of:=[.$B$4]/([.$B$4]+([.$B$6]*([.G27]-[.$B$4])))" office:value-type="float" office:value="0.227272727272727" calcext:value-type="float">
            <text:p>0.227272727272727</text:p>
          </table:table-cell>
          <table:table-cell table:formula="of:=20*LOG10([.H27])" office:value-type="float" office:value="-12.8690535297237" calcext:value-type="float">
            <text:p>-12.8690535297237</text:p>
          </table:table-cell>
          <table:table-cell table:number-columns-repeated="1015"/>
        </table:table-row>
        <table:table-row table:style-name="ro1">
          <table:table-cell table:formula="of:=[.A27]+10" office:value-type="float" office:value="190" calcext:value-type="float">
            <text:p>190</text:p>
          </table:table-cell>
          <table:table-cell table:formula="of:=[.A28]*[.$B$3]" office:value-type="float" office:value="19" calcext:value-type="float">
            <text:p>19</text:p>
          </table:table-cell>
          <table:table-cell/>
          <table:table-cell table:formula="of:=[.$B$4]/([.$B$4]+([.$B$6]*([.A28]-[.$B$4])))" office:value-type="float" office:value="0.217391304347826" calcext:value-type="float">
            <text:p>0.217391304347826</text:p>
          </table:table-cell>
          <table:table-cell table:formula="of:=20*LOG10([.D28])" office:value-type="float" office:value="-13.2551566336315" calcext:value-type="float">
            <text:p>-13.2551566336315</text:p>
          </table:table-cell>
          <table:table-cell/>
          <table:table-cell table:formula="of:=MIN(MAX([.A28];[.$B$4]);[.$B$5])" office:value-type="float" office:value="190" calcext:value-type="float">
            <text:p>190</text:p>
          </table:table-cell>
          <table:table-cell table:formula="of:=[.$B$4]/([.$B$4]+([.$B$6]*([.G28]-[.$B$4])))" office:value-type="float" office:value="0.217391304347826" calcext:value-type="float">
            <text:p>0.217391304347826</text:p>
          </table:table-cell>
          <table:table-cell table:formula="of:=20*LOG10([.H28])" office:value-type="float" office:value="-13.2551566336315" calcext:value-type="float">
            <text:p>-13.2551566336315</text:p>
          </table:table-cell>
          <table:table-cell table:number-columns-repeated="1015"/>
        </table:table-row>
        <table:table-row table:style-name="ro1">
          <table:table-cell table:formula="of:=[.A28]+10" office:value-type="float" office:value="200" calcext:value-type="float">
            <text:p>200</text:p>
          </table:table-cell>
          <table:table-cell table:formula="of:=[.A29]*[.$B$3]" office:value-type="float" office:value="20" calcext:value-type="float">
            <text:p>20</text:p>
          </table:table-cell>
          <table:table-cell/>
          <table:table-cell table:formula="of:=[.$B$4]/([.$B$4]+([.$B$6]*([.A29]-[.$B$4])))" office:value-type="float" office:value="0.208333333333333" calcext:value-type="float">
            <text:p>0.208333333333333</text:p>
          </table:table-cell>
          <table:table-cell table:formula="of:=20*LOG10([.D29])" office:value-type="float" office:value="-13.6248247475117" calcext:value-type="float">
            <text:p>-13.6248247475117</text:p>
          </table:table-cell>
          <table:table-cell/>
          <table:table-cell table:formula="of:=MIN(MAX([.A29];[.$B$4]);[.$B$5])" office:value-type="float" office:value="200" calcext:value-type="float">
            <text:p>200</text:p>
          </table:table-cell>
          <table:table-cell table:formula="of:=[.$B$4]/([.$B$4]+([.$B$6]*([.G29]-[.$B$4])))" office:value-type="float" office:value="0.208333333333333" calcext:value-type="float">
            <text:p>0.208333333333333</text:p>
          </table:table-cell>
          <table:table-cell table:formula="of:=20*LOG10([.H29])" office:value-type="float" office:value="-13.6248247475117" calcext:value-type="float">
            <text:p>-13.6248247475117</text:p>
          </table:table-cell>
          <table:table-cell table:number-columns-repeated="1015"/>
        </table:table-row>
        <table:table-row table:style-name="ro1">
          <table:table-cell table:formula="of:=[.A29]+10" office:value-type="float" office:value="210" calcext:value-type="float">
            <text:p>210</text:p>
          </table:table-cell>
          <table:table-cell table:formula="of:=[.A30]*[.$B$3]" office:value-type="float" office:value="21" calcext:value-type="float">
            <text:p>21</text:p>
          </table:table-cell>
          <table:table-cell/>
          <table:table-cell table:formula="of:=[.$B$4]/([.$B$4]+([.$B$6]*([.A30]-[.$B$4])))" office:value-type="float" office:value="0.2" calcext:value-type="float">
            <text:p>0.2</text:p>
          </table:table-cell>
          <table:table-cell table:formula="of:=20*LOG10([.D30])" office:value-type="float" office:value="-13.9794000867204" calcext:value-type="float">
            <text:p>-13.9794000867204</text:p>
          </table:table-cell>
          <table:table-cell/>
          <table:table-cell table:formula="of:=MIN(MAX([.A30];[.$B$4]);[.$B$5])" office:value-type="float" office:value="210" calcext:value-type="float">
            <text:p>210</text:p>
          </table:table-cell>
          <table:table-cell table:formula="of:=[.$B$4]/([.$B$4]+([.$B$6]*([.G30]-[.$B$4])))" office:value-type="float" office:value="0.2" calcext:value-type="float">
            <text:p>0.2</text:p>
          </table:table-cell>
          <table:table-cell table:formula="of:=20*LOG10([.H30])" office:value-type="float" office:value="-13.9794000867204" calcext:value-type="float">
            <text:p>-13.9794000867204</text:p>
          </table:table-cell>
          <table:table-cell table:number-columns-repeated="1015"/>
        </table:table-row>
        <table:table-row table:style-name="ro1">
          <table:table-cell table:formula="of:=[.A30]+10" office:value-type="float" office:value="220" calcext:value-type="float">
            <text:p>220</text:p>
          </table:table-cell>
          <table:table-cell table:formula="of:=[.A31]*[.$B$3]" office:value-type="float" office:value="22" calcext:value-type="float">
            <text:p>22</text:p>
          </table:table-cell>
          <table:table-cell/>
          <table:table-cell table:formula="of:=[.$B$4]/([.$B$4]+([.$B$6]*([.A31]-[.$B$4])))" office:value-type="float" office:value="0.192307692307692" calcext:value-type="float">
            <text:p>0.192307692307692</text:p>
          </table:table-cell>
          <table:table-cell table:formula="of:=20*LOG10([.D31])" office:value-type="float" office:value="-14.320066872696" calcext:value-type="float">
            <text:p>-14.320066872696</text:p>
          </table:table-cell>
          <table:table-cell/>
          <table:table-cell table:formula="of:=MIN(MAX([.A31];[.$B$4]);[.$B$5])" office:value-type="float" office:value="220" calcext:value-type="float">
            <text:p>220</text:p>
          </table:table-cell>
          <table:table-cell table:formula="of:=[.$B$4]/([.$B$4]+([.$B$6]*([.G31]-[.$B$4])))" office:value-type="float" office:value="0.192307692307692" calcext:value-type="float">
            <text:p>0.192307692307692</text:p>
          </table:table-cell>
          <table:table-cell table:formula="of:=20*LOG10([.H31])" office:value-type="float" office:value="-14.320066872696" calcext:value-type="float">
            <text:p>-14.320066872696</text:p>
          </table:table-cell>
          <table:table-cell table:number-columns-repeated="1015"/>
        </table:table-row>
        <table:table-row table:style-name="ro1">
          <table:table-cell table:formula="of:=[.A31]+10" office:value-type="float" office:value="230" calcext:value-type="float">
            <text:p>230</text:p>
          </table:table-cell>
          <table:table-cell table:formula="of:=[.A32]*[.$B$3]" office:value-type="float" office:value="23" calcext:value-type="float">
            <text:p>23</text:p>
          </table:table-cell>
          <table:table-cell/>
          <table:table-cell table:formula="of:=[.$B$4]/([.$B$4]+([.$B$6]*([.A32]-[.$B$4])))" office:value-type="float" office:value="0.185185185185185" calcext:value-type="float">
            <text:p>0.185185185185185</text:p>
          </table:table-cell>
          <table:table-cell table:formula="of:=20*LOG10([.D32])" office:value-type="float" office:value="-14.6478751964594" calcext:value-type="float">
            <text:p>-14.6478751964594</text:p>
          </table:table-cell>
          <table:table-cell/>
          <table:table-cell table:formula="of:=MIN(MAX([.A32];[.$B$4]);[.$B$5])" office:value-type="float" office:value="230" calcext:value-type="float">
            <text:p>230</text:p>
          </table:table-cell>
          <table:table-cell table:formula="of:=[.$B$4]/([.$B$4]+([.$B$6]*([.G32]-[.$B$4])))" office:value-type="float" office:value="0.185185185185185" calcext:value-type="float">
            <text:p>0.185185185185185</text:p>
          </table:table-cell>
          <table:table-cell table:formula="of:=20*LOG10([.H32])" office:value-type="float" office:value="-14.6478751964594" calcext:value-type="float">
            <text:p>-14.6478751964594</text:p>
          </table:table-cell>
          <table:table-cell table:number-columns-repeated="1015"/>
        </table:table-row>
        <table:table-row table:style-name="ro1">
          <table:table-cell table:formula="of:=[.A32]+10" office:value-type="float" office:value="240" calcext:value-type="float">
            <text:p>240</text:p>
          </table:table-cell>
          <table:table-cell table:formula="of:=[.A33]*[.$B$3]" office:value-type="float" office:value="24" calcext:value-type="float">
            <text:p>24</text:p>
          </table:table-cell>
          <table:table-cell/>
          <table:table-cell table:formula="of:=[.$B$4]/([.$B$4]+([.$B$6]*([.A33]-[.$B$4])))" office:value-type="float" office:value="0.178571428571429" calcext:value-type="float">
            <text:p>0.178571428571429</text:p>
          </table:table-cell>
          <table:table-cell table:formula="of:=20*LOG10([.D33])" office:value-type="float" office:value="-14.963760540124" calcext:value-type="float">
            <text:p>-14.963760540124</text:p>
          </table:table-cell>
          <table:table-cell/>
          <table:table-cell table:formula="of:=MIN(MAX([.A33];[.$B$4]);[.$B$5])" office:value-type="float" office:value="240" calcext:value-type="float">
            <text:p>240</text:p>
          </table:table-cell>
          <table:table-cell table:formula="of:=[.$B$4]/([.$B$4]+([.$B$6]*([.G33]-[.$B$4])))" office:value-type="float" office:value="0.178571428571429" calcext:value-type="float">
            <text:p>0.178571428571429</text:p>
          </table:table-cell>
          <table:table-cell table:formula="of:=20*LOG10([.H33])" office:value-type="float" office:value="-14.963760540124" calcext:value-type="float">
            <text:p>-14.963760540124</text:p>
          </table:table-cell>
          <table:table-cell table:number-columns-repeated="1015"/>
        </table:table-row>
        <table:table-row table:style-name="ro1">
          <table:table-cell table:formula="of:=[.A33]+10" office:value-type="float" office:value="250" calcext:value-type="float">
            <text:p>250</text:p>
          </table:table-cell>
          <table:table-cell table:formula="of:=[.A34]*[.$B$3]" office:value-type="float" office:value="25" calcext:value-type="float">
            <text:p>25</text:p>
          </table:table-cell>
          <table:table-cell/>
          <table:table-cell table:formula="of:=[.$B$4]/([.$B$4]+([.$B$6]*([.A34]-[.$B$4])))" office:value-type="float" office:value="0.172413793103448" calcext:value-type="float">
            <text:p>0.172413793103448</text:p>
          </table:table-cell>
          <table:table-cell table:formula="of:=20*LOG10([.D34])" office:value-type="float" office:value="-15.2685598712587" calcext:value-type="float">
            <text:p>-15.2685598712587</text:p>
          </table:table-cell>
          <table:table-cell/>
          <table:table-cell table:formula="of:=MIN(MAX([.A34];[.$B$4]);[.$B$5])" office:value-type="float" office:value="250" calcext:value-type="float">
            <text:p>250</text:p>
          </table:table-cell>
          <table:table-cell table:formula="of:=[.$B$4]/([.$B$4]+([.$B$6]*([.G34]-[.$B$4])))" office:value-type="float" office:value="0.172413793103448" calcext:value-type="float">
            <text:p>0.172413793103448</text:p>
          </table:table-cell>
          <table:table-cell table:formula="of:=20*LOG10([.H34])" office:value-type="float" office:value="-15.2685598712587" calcext:value-type="float">
            <text:p>-15.2685598712587</text:p>
          </table:table-cell>
          <table:table-cell table:number-columns-repeated="1015"/>
        </table:table-row>
        <table:table-row table:style-name="ro1">
          <table:table-cell table:formula="of:=[.A34]+10" office:value-type="float" office:value="260" calcext:value-type="float">
            <text:p>260</text:p>
          </table:table-cell>
          <table:table-cell table:formula="of:=[.A35]*[.$B$3]" office:value-type="float" office:value="26" calcext:value-type="float">
            <text:p>26</text:p>
          </table:table-cell>
          <table:table-cell/>
          <table:table-cell table:formula="of:=[.$B$4]/([.$B$4]+([.$B$6]*([.A35]-[.$B$4])))" office:value-type="float" office:value="0.166666666666667" calcext:value-type="float">
            <text:p>0.166666666666667</text:p>
          </table:table-cell>
          <table:table-cell table:formula="of:=20*LOG10([.D35])" office:value-type="float" office:value="-15.5630250076729" calcext:value-type="float">
            <text:p>-15.5630250076729</text:p>
          </table:table-cell>
          <table:table-cell/>
          <table:table-cell table:formula="of:=MIN(MAX([.A35];[.$B$4]);[.$B$5])" office:value-type="float" office:value="260" calcext:value-type="float">
            <text:p>260</text:p>
          </table:table-cell>
          <table:table-cell table:formula="of:=[.$B$4]/([.$B$4]+([.$B$6]*([.G35]-[.$B$4])))" office:value-type="float" office:value="0.166666666666667" calcext:value-type="float">
            <text:p>0.166666666666667</text:p>
          </table:table-cell>
          <table:table-cell table:formula="of:=20*LOG10([.H35])" office:value-type="float" office:value="-15.5630250076729" calcext:value-type="float">
            <text:p>-15.5630250076729</text:p>
          </table:table-cell>
          <table:table-cell table:number-columns-repeated="1015"/>
        </table:table-row>
        <table:table-row table:style-name="ro1">
          <table:table-cell table:formula="of:=[.A35]+10" office:value-type="float" office:value="270" calcext:value-type="float">
            <text:p>270</text:p>
          </table:table-cell>
          <table:table-cell table:formula="of:=[.A36]*[.$B$3]" office:value-type="float" office:value="27" calcext:value-type="float">
            <text:p>27</text:p>
          </table:table-cell>
          <table:table-cell/>
          <table:table-cell table:formula="of:=[.$B$4]/([.$B$4]+([.$B$6]*([.A36]-[.$B$4])))" office:value-type="float" office:value="0.161290322580645" calcext:value-type="float">
            <text:p>0.161290322580645</text:p>
          </table:table-cell>
          <table:table-cell table:formula="of:=20*LOG10([.D36])" office:value-type="float" office:value="-15.8478337899651" calcext:value-type="float">
            <text:p>-15.8478337899651</text:p>
          </table:table-cell>
          <table:table-cell/>
          <table:table-cell table:formula="of:=MIN(MAX([.A36];[.$B$4]);[.$B$5])" office:value-type="float" office:value="270" calcext:value-type="float">
            <text:p>270</text:p>
          </table:table-cell>
          <table:table-cell table:formula="of:=[.$B$4]/([.$B$4]+([.$B$6]*([.G36]-[.$B$4])))" office:value-type="float" office:value="0.161290322580645" calcext:value-type="float">
            <text:p>0.161290322580645</text:p>
          </table:table-cell>
          <table:table-cell table:formula="of:=20*LOG10([.H36])" office:value-type="float" office:value="-15.8478337899651" calcext:value-type="float">
            <text:p>-15.8478337899651</text:p>
          </table:table-cell>
          <table:table-cell table:number-columns-repeated="1015"/>
        </table:table-row>
        <table:table-row table:style-name="ro1">
          <table:table-cell table:formula="of:=[.A36]+10" office:value-type="float" office:value="280" calcext:value-type="float">
            <text:p>280</text:p>
          </table:table-cell>
          <table:table-cell table:formula="of:=[.A37]*[.$B$3]" office:value-type="float" office:value="28" calcext:value-type="float">
            <text:p>28</text:p>
          </table:table-cell>
          <table:table-cell/>
          <table:table-cell table:formula="of:=[.$B$4]/([.$B$4]+([.$B$6]*([.A37]-[.$B$4])))" office:value-type="float" office:value="0.15625" calcext:value-type="float">
            <text:p>0.15625</text:p>
          </table:table-cell>
          <table:table-cell table:formula="of:=20*LOG10([.D37])" office:value-type="float" office:value="-16.1235994796777" calcext:value-type="float">
            <text:p>-16.1235994796777</text:p>
          </table:table-cell>
          <table:table-cell/>
          <table:table-cell table:formula="of:=MIN(MAX([.A37];[.$B$4]);[.$B$5])" office:value-type="float" office:value="280" calcext:value-type="float">
            <text:p>280</text:p>
          </table:table-cell>
          <table:table-cell table:formula="of:=[.$B$4]/([.$B$4]+([.$B$6]*([.G37]-[.$B$4])))" office:value-type="float" office:value="0.15625" calcext:value-type="float">
            <text:p>0.15625</text:p>
          </table:table-cell>
          <table:table-cell table:formula="of:=20*LOG10([.H37])" office:value-type="float" office:value="-16.1235994796777" calcext:value-type="float">
            <text:p>-16.1235994796777</text:p>
          </table:table-cell>
          <table:table-cell table:number-columns-repeated="1015"/>
        </table:table-row>
        <table:table-row table:style-name="ro1">
          <table:table-cell table:formula="of:=[.A37]+10" office:value-type="float" office:value="290" calcext:value-type="float">
            <text:p>290</text:p>
          </table:table-cell>
          <table:table-cell table:formula="of:=[.A38]*[.$B$3]" office:value-type="float" office:value="29" calcext:value-type="float">
            <text:p>29</text:p>
          </table:table-cell>
          <table:table-cell/>
          <table:table-cell table:formula="of:=[.$B$4]/([.$B$4]+([.$B$6]*([.A38]-[.$B$4])))" office:value-type="float" office:value="0.151515151515152" calcext:value-type="float">
            <text:p>0.151515151515152</text:p>
          </table:table-cell>
          <table:table-cell table:formula="of:=20*LOG10([.D38])" office:value-type="float" office:value="-16.3908787108374" calcext:value-type="float">
            <text:p>-16.3908787108374</text:p>
          </table:table-cell>
          <table:table-cell/>
          <table:table-cell table:formula="of:=MIN(MAX([.A38];[.$B$4]);[.$B$5])" office:value-type="float" office:value="290" calcext:value-type="float">
            <text:p>290</text:p>
          </table:table-cell>
          <table:table-cell table:formula="of:=[.$B$4]/([.$B$4]+([.$B$6]*([.G38]-[.$B$4])))" office:value-type="float" office:value="0.151515151515152" calcext:value-type="float">
            <text:p>0.151515151515152</text:p>
          </table:table-cell>
          <table:table-cell table:formula="of:=20*LOG10([.H38])" office:value-type="float" office:value="-16.3908787108374" calcext:value-type="float">
            <text:p>-16.3908787108374</text:p>
          </table:table-cell>
          <table:table-cell table:number-columns-repeated="1015"/>
        </table:table-row>
        <table:table-row table:style-name="ro1">
          <table:table-cell table:formula="of:=[.A38]+10" office:value-type="float" office:value="300" calcext:value-type="float">
            <text:p>300</text:p>
          </table:table-cell>
          <table:table-cell table:formula="of:=[.A39]*[.$B$3]" office:value-type="float" office:value="30" calcext:value-type="float">
            <text:p>30</text:p>
          </table:table-cell>
          <table:table-cell/>
          <table:table-cell table:formula="of:=[.$B$4]/([.$B$4]+([.$B$6]*([.A39]-[.$B$4])))" office:value-type="float" office:value="0.147058823529412" calcext:value-type="float">
            <text:p>0.147058823529412</text:p>
          </table:table-cell>
          <table:table-cell table:formula="of:=20*LOG10([.D39])" office:value-type="float" office:value="-16.6501782541247" calcext:value-type="float">
            <text:p>-16.6501782541247</text:p>
          </table:table-cell>
          <table:table-cell/>
          <table:table-cell table:formula="of:=MIN(MAX([.A39];[.$B$4]);[.$B$5])" office:value-type="float" office:value="300" calcext:value-type="float">
            <text:p>300</text:p>
          </table:table-cell>
          <table:table-cell table:formula="of:=[.$B$4]/([.$B$4]+([.$B$6]*([.G39]-[.$B$4])))" office:value-type="float" office:value="0.147058823529412" calcext:value-type="float">
            <text:p>0.147058823529412</text:p>
          </table:table-cell>
          <table:table-cell table:formula="of:=20*LOG10([.H39])" office:value-type="float" office:value="-16.6501782541247" calcext:value-type="float">
            <text:p>-16.6501782541247</text:p>
          </table:table-cell>
          <table:table-cell table:number-columns-repeated="1015"/>
        </table:table-row>
        <table:table-row table:style-name="ro1">
          <table:table-cell table:formula="of:=[.A39]+10" office:value-type="float" office:value="310" calcext:value-type="float">
            <text:p>310</text:p>
          </table:table-cell>
          <table:table-cell table:formula="of:=[.A40]*[.$B$3]" office:value-type="float" office:value="31" calcext:value-type="float">
            <text:p>31</text:p>
          </table:table-cell>
          <table:table-cell/>
          <table:table-cell table:formula="of:=[.$B$4]/([.$B$4]+([.$B$6]*([.A40]-[.$B$4])))" office:value-type="float" office:value="0.142857142857143" calcext:value-type="float">
            <text:p>0.142857142857143</text:p>
          </table:table-cell>
          <table:table-cell table:formula="of:=20*LOG10([.D40])" office:value-type="float" office:value="-16.9019608002851" calcext:value-type="float">
            <text:p>-16.9019608002851</text:p>
          </table:table-cell>
          <table:table-cell/>
          <table:table-cell table:formula="of:=MIN(MAX([.A40];[.$B$4]);[.$B$5])" office:value-type="float" office:value="310" calcext:value-type="float">
            <text:p>310</text:p>
          </table:table-cell>
          <table:table-cell table:formula="of:=[.$B$4]/([.$B$4]+([.$B$6]*([.G40]-[.$B$4])))" office:value-type="float" office:value="0.142857142857143" calcext:value-type="float">
            <text:p>0.142857142857143</text:p>
          </table:table-cell>
          <table:table-cell table:formula="of:=20*LOG10([.H40])" office:value-type="float" office:value="-16.9019608002851" calcext:value-type="float">
            <text:p>-16.9019608002851</text:p>
          </table:table-cell>
          <table:table-cell table:number-columns-repeated="1015"/>
        </table:table-row>
        <table:table-row table:style-name="ro1">
          <table:table-cell table:formula="of:=[.A40]+10" office:value-type="float" office:value="320" calcext:value-type="float">
            <text:p>320</text:p>
          </table:table-cell>
          <table:table-cell table:formula="of:=[.A41]*[.$B$3]" office:value-type="float" office:value="32" calcext:value-type="float">
            <text:p>32</text:p>
          </table:table-cell>
          <table:table-cell/>
          <table:table-cell table:formula="of:=[.$B$4]/([.$B$4]+([.$B$6]*([.A41]-[.$B$4])))" office:value-type="float" office:value="0.138888888888889" calcext:value-type="float">
            <text:p>0.138888888888889</text:p>
          </table:table-cell>
          <table:table-cell table:formula="of:=20*LOG10([.D41])" office:value-type="float" office:value="-17.1466499286254" calcext:value-type="float">
            <text:p>-17.1466499286254</text:p>
          </table:table-cell>
          <table:table-cell/>
          <table:table-cell table:formula="of:=MIN(MAX([.A41];[.$B$4]);[.$B$5])" office:value-type="float" office:value="320" calcext:value-type="float">
            <text:p>320</text:p>
          </table:table-cell>
          <table:table-cell table:formula="of:=[.$B$4]/([.$B$4]+([.$B$6]*([.G41]-[.$B$4])))" office:value-type="float" office:value="0.138888888888889" calcext:value-type="float">
            <text:p>0.138888888888889</text:p>
          </table:table-cell>
          <table:table-cell table:formula="of:=20*LOG10([.H41])" office:value-type="float" office:value="-17.1466499286254" calcext:value-type="float">
            <text:p>-17.1466499286254</text:p>
          </table:table-cell>
          <table:table-cell table:number-columns-repeated="1015"/>
        </table:table-row>
        <table:table-row table:style-name="ro1">
          <table:table-cell table:formula="of:=[.A41]+10" office:value-type="float" office:value="330" calcext:value-type="float">
            <text:p>330</text:p>
          </table:table-cell>
          <table:table-cell table:formula="of:=[.A42]*[.$B$3]" office:value-type="float" office:value="33" calcext:value-type="float">
            <text:p>33</text:p>
          </table:table-cell>
          <table:table-cell/>
          <table:table-cell table:formula="of:=[.$B$4]/([.$B$4]+([.$B$6]*([.A42]-[.$B$4])))" office:value-type="float" office:value="0.135135135135135" calcext:value-type="float">
            <text:p>0.135135135135135</text:p>
          </table:table-cell>
          <table:table-cell table:formula="of:=20*LOG10([.D42])" office:value-type="float" office:value="-17.3846343946195" calcext:value-type="float">
            <text:p>-17.3846343946195</text:p>
          </table:table-cell>
          <table:table-cell/>
          <table:table-cell table:formula="of:=MIN(MAX([.A42];[.$B$4]);[.$B$5])" office:value-type="float" office:value="330" calcext:value-type="float">
            <text:p>330</text:p>
          </table:table-cell>
          <table:table-cell table:formula="of:=[.$B$4]/([.$B$4]+([.$B$6]*([.G42]-[.$B$4])))" office:value-type="float" office:value="0.135135135135135" calcext:value-type="float">
            <text:p>0.135135135135135</text:p>
          </table:table-cell>
          <table:table-cell table:formula="of:=20*LOG10([.H42])" office:value-type="float" office:value="-17.3846343946195" calcext:value-type="float">
            <text:p>-17.3846343946195</text:p>
          </table:table-cell>
          <table:table-cell table:number-columns-repeated="1015"/>
        </table:table-row>
        <table:table-row table:style-name="ro1">
          <table:table-cell table:formula="of:=[.A42]+10" office:value-type="float" office:value="340" calcext:value-type="float">
            <text:p>340</text:p>
          </table:table-cell>
          <table:table-cell table:formula="of:=[.A43]*[.$B$3]" office:value-type="float" office:value="34" calcext:value-type="float">
            <text:p>34</text:p>
          </table:table-cell>
          <table:table-cell/>
          <table:table-cell table:formula="of:=[.$B$4]/([.$B$4]+([.$B$6]*([.A43]-[.$B$4])))" office:value-type="float" office:value="0.131578947368421" calcext:value-type="float">
            <text:p>0.131578947368421</text:p>
          </table:table-cell>
          <table:table-cell table:formula="of:=20*LOG10([.D43])" office:value-type="float" office:value="-17.6162718456158" calcext:value-type="float">
            <text:p>-17.6162718456158</text:p>
          </table:table-cell>
          <table:table-cell/>
          <table:table-cell table:formula="of:=MIN(MAX([.A43];[.$B$4]);[.$B$5])" office:value-type="float" office:value="340" calcext:value-type="float">
            <text:p>340</text:p>
          </table:table-cell>
          <table:table-cell table:formula="of:=[.$B$4]/([.$B$4]+([.$B$6]*([.G43]-[.$B$4])))" office:value-type="float" office:value="0.131578947368421" calcext:value-type="float">
            <text:p>0.131578947368421</text:p>
          </table:table-cell>
          <table:table-cell table:formula="of:=20*LOG10([.H43])" office:value-type="float" office:value="-17.6162718456158" calcext:value-type="float">
            <text:p>-17.6162718456158</text:p>
          </table:table-cell>
          <table:table-cell table:number-columns-repeated="1015"/>
        </table:table-row>
        <table:table-row table:style-name="ro1">
          <table:table-cell table:formula="of:=[.A43]+10" office:value-type="float" office:value="350" calcext:value-type="float">
            <text:p>350</text:p>
          </table:table-cell>
          <table:table-cell table:formula="of:=[.A44]*[.$B$3]" office:value-type="float" office:value="35" calcext:value-type="float">
            <text:p>35</text:p>
          </table:table-cell>
          <table:table-cell/>
          <table:table-cell table:formula="of:=[.$B$4]/([.$B$4]+([.$B$6]*([.A44]-[.$B$4])))" office:value-type="float" office:value="0.128205128205128" calcext:value-type="float">
            <text:p>0.128205128205128</text:p>
          </table:table-cell>
          <table:table-cell table:formula="of:=20*LOG10([.D44])" office:value-type="float" office:value="-17.8418920538096" calcext:value-type="float">
            <text:p>-17.8418920538096</text:p>
          </table:table-cell>
          <table:table-cell/>
          <table:table-cell table:formula="of:=MIN(MAX([.A44];[.$B$4]);[.$B$5])" office:value-type="float" office:value="350" calcext:value-type="float">
            <text:p>350</text:p>
          </table:table-cell>
          <table:table-cell table:formula="of:=[.$B$4]/([.$B$4]+([.$B$6]*([.G44]-[.$B$4])))" office:value-type="float" office:value="0.128205128205128" calcext:value-type="float">
            <text:p>0.128205128205128</text:p>
          </table:table-cell>
          <table:table-cell table:formula="of:=20*LOG10([.H44])" office:value-type="float" office:value="-17.8418920538096" calcext:value-type="float">
            <text:p>-17.8418920538096</text:p>
          </table:table-cell>
          <table:table-cell table:number-columns-repeated="1015"/>
        </table:table-row>
        <table:table-row table:style-name="ro1">
          <table:table-cell table:formula="of:=[.A44]+10" office:value-type="float" office:value="360" calcext:value-type="float">
            <text:p>360</text:p>
          </table:table-cell>
          <table:table-cell table:formula="of:=[.A45]*[.$B$3]" office:value-type="float" office:value="36" calcext:value-type="float">
            <text:p>36</text:p>
          </table:table-cell>
          <table:table-cell/>
          <table:table-cell table:formula="of:=[.$B$4]/([.$B$4]+([.$B$6]*([.A45]-[.$B$4])))" office:value-type="float" office:value="0.125" calcext:value-type="float">
            <text:p>0.125</text:p>
          </table:table-cell>
          <table:table-cell table:formula="of:=20*LOG10([.D45])" office:value-type="float" office:value="-18.0617997398389" calcext:value-type="float">
            <text:p>-18.0617997398389</text:p>
          </table:table-cell>
          <table:table-cell/>
          <table:table-cell table:formula="of:=MIN(MAX([.A45];[.$B$4]);[.$B$5])" office:value-type="float" office:value="360" calcext:value-type="float">
            <text:p>360</text:p>
          </table:table-cell>
          <table:table-cell table:formula="of:=[.$B$4]/([.$B$4]+([.$B$6]*([.G45]-[.$B$4])))" office:value-type="float" office:value="0.125" calcext:value-type="float">
            <text:p>0.125</text:p>
          </table:table-cell>
          <table:table-cell table:formula="of:=20*LOG10([.H45])" office:value-type="float" office:value="-18.0617997398389" calcext:value-type="float">
            <text:p>-18.0617997398389</text:p>
          </table:table-cell>
          <table:table-cell table:number-columns-repeated="1015"/>
        </table:table-row>
        <table:table-row table:style-name="ro1">
          <table:table-cell table:formula="of:=[.A45]+10" office:value-type="float" office:value="370" calcext:value-type="float">
            <text:p>370</text:p>
          </table:table-cell>
          <table:table-cell table:formula="of:=[.A46]*[.$B$3]" office:value-type="float" office:value="37" calcext:value-type="float">
            <text:p>37</text:p>
          </table:table-cell>
          <table:table-cell/>
          <table:table-cell table:formula="of:=[.$B$4]/([.$B$4]+([.$B$6]*([.A46]-[.$B$4])))" office:value-type="float" office:value="0.121951219512195" calcext:value-type="float">
            <text:p>0.121951219512195</text:p>
          </table:table-cell>
          <table:table-cell table:formula="of:=20*LOG10([.D46])" office:value-type="float" office:value="-18.2762770476743" calcext:value-type="float">
            <text:p>-18.2762770476743</text:p>
          </table:table-cell>
          <table:table-cell/>
          <table:table-cell table:formula="of:=MIN(MAX([.A46];[.$B$4]);[.$B$5])" office:value-type="float" office:value="370" calcext:value-type="float">
            <text:p>370</text:p>
          </table:table-cell>
          <table:table-cell table:formula="of:=[.$B$4]/([.$B$4]+([.$B$6]*([.G46]-[.$B$4])))" office:value-type="float" office:value="0.121951219512195" calcext:value-type="float">
            <text:p>0.121951219512195</text:p>
          </table:table-cell>
          <table:table-cell table:formula="of:=20*LOG10([.H46])" office:value-type="float" office:value="-18.2762770476743" calcext:value-type="float">
            <text:p>-18.2762770476743</text:p>
          </table:table-cell>
          <table:table-cell table:number-columns-repeated="1015"/>
        </table:table-row>
        <table:table-row table:style-name="ro1">
          <table:table-cell table:formula="of:=[.A46]+10" office:value-type="float" office:value="380" calcext:value-type="float">
            <text:p>380</text:p>
          </table:table-cell>
          <table:table-cell table:formula="of:=[.A47]*[.$B$3]" office:value-type="float" office:value="38" calcext:value-type="float">
            <text:p>38</text:p>
          </table:table-cell>
          <table:table-cell/>
          <table:table-cell table:formula="of:=[.$B$4]/([.$B$4]+([.$B$6]*([.A47]-[.$B$4])))" office:value-type="float" office:value="0.119047619047619" calcext:value-type="float">
            <text:p>0.119047619047619</text:p>
          </table:table-cell>
          <table:table-cell table:formula="of:=20*LOG10([.D47])" office:value-type="float" office:value="-18.4855857212376" calcext:value-type="float">
            <text:p>-18.4855857212376</text:p>
          </table:table-cell>
          <table:table-cell/>
          <table:table-cell table:formula="of:=MIN(MAX([.A47];[.$B$4]);[.$B$5])" office:value-type="float" office:value="380" calcext:value-type="float">
            <text:p>380</text:p>
          </table:table-cell>
          <table:table-cell table:formula="of:=[.$B$4]/([.$B$4]+([.$B$6]*([.G47]-[.$B$4])))" office:value-type="float" office:value="0.119047619047619" calcext:value-type="float">
            <text:p>0.119047619047619</text:p>
          </table:table-cell>
          <table:table-cell table:formula="of:=20*LOG10([.H47])" office:value-type="float" office:value="-18.4855857212376" calcext:value-type="float">
            <text:p>-18.4855857212376</text:p>
          </table:table-cell>
          <table:table-cell table:number-columns-repeated="1015"/>
        </table:table-row>
        <table:table-row table:style-name="ro1">
          <table:table-cell table:formula="of:=[.A47]+10" office:value-type="float" office:value="390" calcext:value-type="float">
            <text:p>390</text:p>
          </table:table-cell>
          <table:table-cell table:formula="of:=[.A48]*[.$B$3]" office:value-type="float" office:value="39" calcext:value-type="float">
            <text:p>39</text:p>
          </table:table-cell>
          <table:table-cell/>
          <table:table-cell table:formula="of:=[.$B$4]/([.$B$4]+([.$B$6]*([.A48]-[.$B$4])))" office:value-type="float" office:value="0.116279069767442" calcext:value-type="float">
            <text:p>0.116279069767442</text:p>
          </table:table-cell>
          <table:table-cell table:formula="of:=20*LOG10([.D48])" office:value-type="float" office:value="-18.6899690248714" calcext:value-type="float">
            <text:p>-18.6899690248714</text:p>
          </table:table-cell>
          <table:table-cell/>
          <table:table-cell table:formula="of:=MIN(MAX([.A48];[.$B$4]);[.$B$5])" office:value-type="float" office:value="390" calcext:value-type="float">
            <text:p>390</text:p>
          </table:table-cell>
          <table:table-cell table:formula="of:=[.$B$4]/([.$B$4]+([.$B$6]*([.G48]-[.$B$4])))" office:value-type="float" office:value="0.116279069767442" calcext:value-type="float">
            <text:p>0.116279069767442</text:p>
          </table:table-cell>
          <table:table-cell table:formula="of:=20*LOG10([.H48])" office:value-type="float" office:value="-18.6899690248714" calcext:value-type="float">
            <text:p>-18.6899690248714</text:p>
          </table:table-cell>
          <table:table-cell table:number-columns-repeated="1015"/>
        </table:table-row>
        <table:table-row table:style-name="ro1">
          <table:table-cell table:formula="of:=[.A48]+10" office:value-type="float" office:value="400" calcext:value-type="float">
            <text:p>400</text:p>
          </table:table-cell>
          <table:table-cell table:formula="of:=[.A49]*[.$B$3]" office:value-type="float" office:value="40" calcext:value-type="float">
            <text:p>40</text:p>
          </table:table-cell>
          <table:table-cell/>
          <table:table-cell table:formula="of:=[.$B$4]/([.$B$4]+([.$B$6]*([.A49]-[.$B$4])))" office:value-type="float" office:value="0.113636363636364" calcext:value-type="float">
            <text:p>0.113636363636364</text:p>
          </table:table-cell>
          <table:table-cell table:formula="of:=20*LOG10([.D49])" office:value-type="float" office:value="-18.8896534430034" calcext:value-type="float">
            <text:p>-18.8896534430034</text:p>
          </table:table-cell>
          <table:table-cell/>
          <table:table-cell table:formula="of:=MIN(MAX([.A49];[.$B$4]);[.$B$5])" office:value-type="float" office:value="400" calcext:value-type="float">
            <text:p>400</text:p>
          </table:table-cell>
          <table:table-cell table:formula="of:=[.$B$4]/([.$B$4]+([.$B$6]*([.G49]-[.$B$4])))" office:value-type="float" office:value="0.113636363636364" calcext:value-type="float">
            <text:p>0.113636363636364</text:p>
          </table:table-cell>
          <table:table-cell table:formula="of:=20*LOG10([.H49])" office:value-type="float" office:value="-18.8896534430034" calcext:value-type="float">
            <text:p>-18.8896534430034</text:p>
          </table:table-cell>
          <table:table-cell table:number-columns-repeated="1015"/>
        </table:table-row>
        <table:table-row table:style-name="ro1">
          <table:table-cell table:formula="of:=[.A49]+10" office:value-type="float" office:value="410" calcext:value-type="float">
            <text:p>410</text:p>
          </table:table-cell>
          <table:table-cell table:formula="of:=[.A50]*[.$B$3]" office:value-type="float" office:value="41" calcext:value-type="float">
            <text:p>41</text:p>
          </table:table-cell>
          <table:table-cell/>
          <table:table-cell table:formula="of:=[.$B$4]/([.$B$4]+([.$B$6]*([.A50]-[.$B$4])))" office:value-type="float" office:value="0.111111111111111" calcext:value-type="float">
            <text:p>0.111111111111111</text:p>
          </table:table-cell>
          <table:table-cell table:formula="of:=20*LOG10([.D50])" office:value-type="float" office:value="-19.0848501887865" calcext:value-type="float">
            <text:p>-19.0848501887865</text:p>
          </table:table-cell>
          <table:table-cell/>
          <table:table-cell table:formula="of:=MIN(MAX([.A50];[.$B$4]);[.$B$5])" office:value-type="float" office:value="410" calcext:value-type="float">
            <text:p>410</text:p>
          </table:table-cell>
          <table:table-cell table:formula="of:=[.$B$4]/([.$B$4]+([.$B$6]*([.G50]-[.$B$4])))" office:value-type="float" office:value="0.111111111111111" calcext:value-type="float">
            <text:p>0.111111111111111</text:p>
          </table:table-cell>
          <table:table-cell table:formula="of:=20*LOG10([.H50])" office:value-type="float" office:value="-19.0848501887865" calcext:value-type="float">
            <text:p>-19.0848501887865</text:p>
          </table:table-cell>
          <table:table-cell table:number-columns-repeated="1015"/>
        </table:table-row>
        <table:table-row table:style-name="ro1">
          <table:table-cell table:formula="of:=[.A50]+10" office:value-type="float" office:value="420" calcext:value-type="float">
            <text:p>420</text:p>
          </table:table-cell>
          <table:table-cell table:formula="of:=[.A51]*[.$B$3]" office:value-type="float" office:value="42" calcext:value-type="float">
            <text:p>42</text:p>
          </table:table-cell>
          <table:table-cell/>
          <table:table-cell table:formula="of:=[.$B$4]/([.$B$4]+([.$B$6]*([.A51]-[.$B$4])))" office:value-type="float" office:value="0.108695652173913" calcext:value-type="float">
            <text:p>0.108695652173913</text:p>
          </table:table-cell>
          <table:table-cell table:formula="of:=20*LOG10([.D51])" office:value-type="float" office:value="-19.2757565469111" calcext:value-type="float">
            <text:p>-19.2757565469111</text:p>
          </table:table-cell>
          <table:table-cell/>
          <table:table-cell table:formula="of:=MIN(MAX([.A51];[.$B$4]);[.$B$5])" office:value-type="float" office:value="420" calcext:value-type="float">
            <text:p>420</text:p>
          </table:table-cell>
          <table:table-cell table:formula="of:=[.$B$4]/([.$B$4]+([.$B$6]*([.G51]-[.$B$4])))" office:value-type="float" office:value="0.108695652173913" calcext:value-type="float">
            <text:p>0.108695652173913</text:p>
          </table:table-cell>
          <table:table-cell table:formula="of:=20*LOG10([.H51])" office:value-type="float" office:value="-19.2757565469111" calcext:value-type="float">
            <text:p>-19.2757565469111</text:p>
          </table:table-cell>
          <table:table-cell table:number-columns-repeated="1015"/>
        </table:table-row>
        <table:table-row table:style-name="ro1">
          <table:table-cell table:formula="of:=[.A51]+10" office:value-type="float" office:value="430" calcext:value-type="float">
            <text:p>430</text:p>
          </table:table-cell>
          <table:table-cell table:formula="of:=[.A52]*[.$B$3]" office:value-type="float" office:value="43" calcext:value-type="float">
            <text:p>43</text:p>
          </table:table-cell>
          <table:table-cell/>
          <table:table-cell table:formula="of:=[.$B$4]/([.$B$4]+([.$B$6]*([.A52]-[.$B$4])))" office:value-type="float" office:value="0.106382978723404" calcext:value-type="float">
            <text:p>0.106382978723404</text:p>
          </table:table-cell>
          <table:table-cell table:formula="of:=20*LOG10([.D52])" office:value-type="float" office:value="-19.462557071994" calcext:value-type="float">
            <text:p>-19.462557071994</text:p>
          </table:table-cell>
          <table:table-cell/>
          <table:table-cell table:formula="of:=MIN(MAX([.A52];[.$B$4]);[.$B$5])" office:value-type="float" office:value="430" calcext:value-type="float">
            <text:p>430</text:p>
          </table:table-cell>
          <table:table-cell table:formula="of:=[.$B$4]/([.$B$4]+([.$B$6]*([.G52]-[.$B$4])))" office:value-type="float" office:value="0.106382978723404" calcext:value-type="float">
            <text:p>0.106382978723404</text:p>
          </table:table-cell>
          <table:table-cell table:formula="of:=20*LOG10([.H52])" office:value-type="float" office:value="-19.462557071994" calcext:value-type="float">
            <text:p>-19.462557071994</text:p>
          </table:table-cell>
          <table:table-cell table:number-columns-repeated="1015"/>
        </table:table-row>
        <table:table-row table:style-name="ro1">
          <table:table-cell table:formula="of:=[.A52]+10" office:value-type="float" office:value="440" calcext:value-type="float">
            <text:p>440</text:p>
          </table:table-cell>
          <table:table-cell table:formula="of:=[.A53]*[.$B$3]" office:value-type="float" office:value="44" calcext:value-type="float">
            <text:p>44</text:p>
          </table:table-cell>
          <table:table-cell/>
          <table:table-cell table:formula="of:=[.$B$4]/([.$B$4]+([.$B$6]*([.A53]-[.$B$4])))" office:value-type="float" office:value="0.104166666666667" calcext:value-type="float">
            <text:p>0.104166666666667</text:p>
          </table:table-cell>
          <table:table-cell table:formula="of:=20*LOG10([.D53])" office:value-type="float" office:value="-19.6454246607914" calcext:value-type="float">
            <text:p>-19.6454246607914</text:p>
          </table:table-cell>
          <table:table-cell/>
          <table:table-cell table:formula="of:=MIN(MAX([.A53];[.$B$4]);[.$B$5])" office:value-type="float" office:value="440" calcext:value-type="float">
            <text:p>440</text:p>
          </table:table-cell>
          <table:table-cell table:formula="of:=[.$B$4]/([.$B$4]+([.$B$6]*([.G53]-[.$B$4])))" office:value-type="float" office:value="0.104166666666667" calcext:value-type="float">
            <text:p>0.104166666666667</text:p>
          </table:table-cell>
          <table:table-cell table:formula="of:=20*LOG10([.H53])" office:value-type="float" office:value="-19.6454246607914" calcext:value-type="float">
            <text:p>-19.6454246607914</text:p>
          </table:table-cell>
          <table:table-cell table:number-columns-repeated="1015"/>
        </table:table-row>
        <table:table-row table:style-name="ro1">
          <table:table-cell table:formula="of:=[.A53]+10" office:value-type="float" office:value="450" calcext:value-type="float">
            <text:p>450</text:p>
          </table:table-cell>
          <table:table-cell table:formula="of:=[.A54]*[.$B$3]" office:value-type="float" office:value="45" calcext:value-type="float">
            <text:p>45</text:p>
          </table:table-cell>
          <table:table-cell/>
          <table:table-cell table:formula="of:=[.$B$4]/([.$B$4]+([.$B$6]*([.A54]-[.$B$4])))" office:value-type="float" office:value="0.102040816326531" calcext:value-type="float">
            <text:p>0.102040816326531</text:p>
          </table:table-cell>
          <table:table-cell table:formula="of:=20*LOG10([.D54])" office:value-type="float" office:value="-19.8245215138499" calcext:value-type="float">
            <text:p>-19.8245215138499</text:p>
          </table:table-cell>
          <table:table-cell/>
          <table:table-cell table:formula="of:=MIN(MAX([.A54];[.$B$4]);[.$B$5])" office:value-type="float" office:value="450" calcext:value-type="float">
            <text:p>450</text:p>
          </table:table-cell>
          <table:table-cell table:formula="of:=[.$B$4]/([.$B$4]+([.$B$6]*([.G54]-[.$B$4])))" office:value-type="float" office:value="0.102040816326531" calcext:value-type="float">
            <text:p>0.102040816326531</text:p>
          </table:table-cell>
          <table:table-cell table:formula="of:=20*LOG10([.H54])" office:value-type="float" office:value="-19.8245215138499" calcext:value-type="float">
            <text:p>-19.8245215138499</text:p>
          </table:table-cell>
          <table:table-cell table:number-columns-repeated="1015"/>
        </table:table-row>
        <table:table-row table:style-name="ro1">
          <table:table-cell table:formula="of:=[.A54]+10" office:value-type="float" office:value="460" calcext:value-type="float">
            <text:p>460</text:p>
          </table:table-cell>
          <table:table-cell table:formula="of:=[.A55]*[.$B$3]" office:value-type="float" office:value="46" calcext:value-type="float">
            <text:p>46</text:p>
          </table:table-cell>
          <table:table-cell/>
          <table:table-cell table:formula="of:=[.$B$4]/([.$B$4]+([.$B$6]*([.A55]-[.$B$4])))" office:value-type="float" office:value="0.1" calcext:value-type="float">
            <text:p>0.1</text:p>
          </table:table-cell>
          <table:table-cell table:formula="of:=20*LOG10([.D55])" office:value-type="float" office:value="-20" calcext:value-type="float">
            <text:p>-20</text:p>
          </table:table-cell>
          <table:table-cell/>
          <table:table-cell table:formula="of:=MIN(MAX([.A55];[.$B$4]);[.$B$5])" office:value-type="float" office:value="460" calcext:value-type="float">
            <text:p>460</text:p>
          </table:table-cell>
          <table:table-cell table:formula="of:=[.$B$4]/([.$B$4]+([.$B$6]*([.G55]-[.$B$4])))" office:value-type="float" office:value="0.1" calcext:value-type="float">
            <text:p>0.1</text:p>
          </table:table-cell>
          <table:table-cell table:formula="of:=20*LOG10([.H55])" office:value-type="float" office:value="-20" calcext:value-type="float">
            <text:p>-20</text:p>
          </table:table-cell>
          <table:table-cell table:number-columns-repeated="1015"/>
        </table:table-row>
        <table:table-row table:style-name="ro1">
          <table:table-cell table:formula="of:=[.A55]+10" office:value-type="float" office:value="470" calcext:value-type="float">
            <text:p>470</text:p>
          </table:table-cell>
          <table:table-cell table:formula="of:=[.A56]*[.$B$3]" office:value-type="float" office:value="47" calcext:value-type="float">
            <text:p>47</text:p>
          </table:table-cell>
          <table:table-cell/>
          <table:table-cell table:formula="of:=[.$B$4]/([.$B$4]+([.$B$6]*([.A56]-[.$B$4])))" office:value-type="float" office:value="0.0980392156862745" calcext:value-type="float">
            <text:p>0.098039215686275</text:p>
          </table:table-cell>
          <table:table-cell table:formula="of:=20*LOG10([.D56])" office:value-type="float" office:value="-20.1720034352383" calcext:value-type="float">
            <text:p>-20.1720034352383</text:p>
          </table:table-cell>
          <table:table-cell/>
          <table:table-cell table:formula="of:=MIN(MAX([.A56];[.$B$4]);[.$B$5])" office:value-type="float" office:value="470" calcext:value-type="float">
            <text:p>470</text:p>
          </table:table-cell>
          <table:table-cell table:formula="of:=[.$B$4]/([.$B$4]+([.$B$6]*([.G56]-[.$B$4])))" office:value-type="float" office:value="0.0980392156862745" calcext:value-type="float">
            <text:p>0.098039215686275</text:p>
          </table:table-cell>
          <table:table-cell table:formula="of:=20*LOG10([.H56])" office:value-type="float" office:value="-20.1720034352383" calcext:value-type="float">
            <text:p>-20.1720034352383</text:p>
          </table:table-cell>
          <table:table-cell table:number-columns-repeated="1015"/>
        </table:table-row>
        <table:table-row table:style-name="ro1">
          <table:table-cell table:formula="of:=[.A56]+10" office:value-type="float" office:value="480" calcext:value-type="float">
            <text:p>480</text:p>
          </table:table-cell>
          <table:table-cell table:formula="of:=[.A57]*[.$B$3]" office:value-type="float" office:value="48" calcext:value-type="float">
            <text:p>48</text:p>
          </table:table-cell>
          <table:table-cell/>
          <table:table-cell table:formula="of:=[.$B$4]/([.$B$4]+([.$B$6]*([.A57]-[.$B$4])))" office:value-type="float" office:value="0.0961538461538462" calcext:value-type="float">
            <text:p>0.096153846153846</text:p>
          </table:table-cell>
          <table:table-cell table:formula="of:=20*LOG10([.D57])" office:value-type="float" office:value="-20.3406667859756" calcext:value-type="float">
            <text:p>-20.3406667859756</text:p>
          </table:table-cell>
          <table:table-cell/>
          <table:table-cell table:formula="of:=MIN(MAX([.A57];[.$B$4]);[.$B$5])" office:value-type="float" office:value="480" calcext:value-type="float">
            <text:p>480</text:p>
          </table:table-cell>
          <table:table-cell table:formula="of:=[.$B$4]/([.$B$4]+([.$B$6]*([.G57]-[.$B$4])))" office:value-type="float" office:value="0.0961538461538462" calcext:value-type="float">
            <text:p>0.096153846153846</text:p>
          </table:table-cell>
          <table:table-cell table:formula="of:=20*LOG10([.H57])" office:value-type="float" office:value="-20.3406667859756" calcext:value-type="float">
            <text:p>-20.3406667859756</text:p>
          </table:table-cell>
          <table:table-cell table:number-columns-repeated="1015"/>
        </table:table-row>
        <table:table-row table:style-name="ro1">
          <table:table-cell table:formula="of:=[.A57]+10" office:value-type="float" office:value="490" calcext:value-type="float">
            <text:p>490</text:p>
          </table:table-cell>
          <table:table-cell table:formula="of:=[.A58]*[.$B$3]" office:value-type="float" office:value="49" calcext:value-type="float">
            <text:p>49</text:p>
          </table:table-cell>
          <table:table-cell/>
          <table:table-cell table:formula="of:=[.$B$4]/([.$B$4]+([.$B$6]*([.A58]-[.$B$4])))" office:value-type="float" office:value="0.0943396226415094" calcext:value-type="float">
            <text:p>0.09433962264151</text:p>
          </table:table-cell>
          <table:table-cell table:formula="of:=20*LOG10([.D58])" office:value-type="float" office:value="-20.5061173052954" calcext:value-type="float">
            <text:p>-20.5061173052954</text:p>
          </table:table-cell>
          <table:table-cell/>
          <table:table-cell table:formula="of:=MIN(MAX([.A58];[.$B$4]);[.$B$5])" office:value-type="float" office:value="490" calcext:value-type="float">
            <text:p>490</text:p>
          </table:table-cell>
          <table:table-cell table:formula="of:=[.$B$4]/([.$B$4]+([.$B$6]*([.G58]-[.$B$4])))" office:value-type="float" office:value="0.0943396226415094" calcext:value-type="float">
            <text:p>0.09433962264151</text:p>
          </table:table-cell>
          <table:table-cell table:formula="of:=20*LOG10([.H58])" office:value-type="float" office:value="-20.5061173052954" calcext:value-type="float">
            <text:p>-20.5061173052954</text:p>
          </table:table-cell>
          <table:table-cell table:number-columns-repeated="1015"/>
        </table:table-row>
        <table:table-row table:style-name="ro1">
          <table:table-cell table:formula="of:=[.A58]+10" office:value-type="float" office:value="500" calcext:value-type="float">
            <text:p>500</text:p>
          </table:table-cell>
          <table:table-cell table:formula="of:=[.A59]*[.$B$3]" office:value-type="float" office:value="50" calcext:value-type="float">
            <text:p>50</text:p>
          </table:table-cell>
          <table:table-cell/>
          <table:table-cell table:formula="of:=[.$B$4]/([.$B$4]+([.$B$6]*([.A59]-[.$B$4])))" office:value-type="float" office:value="0.0925925925925926" calcext:value-type="float">
            <text:p>0.092592592592593</text:p>
          </table:table-cell>
          <table:table-cell table:formula="of:=20*LOG10([.D59])" office:value-type="float" office:value="-20.668475109739" calcext:value-type="float">
            <text:p>-20.668475109739</text:p>
          </table:table-cell>
          <table:table-cell/>
          <table:table-cell table:formula="of:=MIN(MAX([.A59];[.$B$4]);[.$B$5])" office:value-type="float" office:value="500" calcext:value-type="float">
            <text:p>500</text:p>
          </table:table-cell>
          <table:table-cell table:formula="of:=[.$B$4]/([.$B$4]+([.$B$6]*([.G59]-[.$B$4])))" office:value-type="float" office:value="0.0925925925925926" calcext:value-type="float">
            <text:p>0.092592592592593</text:p>
          </table:table-cell>
          <table:table-cell table:formula="of:=20*LOG10([.H59])" office:value-type="float" office:value="-20.668475109739" calcext:value-type="float">
            <text:p>-20.668475109739</text:p>
          </table:table-cell>
          <table:table-cell table:number-columns-repeated="1015"/>
        </table:table-row>
        <table:table-row table:style-name="ro1">
          <table:table-cell table:formula="of:=[.A59]+10" office:value-type="float" office:value="510" calcext:value-type="float">
            <text:p>510</text:p>
          </table:table-cell>
          <table:table-cell table:formula="of:=[.A60]*[.$B$3]" office:value-type="float" office:value="51" calcext:value-type="float">
            <text:p>51</text:p>
          </table:table-cell>
          <table:table-cell/>
          <table:table-cell table:formula="of:=[.$B$4]/([.$B$4]+([.$B$6]*([.A60]-[.$B$4])))" office:value-type="float" office:value="0.0909090909090909" calcext:value-type="float">
            <text:p>0.090909090909091</text:p>
          </table:table-cell>
          <table:table-cell table:formula="of:=20*LOG10([.D60])" office:value-type="float" office:value="-20.8278537031645" calcext:value-type="float">
            <text:p>-20.8278537031645</text:p>
          </table:table-cell>
          <table:table-cell/>
          <table:table-cell table:formula="of:=MIN(MAX([.A60];[.$B$4]);[.$B$5])" office:value-type="float" office:value="510" calcext:value-type="float">
            <text:p>510</text:p>
          </table:table-cell>
          <table:table-cell table:formula="of:=[.$B$4]/([.$B$4]+([.$B$6]*([.G60]-[.$B$4])))" office:value-type="float" office:value="0.0909090909090909" calcext:value-type="float">
            <text:p>0.090909090909091</text:p>
          </table:table-cell>
          <table:table-cell table:formula="of:=20*LOG10([.H60])" office:value-type="float" office:value="-20.8278537031645" calcext:value-type="float">
            <text:p>-20.8278537031645</text:p>
          </table:table-cell>
          <table:table-cell table:number-columns-repeated="1015"/>
        </table:table-row>
        <table:table-row table:style-name="ro1">
          <table:table-cell table:formula="of:=[.A60]+10" office:value-type="float" office:value="520" calcext:value-type="float">
            <text:p>520</text:p>
          </table:table-cell>
          <table:table-cell table:formula="of:=[.A61]*[.$B$3]" office:value-type="float" office:value="52" calcext:value-type="float">
            <text:p>52</text:p>
          </table:table-cell>
          <table:table-cell/>
          <table:table-cell table:formula="of:=[.$B$4]/([.$B$4]+([.$B$6]*([.A61]-[.$B$4])))" office:value-type="float" office:value="0.0892857142857143" calcext:value-type="float">
            <text:p>0.089285714285714</text:p>
          </table:table-cell>
          <table:table-cell table:formula="of:=20*LOG10([.D61])" office:value-type="float" office:value="-20.9843604534036" calcext:value-type="float">
            <text:p>-20.9843604534036</text:p>
          </table:table-cell>
          <table:table-cell/>
          <table:table-cell table:formula="of:=MIN(MAX([.A61];[.$B$4]);[.$B$5])" office:value-type="float" office:value="520" calcext:value-type="float">
            <text:p>520</text:p>
          </table:table-cell>
          <table:table-cell table:formula="of:=[.$B$4]/([.$B$4]+([.$B$6]*([.G61]-[.$B$4])))" office:value-type="float" office:value="0.0892857142857143" calcext:value-type="float">
            <text:p>0.089285714285714</text:p>
          </table:table-cell>
          <table:table-cell table:formula="of:=20*LOG10([.H61])" office:value-type="float" office:value="-20.9843604534036" calcext:value-type="float">
            <text:p>-20.9843604534036</text:p>
          </table:table-cell>
          <table:table-cell table:number-columns-repeated="1015"/>
        </table:table-row>
        <table:table-row table:style-name="ro1">
          <table:table-cell table:formula="of:=[.A61]+10" office:value-type="float" office:value="530" calcext:value-type="float">
            <text:p>530</text:p>
          </table:table-cell>
          <table:table-cell table:formula="of:=[.A62]*[.$B$3]" office:value-type="float" office:value="53" calcext:value-type="float">
            <text:p>53</text:p>
          </table:table-cell>
          <table:table-cell/>
          <table:table-cell table:formula="of:=[.$B$4]/([.$B$4]+([.$B$6]*([.A62]-[.$B$4])))" office:value-type="float" office:value="0.087719298245614" calcext:value-type="float">
            <text:p>0.087719298245614</text:p>
          </table:table-cell>
          <table:table-cell table:formula="of:=20*LOG10([.D62])" office:value-type="float" office:value="-21.1380970267295" calcext:value-type="float">
            <text:p>-21.1380970267295</text:p>
          </table:table-cell>
          <table:table-cell/>
          <table:table-cell table:formula="of:=MIN(MAX([.A62];[.$B$4]);[.$B$5])" office:value-type="float" office:value="530" calcext:value-type="float">
            <text:p>530</text:p>
          </table:table-cell>
          <table:table-cell table:formula="of:=[.$B$4]/([.$B$4]+([.$B$6]*([.G62]-[.$B$4])))" office:value-type="float" office:value="0.087719298245614" calcext:value-type="float">
            <text:p>0.087719298245614</text:p>
          </table:table-cell>
          <table:table-cell table:formula="of:=20*LOG10([.H62])" office:value-type="float" office:value="-21.1380970267295" calcext:value-type="float">
            <text:p>-21.1380970267295</text:p>
          </table:table-cell>
          <table:table-cell table:number-columns-repeated="1015"/>
        </table:table-row>
        <table:table-row table:style-name="ro1">
          <table:table-cell table:formula="of:=[.A62]+10" office:value-type="float" office:value="540" calcext:value-type="float">
            <text:p>540</text:p>
          </table:table-cell>
          <table:table-cell table:formula="of:=[.A63]*[.$B$3]" office:value-type="float" office:value="54" calcext:value-type="float">
            <text:p>54</text:p>
          </table:table-cell>
          <table:table-cell/>
          <table:table-cell table:formula="of:=[.$B$4]/([.$B$4]+([.$B$6]*([.A63]-[.$B$4])))" office:value-type="float" office:value="0.0862068965517241" calcext:value-type="float">
            <text:p>0.086206896551724</text:p>
          </table:table-cell>
          <table:table-cell table:formula="of:=20*LOG10([.D63])" office:value-type="float" office:value="-21.2891597845384" calcext:value-type="float">
            <text:p>-21.2891597845384</text:p>
          </table:table-cell>
          <table:table-cell/>
          <table:table-cell table:formula="of:=MIN(MAX([.A63];[.$B$4]);[.$B$5])" office:value-type="float" office:value="540" calcext:value-type="float">
            <text:p>540</text:p>
          </table:table-cell>
          <table:table-cell table:formula="of:=[.$B$4]/([.$B$4]+([.$B$6]*([.G63]-[.$B$4])))" office:value-type="float" office:value="0.0862068965517241" calcext:value-type="float">
            <text:p>0.086206896551724</text:p>
          </table:table-cell>
          <table:table-cell table:formula="of:=20*LOG10([.H63])" office:value-type="float" office:value="-21.2891597845384" calcext:value-type="float">
            <text:p>-21.2891597845384</text:p>
          </table:table-cell>
          <table:table-cell table:number-columns-repeated="1015"/>
        </table:table-row>
        <table:table-row table:style-name="ro1">
          <table:table-cell table:formula="of:=[.A63]+10" office:value-type="float" office:value="550" calcext:value-type="float">
            <text:p>550</text:p>
          </table:table-cell>
          <table:table-cell table:formula="of:=[.A64]*[.$B$3]" office:value-type="float" office:value="55" calcext:value-type="float">
            <text:p>55</text:p>
          </table:table-cell>
          <table:table-cell/>
          <table:table-cell table:formula="of:=[.$B$4]/([.$B$4]+([.$B$6]*([.A64]-[.$B$4])))" office:value-type="float" office:value="0.0847457627118644" calcext:value-type="float">
            <text:p>0.084745762711864</text:p>
          </table:table-cell>
          <table:table-cell table:formula="of:=20*LOG10([.D64])" office:value-type="float" office:value="-21.4376401461225" calcext:value-type="float">
            <text:p>-21.4376401461225</text:p>
          </table:table-cell>
          <table:table-cell/>
          <table:table-cell table:formula="of:=MIN(MAX([.A64];[.$B$4]);[.$B$5])" office:value-type="float" office:value="550" calcext:value-type="float">
            <text:p>550</text:p>
          </table:table-cell>
          <table:table-cell table:formula="of:=[.$B$4]/([.$B$4]+([.$B$6]*([.G64]-[.$B$4])))" office:value-type="float" office:value="0.0847457627118644" calcext:value-type="float">
            <text:p>0.084745762711864</text:p>
          </table:table-cell>
          <table:table-cell table:formula="of:=20*LOG10([.H64])" office:value-type="float" office:value="-21.4376401461225" calcext:value-type="float">
            <text:p>-21.4376401461225</text:p>
          </table:table-cell>
          <table:table-cell table:number-columns-repeated="1015"/>
        </table:table-row>
        <table:table-row table:style-name="ro1">
          <table:table-cell table:formula="of:=[.A64]+10" office:value-type="float" office:value="560" calcext:value-type="float">
            <text:p>560</text:p>
          </table:table-cell>
          <table:table-cell table:formula="of:=[.A65]*[.$B$3]" office:value-type="float" office:value="56" calcext:value-type="float">
            <text:p>56</text:p>
          </table:table-cell>
          <table:table-cell/>
          <table:table-cell table:formula="of:=[.$B$4]/([.$B$4]+([.$B$6]*([.A65]-[.$B$4])))" office:value-type="float" office:value="0.0833333333333333" calcext:value-type="float">
            <text:p>0.083333333333333</text:p>
          </table:table-cell>
          <table:table-cell table:formula="of:=20*LOG10([.D65])" office:value-type="float" office:value="-21.5836249209525" calcext:value-type="float">
            <text:p>-21.5836249209525</text:p>
          </table:table-cell>
          <table:table-cell/>
          <table:table-cell table:formula="of:=MIN(MAX([.A65];[.$B$4]);[.$B$5])" office:value-type="float" office:value="560" calcext:value-type="float">
            <text:p>560</text:p>
          </table:table-cell>
          <table:table-cell table:formula="of:=[.$B$4]/([.$B$4]+([.$B$6]*([.G65]-[.$B$4])))" office:value-type="float" office:value="0.0833333333333333" calcext:value-type="float">
            <text:p>0.083333333333333</text:p>
          </table:table-cell>
          <table:table-cell table:formula="of:=20*LOG10([.H65])" office:value-type="float" office:value="-21.5836249209525" calcext:value-type="float">
            <text:p>-21.5836249209525</text:p>
          </table:table-cell>
          <table:table-cell table:number-columns-repeated="1015"/>
        </table:table-row>
        <table:table-row table:style-name="ro1">
          <table:table-cell table:formula="of:=[.A65]+10" office:value-type="float" office:value="570" calcext:value-type="float">
            <text:p>570</text:p>
          </table:table-cell>
          <table:table-cell table:formula="of:=[.A66]*[.$B$3]" office:value-type="float" office:value="57" calcext:value-type="float">
            <text:p>57</text:p>
          </table:table-cell>
          <table:table-cell/>
          <table:table-cell table:formula="of:=[.$B$4]/([.$B$4]+([.$B$6]*([.A66]-[.$B$4])))" office:value-type="float" office:value="0.0819672131147541" calcext:value-type="float">
            <text:p>0.081967213114754</text:p>
          </table:table-cell>
          <table:table-cell table:formula="of:=20*LOG10([.D66])" office:value-type="float" office:value="-21.727196613495" calcext:value-type="float">
            <text:p>-21.727196613495</text:p>
          </table:table-cell>
          <table:table-cell/>
          <table:table-cell table:formula="of:=MIN(MAX([.A66];[.$B$4]);[.$B$5])" office:value-type="float" office:value="570" calcext:value-type="float">
            <text:p>570</text:p>
          </table:table-cell>
          <table:table-cell table:formula="of:=[.$B$4]/([.$B$4]+([.$B$6]*([.G66]-[.$B$4])))" office:value-type="float" office:value="0.0819672131147541" calcext:value-type="float">
            <text:p>0.081967213114754</text:p>
          </table:table-cell>
          <table:table-cell table:formula="of:=20*LOG10([.H66])" office:value-type="float" office:value="-21.727196613495" calcext:value-type="float">
            <text:p>-21.727196613495</text:p>
          </table:table-cell>
          <table:table-cell table:number-columns-repeated="1015"/>
        </table:table-row>
        <table:table-row table:style-name="ro1">
          <table:table-cell table:formula="of:=[.A66]+10" office:value-type="float" office:value="580" calcext:value-type="float">
            <text:p>580</text:p>
          </table:table-cell>
          <table:table-cell table:formula="of:=[.A67]*[.$B$3]" office:value-type="float" office:value="58" calcext:value-type="float">
            <text:p>58</text:p>
          </table:table-cell>
          <table:table-cell/>
          <table:table-cell table:formula="of:=[.$B$4]/([.$B$4]+([.$B$6]*([.A67]-[.$B$4])))" office:value-type="float" office:value="0.0806451612903226" calcext:value-type="float">
            <text:p>0.080645161290323</text:p>
          </table:table-cell>
          <table:table-cell table:formula="of:=20*LOG10([.D67])" office:value-type="float" office:value="-21.8684337032447" calcext:value-type="float">
            <text:p>-21.8684337032447</text:p>
          </table:table-cell>
          <table:table-cell/>
          <table:table-cell table:formula="of:=MIN(MAX([.A67];[.$B$4]);[.$B$5])" office:value-type="float" office:value="580" calcext:value-type="float">
            <text:p>580</text:p>
          </table:table-cell>
          <table:table-cell table:formula="of:=[.$B$4]/([.$B$4]+([.$B$6]*([.G67]-[.$B$4])))" office:value-type="float" office:value="0.0806451612903226" calcext:value-type="float">
            <text:p>0.080645161290323</text:p>
          </table:table-cell>
          <table:table-cell table:formula="of:=20*LOG10([.H67])" office:value-type="float" office:value="-21.8684337032447" calcext:value-type="float">
            <text:p>-21.8684337032447</text:p>
          </table:table-cell>
          <table:table-cell table:number-columns-repeated="1015"/>
        </table:table-row>
        <table:table-row table:style-name="ro1">
          <table:table-cell table:formula="of:=[.A67]+10" office:value-type="float" office:value="590" calcext:value-type="float">
            <text:p>590</text:p>
          </table:table-cell>
          <table:table-cell table:formula="of:=[.A68]*[.$B$3]" office:value-type="float" office:value="59" calcext:value-type="float">
            <text:p>59</text:p>
          </table:table-cell>
          <table:table-cell/>
          <table:table-cell table:formula="of:=[.$B$4]/([.$B$4]+([.$B$6]*([.A68]-[.$B$4])))" office:value-type="float" office:value="0.0793650793650794" calcext:value-type="float">
            <text:p>0.079365079365079</text:p>
          </table:table-cell>
          <table:table-cell table:formula="of:=20*LOG10([.D68])" office:value-type="float" office:value="-22.0074109023513" calcext:value-type="float">
            <text:p>-22.0074109023513</text:p>
          </table:table-cell>
          <table:table-cell/>
          <table:table-cell table:formula="of:=MIN(MAX([.A68];[.$B$4]);[.$B$5])" office:value-type="float" office:value="590" calcext:value-type="float">
            <text:p>590</text:p>
          </table:table-cell>
          <table:table-cell table:formula="of:=[.$B$4]/([.$B$4]+([.$B$6]*([.G68]-[.$B$4])))" office:value-type="float" office:value="0.0793650793650794" calcext:value-type="float">
            <text:p>0.079365079365079</text:p>
          </table:table-cell>
          <table:table-cell table:formula="of:=20*LOG10([.H68])" office:value-type="float" office:value="-22.0074109023513" calcext:value-type="float">
            <text:p>-22.0074109023513</text:p>
          </table:table-cell>
          <table:table-cell table:number-columns-repeated="1015"/>
        </table:table-row>
        <table:table-row table:style-name="ro1">
          <table:table-cell table:formula="of:=[.A68]+10" office:value-type="float" office:value="600" calcext:value-type="float">
            <text:p>600</text:p>
          </table:table-cell>
          <table:table-cell table:formula="of:=[.A69]*[.$B$3]" office:value-type="float" office:value="60" calcext:value-type="float">
            <text:p>60</text:p>
          </table:table-cell>
          <table:table-cell/>
          <table:table-cell table:formula="of:=[.$B$4]/([.$B$4]+([.$B$6]*([.A69]-[.$B$4])))" office:value-type="float" office:value="0.078125" calcext:value-type="float">
            <text:p>0.078125</text:p>
          </table:table-cell>
          <table:table-cell table:formula="of:=20*LOG10([.D69])" office:value-type="float" office:value="-22.1441993929574" calcext:value-type="float">
            <text:p>-22.1441993929574</text:p>
          </table:table-cell>
          <table:table-cell/>
          <table:table-cell table:formula="of:=MIN(MAX([.A69];[.$B$4]);[.$B$5])" office:value-type="float" office:value="600" calcext:value-type="float">
            <text:p>600</text:p>
          </table:table-cell>
          <table:table-cell table:formula="of:=[.$B$4]/([.$B$4]+([.$B$6]*([.G69]-[.$B$4])))" office:value-type="float" office:value="0.078125" calcext:value-type="float">
            <text:p>0.078125</text:p>
          </table:table-cell>
          <table:table-cell table:formula="of:=20*LOG10([.H69])" office:value-type="float" office:value="-22.1441993929574" calcext:value-type="float">
            <text:p>-22.1441993929574</text:p>
          </table:table-cell>
          <table:table-cell table:number-columns-repeated="1015"/>
        </table:table-row>
        <table:table-row table:style-name="ro1">
          <table:table-cell table:formula="of:=[.A69]+10" office:value-type="float" office:value="610" calcext:value-type="float">
            <text:p>610</text:p>
          </table:table-cell>
          <table:table-cell table:formula="of:=[.A70]*[.$B$3]" office:value-type="float" office:value="61" calcext:value-type="float">
            <text:p>61</text:p>
          </table:table-cell>
          <table:table-cell/>
          <table:table-cell table:formula="of:=[.$B$4]/([.$B$4]+([.$B$6]*([.A70]-[.$B$4])))" office:value-type="float" office:value="0.0769230769230769" calcext:value-type="float">
            <text:p>0.076923076923077</text:p>
          </table:table-cell>
          <table:table-cell table:formula="of:=20*LOG10([.D70])" office:value-type="float" office:value="-22.2788670461367" calcext:value-type="float">
            <text:p>-22.2788670461367</text:p>
          </table:table-cell>
          <table:table-cell/>
          <table:table-cell table:formula="of:=MIN(MAX([.A70];[.$B$4]);[.$B$5])" office:value-type="float" office:value="610" calcext:value-type="float">
            <text:p>610</text:p>
          </table:table-cell>
          <table:table-cell table:formula="of:=[.$B$4]/([.$B$4]+([.$B$6]*([.G70]-[.$B$4])))" office:value-type="float" office:value="0.0769230769230769" calcext:value-type="float">
            <text:p>0.076923076923077</text:p>
          </table:table-cell>
          <table:table-cell table:formula="of:=20*LOG10([.H70])" office:value-type="float" office:value="-22.2788670461367" calcext:value-type="float">
            <text:p>-22.2788670461367</text:p>
          </table:table-cell>
          <table:table-cell table:number-columns-repeated="1015"/>
        </table:table-row>
        <table:table-row table:style-name="ro1">
          <table:table-cell table:formula="of:=[.A70]+10" office:value-type="float" office:value="620" calcext:value-type="float">
            <text:p>620</text:p>
          </table:table-cell>
          <table:table-cell table:formula="of:=[.A71]*[.$B$3]" office:value-type="float" office:value="62" calcext:value-type="float">
            <text:p>62</text:p>
          </table:table-cell>
          <table:table-cell/>
          <table:table-cell table:formula="of:=[.$B$4]/([.$B$4]+([.$B$6]*([.A71]-[.$B$4])))" office:value-type="float" office:value="0.0757575757575758" calcext:value-type="float">
            <text:p>0.075757575757576</text:p>
          </table:table-cell>
          <table:table-cell table:formula="of:=20*LOG10([.D71])" office:value-type="float" office:value="-22.411478624117" calcext:value-type="float">
            <text:p>-22.411478624117</text:p>
          </table:table-cell>
          <table:table-cell/>
          <table:table-cell table:formula="of:=MIN(MAX([.A71];[.$B$4]);[.$B$5])" office:value-type="float" office:value="620" calcext:value-type="float">
            <text:p>620</text:p>
          </table:table-cell>
          <table:table-cell table:formula="of:=[.$B$4]/([.$B$4]+([.$B$6]*([.G71]-[.$B$4])))" office:value-type="float" office:value="0.0757575757575758" calcext:value-type="float">
            <text:p>0.075757575757576</text:p>
          </table:table-cell>
          <table:table-cell table:formula="of:=20*LOG10([.H71])" office:value-type="float" office:value="-22.411478624117" calcext:value-type="float">
            <text:p>-22.411478624117</text:p>
          </table:table-cell>
          <table:table-cell table:number-columns-repeated="1015"/>
        </table:table-row>
        <table:table-row table:style-name="ro1">
          <table:table-cell table:formula="of:=[.A71]+10" office:value-type="float" office:value="630" calcext:value-type="float">
            <text:p>630</text:p>
          </table:table-cell>
          <table:table-cell table:formula="of:=[.A72]*[.$B$3]" office:value-type="float" office:value="63" calcext:value-type="float">
            <text:p>63</text:p>
          </table:table-cell>
          <table:table-cell/>
          <table:table-cell table:formula="of:=[.$B$4]/([.$B$4]+([.$B$6]*([.A72]-[.$B$4])))" office:value-type="float" office:value="0.0746268656716418" calcext:value-type="float">
            <text:p>0.074626865671642</text:p>
          </table:table-cell>
          <table:table-cell table:formula="of:=20*LOG10([.D72])" office:value-type="float" office:value="-22.5420959672962" calcext:value-type="float">
            <text:p>-22.5420959672962</text:p>
          </table:table-cell>
          <table:table-cell/>
          <table:table-cell table:formula="of:=MIN(MAX([.A72];[.$B$4]);[.$B$5])" office:value-type="float" office:value="630" calcext:value-type="float">
            <text:p>630</text:p>
          </table:table-cell>
          <table:table-cell table:formula="of:=[.$B$4]/([.$B$4]+([.$B$6]*([.G72]-[.$B$4])))" office:value-type="float" office:value="0.0746268656716418" calcext:value-type="float">
            <text:p>0.074626865671642</text:p>
          </table:table-cell>
          <table:table-cell table:formula="of:=20*LOG10([.H72])" office:value-type="float" office:value="-22.5420959672962" calcext:value-type="float">
            <text:p>-22.5420959672962</text:p>
          </table:table-cell>
          <table:table-cell table:number-columns-repeated="1015"/>
        </table:table-row>
        <table:table-row table:style-name="ro1">
          <table:table-cell table:formula="of:=[.A72]+10" office:value-type="float" office:value="640" calcext:value-type="float">
            <text:p>640</text:p>
          </table:table-cell>
          <table:table-cell table:formula="of:=[.A73]*[.$B$3]" office:value-type="float" office:value="64" calcext:value-type="float">
            <text:p>64</text:p>
          </table:table-cell>
          <table:table-cell/>
          <table:table-cell table:formula="of:=[.$B$4]/([.$B$4]+([.$B$6]*([.A73]-[.$B$4])))" office:value-type="float" office:value="0.0735294117647059" calcext:value-type="float">
            <text:p>0.073529411764706</text:p>
          </table:table-cell>
          <table:table-cell table:formula="of:=20*LOG10([.D73])" office:value-type="float" office:value="-22.6707781674043" calcext:value-type="float">
            <text:p>-22.6707781674043</text:p>
          </table:table-cell>
          <table:table-cell/>
          <table:table-cell table:formula="of:=MIN(MAX([.A73];[.$B$4]);[.$B$5])" office:value-type="float" office:value="640" calcext:value-type="float">
            <text:p>640</text:p>
          </table:table-cell>
          <table:table-cell table:formula="of:=[.$B$4]/([.$B$4]+([.$B$6]*([.G73]-[.$B$4])))" office:value-type="float" office:value="0.0735294117647059" calcext:value-type="float">
            <text:p>0.073529411764706</text:p>
          </table:table-cell>
          <table:table-cell table:formula="of:=20*LOG10([.H73])" office:value-type="float" office:value="-22.6707781674043" calcext:value-type="float">
            <text:p>-22.6707781674043</text:p>
          </table:table-cell>
          <table:table-cell table:number-columns-repeated="1015"/>
        </table:table-row>
        <table:table-row table:style-name="ro1">
          <table:table-cell table:formula="of:=[.A73]+10" office:value-type="float" office:value="650" calcext:value-type="float">
            <text:p>650</text:p>
          </table:table-cell>
          <table:table-cell table:formula="of:=[.A74]*[.$B$3]" office:value-type="float" office:value="65" calcext:value-type="float">
            <text:p>65</text:p>
          </table:table-cell>
          <table:table-cell/>
          <table:table-cell table:formula="of:=[.$B$4]/([.$B$4]+([.$B$6]*([.A74]-[.$B$4])))" office:value-type="float" office:value="0.072463768115942" calcext:value-type="float">
            <text:p>0.072463768115942</text:p>
          </table:table-cell>
          <table:table-cell table:formula="of:=20*LOG10([.D74])" office:value-type="float" office:value="-22.7975817280247" calcext:value-type="float">
            <text:p>-22.7975817280247</text:p>
          </table:table-cell>
          <table:table-cell/>
          <table:table-cell table:formula="of:=MIN(MAX([.A74];[.$B$4]);[.$B$5])" office:value-type="float" office:value="650" calcext:value-type="float">
            <text:p>650</text:p>
          </table:table-cell>
          <table:table-cell table:formula="of:=[.$B$4]/([.$B$4]+([.$B$6]*([.G74]-[.$B$4])))" office:value-type="float" office:value="0.072463768115942" calcext:value-type="float">
            <text:p>0.072463768115942</text:p>
          </table:table-cell>
          <table:table-cell table:formula="of:=20*LOG10([.H74])" office:value-type="float" office:value="-22.7975817280247" calcext:value-type="float">
            <text:p>-22.7975817280247</text:p>
          </table:table-cell>
          <table:table-cell table:number-columns-repeated="1015"/>
        </table:table-row>
        <table:table-row table:style-name="ro1">
          <table:table-cell table:formula="of:=[.A74]+10" office:value-type="float" office:value="660" calcext:value-type="float">
            <text:p>660</text:p>
          </table:table-cell>
          <table:table-cell table:formula="of:=[.A75]*[.$B$3]" office:value-type="float" office:value="66" calcext:value-type="float">
            <text:p>66</text:p>
          </table:table-cell>
          <table:table-cell/>
          <table:table-cell table:formula="of:=[.$B$4]/([.$B$4]+([.$B$6]*([.A75]-[.$B$4])))" office:value-type="float" office:value="0.0714285714285714" calcext:value-type="float">
            <text:p>0.071428571428572</text:p>
          </table:table-cell>
          <table:table-cell table:formula="of:=20*LOG10([.D75])" office:value-type="float" office:value="-22.9225607135648" calcext:value-type="float">
            <text:p>-22.9225607135648</text:p>
          </table:table-cell>
          <table:table-cell/>
          <table:table-cell table:formula="of:=MIN(MAX([.A75];[.$B$4]);[.$B$5])" office:value-type="float" office:value="660" calcext:value-type="float">
            <text:p>660</text:p>
          </table:table-cell>
          <table:table-cell table:formula="of:=[.$B$4]/([.$B$4]+([.$B$6]*([.G75]-[.$B$4])))" office:value-type="float" office:value="0.0714285714285714" calcext:value-type="float">
            <text:p>0.071428571428572</text:p>
          </table:table-cell>
          <table:table-cell table:formula="of:=20*LOG10([.H75])" office:value-type="float" office:value="-22.9225607135648" calcext:value-type="float">
            <text:p>-22.9225607135648</text:p>
          </table:table-cell>
          <table:table-cell table:number-columns-repeated="1015"/>
        </table:table-row>
        <table:table-row table:style-name="ro1">
          <table:table-cell table:formula="of:=[.A75]+10" office:value-type="float" office:value="670" calcext:value-type="float">
            <text:p>670</text:p>
          </table:table-cell>
          <table:table-cell table:formula="of:=[.A76]*[.$B$3]" office:value-type="float" office:value="67" calcext:value-type="float">
            <text:p>67</text:p>
          </table:table-cell>
          <table:table-cell/>
          <table:table-cell table:formula="of:=[.$B$4]/([.$B$4]+([.$B$6]*([.A76]-[.$B$4])))" office:value-type="float" office:value="0.0704225352112676" calcext:value-type="float">
            <text:p>0.070422535211268</text:p>
          </table:table-cell>
          <table:table-cell table:formula="of:=20*LOG10([.D76])" office:value-type="float" office:value="-23.0457668876611" calcext:value-type="float">
            <text:p>-23.0457668876611</text:p>
          </table:table-cell>
          <table:table-cell/>
          <table:table-cell table:formula="of:=MIN(MAX([.A76];[.$B$4]);[.$B$5])" office:value-type="float" office:value="670" calcext:value-type="float">
            <text:p>670</text:p>
          </table:table-cell>
          <table:table-cell table:formula="of:=[.$B$4]/([.$B$4]+([.$B$6]*([.G76]-[.$B$4])))" office:value-type="float" office:value="0.0704225352112676" calcext:value-type="float">
            <text:p>0.070422535211268</text:p>
          </table:table-cell>
          <table:table-cell table:formula="of:=20*LOG10([.H76])" office:value-type="float" office:value="-23.0457668876611" calcext:value-type="float">
            <text:p>-23.0457668876611</text:p>
          </table:table-cell>
          <table:table-cell table:number-columns-repeated="1015"/>
        </table:table-row>
        <table:table-row table:style-name="ro1">
          <table:table-cell table:formula="of:=[.A76]+10" office:value-type="float" office:value="680" calcext:value-type="float">
            <text:p>680</text:p>
          </table:table-cell>
          <table:table-cell table:formula="of:=[.A77]*[.$B$3]" office:value-type="float" office:value="68" calcext:value-type="float">
            <text:p>68</text:p>
          </table:table-cell>
          <table:table-cell/>
          <table:table-cell table:formula="of:=[.$B$4]/([.$B$4]+([.$B$6]*([.A77]-[.$B$4])))" office:value-type="float" office:value="0.0694444444444444" calcext:value-type="float">
            <text:p>0.069444444444445</text:p>
          </table:table-cell>
          <table:table-cell table:formula="of:=20*LOG10([.D77])" office:value-type="float" office:value="-23.167249841905" calcext:value-type="float">
            <text:p>-23.167249841905</text:p>
          </table:table-cell>
          <table:table-cell/>
          <table:table-cell table:formula="of:=MIN(MAX([.A77];[.$B$4]);[.$B$5])" office:value-type="float" office:value="680" calcext:value-type="float">
            <text:p>680</text:p>
          </table:table-cell>
          <table:table-cell table:formula="of:=[.$B$4]/([.$B$4]+([.$B$6]*([.G77]-[.$B$4])))" office:value-type="float" office:value="0.0694444444444444" calcext:value-type="float">
            <text:p>0.069444444444445</text:p>
          </table:table-cell>
          <table:table-cell table:formula="of:=20*LOG10([.H77])" office:value-type="float" office:value="-23.167249841905" calcext:value-type="float">
            <text:p>-23.167249841905</text:p>
          </table:table-cell>
          <table:table-cell table:number-columns-repeated="1015"/>
        </table:table-row>
        <table:table-row table:style-name="ro1">
          <table:table-cell table:formula="of:=[.A77]+10" office:value-type="float" office:value="690" calcext:value-type="float">
            <text:p>690</text:p>
          </table:table-cell>
          <table:table-cell table:formula="of:=[.A78]*[.$B$3]" office:value-type="float" office:value="69" calcext:value-type="float">
            <text:p>69</text:p>
          </table:table-cell>
          <table:table-cell/>
          <table:table-cell table:formula="of:=[.$B$4]/([.$B$4]+([.$B$6]*([.A78]-[.$B$4])))" office:value-type="float" office:value="0.0684931506849315" calcext:value-type="float">
            <text:p>0.068493150684932</text:p>
          </table:table-cell>
          <table:table-cell table:formula="of:=20*LOG10([.D78])" office:value-type="float" office:value="-23.2870571156887" calcext:value-type="float">
            <text:p>-23.2870571156887</text:p>
          </table:table-cell>
          <table:table-cell/>
          <table:table-cell table:formula="of:=MIN(MAX([.A78];[.$B$4]);[.$B$5])" office:value-type="float" office:value="690" calcext:value-type="float">
            <text:p>690</text:p>
          </table:table-cell>
          <table:table-cell table:formula="of:=[.$B$4]/([.$B$4]+([.$B$6]*([.G78]-[.$B$4])))" office:value-type="float" office:value="0.0684931506849315" calcext:value-type="float">
            <text:p>0.068493150684932</text:p>
          </table:table-cell>
          <table:table-cell table:formula="of:=20*LOG10([.H78])" office:value-type="float" office:value="-23.2870571156887" calcext:value-type="float">
            <text:p>-23.2870571156887</text:p>
          </table:table-cell>
          <table:table-cell table:number-columns-repeated="1015"/>
        </table:table-row>
        <table:table-row table:style-name="ro1">
          <table:table-cell table:formula="of:=[.A78]+10" office:value-type="float" office:value="700" calcext:value-type="float">
            <text:p>700</text:p>
          </table:table-cell>
          <table:table-cell table:formula="of:=[.A79]*[.$B$3]" office:value-type="float" office:value="70" calcext:value-type="float">
            <text:p>70</text:p>
          </table:table-cell>
          <table:table-cell/>
          <table:table-cell table:formula="of:=[.$B$4]/([.$B$4]+([.$B$6]*([.A79]-[.$B$4])))" office:value-type="float" office:value="0.0675675675675676" calcext:value-type="float">
            <text:p>0.067567567567568</text:p>
          </table:table-cell>
          <table:table-cell table:formula="of:=20*LOG10([.D79])" office:value-type="float" office:value="-23.4052343078991" calcext:value-type="float">
            <text:p>-23.4052343078991</text:p>
          </table:table-cell>
          <table:table-cell/>
          <table:table-cell table:formula="of:=MIN(MAX([.A79];[.$B$4]);[.$B$5])" office:value-type="float" office:value="700" calcext:value-type="float">
            <text:p>700</text:p>
          </table:table-cell>
          <table:table-cell table:formula="of:=[.$B$4]/([.$B$4]+([.$B$6]*([.G79]-[.$B$4])))" office:value-type="float" office:value="0.0675675675675676" calcext:value-type="float">
            <text:p>0.067567567567568</text:p>
          </table:table-cell>
          <table:table-cell table:formula="of:=20*LOG10([.H79])" office:value-type="float" office:value="-23.4052343078991" calcext:value-type="float">
            <text:p>-23.4052343078991</text:p>
          </table:table-cell>
          <table:table-cell table:number-columns-repeated="1015"/>
        </table:table-row>
        <table:table-row table:style-name="ro1">
          <table:table-cell table:formula="of:=[.A79]+10" office:value-type="float" office:value="710" calcext:value-type="float">
            <text:p>710</text:p>
          </table:table-cell>
          <table:table-cell table:formula="of:=[.A80]*[.$B$3]" office:value-type="float" office:value="71" calcext:value-type="float">
            <text:p>71</text:p>
          </table:table-cell>
          <table:table-cell/>
          <table:table-cell table:formula="of:=[.$B$4]/([.$B$4]+([.$B$6]*([.A80]-[.$B$4])))" office:value-type="float" office:value="0.0666666666666667" calcext:value-type="float">
            <text:p>0.066666666666667</text:p>
          </table:table-cell>
          <table:table-cell table:formula="of:=20*LOG10([.D80])" office:value-type="float" office:value="-23.5218251811136" calcext:value-type="float">
            <text:p>-23.5218251811136</text:p>
          </table:table-cell>
          <table:table-cell/>
          <table:table-cell table:formula="of:=MIN(MAX([.A80];[.$B$4]);[.$B$5])" office:value-type="float" office:value="710" calcext:value-type="float">
            <text:p>710</text:p>
          </table:table-cell>
          <table:table-cell table:formula="of:=[.$B$4]/([.$B$4]+([.$B$6]*([.G80]-[.$B$4])))" office:value-type="float" office:value="0.0666666666666667" calcext:value-type="float">
            <text:p>0.066666666666667</text:p>
          </table:table-cell>
          <table:table-cell table:formula="of:=20*LOG10([.H80])" office:value-type="float" office:value="-23.5218251811136" calcext:value-type="float">
            <text:p>-23.5218251811136</text:p>
          </table:table-cell>
          <table:table-cell table:number-columns-repeated="1015"/>
        </table:table-row>
        <table:table-row table:style-name="ro1">
          <table:table-cell table:formula="of:=[.A80]+10" office:value-type="float" office:value="720" calcext:value-type="float">
            <text:p>720</text:p>
          </table:table-cell>
          <table:table-cell table:formula="of:=[.A81]*[.$B$3]" office:value-type="float" office:value="72" calcext:value-type="float">
            <text:p>72</text:p>
          </table:table-cell>
          <table:table-cell/>
          <table:table-cell table:formula="of:=[.$B$4]/([.$B$4]+([.$B$6]*([.A81]-[.$B$4])))" office:value-type="float" office:value="0.0657894736842105" calcext:value-type="float">
            <text:p>0.065789473684211</text:p>
          </table:table-cell>
          <table:table-cell table:formula="of:=20*LOG10([.D81])" office:value-type="float" office:value="-23.6368717588955" calcext:value-type="float">
            <text:p>-23.6368717588955</text:p>
          </table:table-cell>
          <table:table-cell/>
          <table:table-cell table:formula="of:=MIN(MAX([.A81];[.$B$4]);[.$B$5])" office:value-type="float" office:value="720" calcext:value-type="float">
            <text:p>720</text:p>
          </table:table-cell>
          <table:table-cell table:formula="of:=[.$B$4]/([.$B$4]+([.$B$6]*([.G81]-[.$B$4])))" office:value-type="float" office:value="0.0657894736842105" calcext:value-type="float">
            <text:p>0.065789473684211</text:p>
          </table:table-cell>
          <table:table-cell table:formula="of:=20*LOG10([.H81])" office:value-type="float" office:value="-23.6368717588955" calcext:value-type="float">
            <text:p>-23.6368717588955</text:p>
          </table:table-cell>
          <table:table-cell table:number-columns-repeated="1015"/>
        </table:table-row>
        <table:table-row table:style-name="ro1">
          <table:table-cell table:formula="of:=[.A81]+10" office:value-type="float" office:value="730" calcext:value-type="float">
            <text:p>730</text:p>
          </table:table-cell>
          <table:table-cell table:formula="of:=[.A82]*[.$B$3]" office:value-type="float" office:value="73" calcext:value-type="float">
            <text:p>73</text:p>
          </table:table-cell>
          <table:table-cell/>
          <table:table-cell table:formula="of:=[.$B$4]/([.$B$4]+([.$B$6]*([.A82]-[.$B$4])))" office:value-type="float" office:value="0.0649350649350649" calcext:value-type="float">
            <text:p>0.064935064935065</text:p>
          </table:table-cell>
          <table:table-cell table:formula="of:=20*LOG10([.D82])" office:value-type="float" office:value="-23.7504144167293" calcext:value-type="float">
            <text:p>-23.7504144167293</text:p>
          </table:table-cell>
          <table:table-cell/>
          <table:table-cell table:formula="of:=MIN(MAX([.A82];[.$B$4]);[.$B$5])" office:value-type="float" office:value="730" calcext:value-type="float">
            <text:p>730</text:p>
          </table:table-cell>
          <table:table-cell table:formula="of:=[.$B$4]/([.$B$4]+([.$B$6]*([.G82]-[.$B$4])))" office:value-type="float" office:value="0.0649350649350649" calcext:value-type="float">
            <text:p>0.064935064935065</text:p>
          </table:table-cell>
          <table:table-cell table:formula="of:=20*LOG10([.H82])" office:value-type="float" office:value="-23.7504144167293" calcext:value-type="float">
            <text:p>-23.7504144167293</text:p>
          </table:table-cell>
          <table:table-cell table:number-columns-repeated="1015"/>
        </table:table-row>
        <table:table-row table:style-name="ro1">
          <table:table-cell table:formula="of:=[.A82]+10" office:value-type="float" office:value="740" calcext:value-type="float">
            <text:p>740</text:p>
          </table:table-cell>
          <table:table-cell table:formula="of:=[.A83]*[.$B$3]" office:value-type="float" office:value="74" calcext:value-type="float">
            <text:p>74</text:p>
          </table:table-cell>
          <table:table-cell/>
          <table:table-cell table:formula="of:=[.$B$4]/([.$B$4]+([.$B$6]*([.A83]-[.$B$4])))" office:value-type="float" office:value="0.0641025641025641" calcext:value-type="float">
            <text:p>0.064102564102564</text:p>
          </table:table-cell>
          <table:table-cell table:formula="of:=20*LOG10([.D83])" office:value-type="float" office:value="-23.8624919670892" calcext:value-type="float">
            <text:p>-23.8624919670892</text:p>
          </table:table-cell>
          <table:table-cell/>
          <table:table-cell table:formula="of:=MIN(MAX([.A83];[.$B$4]);[.$B$5])" office:value-type="float" office:value="740" calcext:value-type="float">
            <text:p>740</text:p>
          </table:table-cell>
          <table:table-cell table:formula="of:=[.$B$4]/([.$B$4]+([.$B$6]*([.G83]-[.$B$4])))" office:value-type="float" office:value="0.0641025641025641" calcext:value-type="float">
            <text:p>0.064102564102564</text:p>
          </table:table-cell>
          <table:table-cell table:formula="of:=20*LOG10([.H83])" office:value-type="float" office:value="-23.8624919670892" calcext:value-type="float">
            <text:p>-23.8624919670892</text:p>
          </table:table-cell>
          <table:table-cell table:number-columns-repeated="1015"/>
        </table:table-row>
        <table:table-row table:style-name="ro1">
          <table:table-cell table:formula="of:=[.A83]+10" office:value-type="float" office:value="750" calcext:value-type="float">
            <text:p>750</text:p>
          </table:table-cell>
          <table:table-cell table:formula="of:=[.A84]*[.$B$3]" office:value-type="float" office:value="75" calcext:value-type="float">
            <text:p>75</text:p>
          </table:table-cell>
          <table:table-cell/>
          <table:table-cell table:formula="of:=[.$B$4]/([.$B$4]+([.$B$6]*([.A84]-[.$B$4])))" office:value-type="float" office:value="0.0632911392405063" calcext:value-type="float">
            <text:p>0.063291139240506</text:p>
          </table:table-cell>
          <table:table-cell table:formula="of:=20*LOG10([.D84])" office:value-type="float" office:value="-23.9731417390885" calcext:value-type="float">
            <text:p>-23.9731417390885</text:p>
          </table:table-cell>
          <table:table-cell/>
          <table:table-cell table:formula="of:=MIN(MAX([.A84];[.$B$4]);[.$B$5])" office:value-type="float" office:value="750" calcext:value-type="float">
            <text:p>750</text:p>
          </table:table-cell>
          <table:table-cell table:formula="of:=[.$B$4]/([.$B$4]+([.$B$6]*([.G84]-[.$B$4])))" office:value-type="float" office:value="0.0632911392405063" calcext:value-type="float">
            <text:p>0.063291139240506</text:p>
          </table:table-cell>
          <table:table-cell table:formula="of:=20*LOG10([.H84])" office:value-type="float" office:value="-23.9731417390885" calcext:value-type="float">
            <text:p>-23.9731417390885</text:p>
          </table:table-cell>
          <table:table-cell table:number-columns-repeated="1015"/>
        </table:table-row>
        <table:table-row table:style-name="ro1">
          <table:table-cell table:formula="of:=[.A84]+10" office:value-type="float" office:value="760" calcext:value-type="float">
            <text:p>760</text:p>
          </table:table-cell>
          <table:table-cell table:formula="of:=[.A85]*[.$B$3]" office:value-type="float" office:value="76" calcext:value-type="float">
            <text:p>76</text:p>
          </table:table-cell>
          <table:table-cell/>
          <table:table-cell table:formula="of:=[.$B$4]/([.$B$4]+([.$B$6]*([.A85]-[.$B$4])))" office:value-type="float" office:value="0.0625" calcext:value-type="float">
            <text:p>0.0625</text:p>
          </table:table-cell>
          <table:table-cell table:formula="of:=20*LOG10([.D85])" office:value-type="float" office:value="-24.0823996531185" calcext:value-type="float">
            <text:p>-24.0823996531185</text:p>
          </table:table-cell>
          <table:table-cell/>
          <table:table-cell table:formula="of:=MIN(MAX([.A85];[.$B$4]);[.$B$5])" office:value-type="float" office:value="760" calcext:value-type="float">
            <text:p>760</text:p>
          </table:table-cell>
          <table:table-cell table:formula="of:=[.$B$4]/([.$B$4]+([.$B$6]*([.G85]-[.$B$4])))" office:value-type="float" office:value="0.0625" calcext:value-type="float">
            <text:p>0.0625</text:p>
          </table:table-cell>
          <table:table-cell table:formula="of:=20*LOG10([.H85])" office:value-type="float" office:value="-24.0823996531185" calcext:value-type="float">
            <text:p>-24.0823996531185</text:p>
          </table:table-cell>
          <table:table-cell table:number-columns-repeated="1015"/>
        </table:table-row>
        <table:table-row table:style-name="ro1">
          <table:table-cell table:formula="of:=[.A85]+10" office:value-type="float" office:value="770" calcext:value-type="float">
            <text:p>770</text:p>
          </table:table-cell>
          <table:table-cell table:formula="of:=[.A86]*[.$B$3]" office:value-type="float" office:value="77" calcext:value-type="float">
            <text:p>77</text:p>
          </table:table-cell>
          <table:table-cell/>
          <table:table-cell table:formula="of:=[.$B$4]/([.$B$4]+([.$B$6]*([.A86]-[.$B$4])))" office:value-type="float" office:value="0.0617283950617284" calcext:value-type="float">
            <text:p>0.061728395061728</text:p>
          </table:table-cell>
          <table:table-cell table:formula="of:=20*LOG10([.D86])" office:value-type="float" office:value="-24.1903002908526" calcext:value-type="float">
            <text:p>-24.1903002908526</text:p>
          </table:table-cell>
          <table:table-cell/>
          <table:table-cell table:formula="of:=MIN(MAX([.A86];[.$B$4]);[.$B$5])" office:value-type="float" office:value="770" calcext:value-type="float">
            <text:p>770</text:p>
          </table:table-cell>
          <table:table-cell table:formula="of:=[.$B$4]/([.$B$4]+([.$B$6]*([.G86]-[.$B$4])))" office:value-type="float" office:value="0.0617283950617284" calcext:value-type="float">
            <text:p>0.061728395061728</text:p>
          </table:table-cell>
          <table:table-cell table:formula="of:=20*LOG10([.H86])" office:value-type="float" office:value="-24.1903002908526" calcext:value-type="float">
            <text:p>-24.1903002908526</text:p>
          </table:table-cell>
          <table:table-cell table:number-columns-repeated="1015"/>
        </table:table-row>
        <table:table-row table:style-name="ro1">
          <table:table-cell table:formula="of:=[.A86]+10" office:value-type="float" office:value="780" calcext:value-type="float">
            <text:p>780</text:p>
          </table:table-cell>
          <table:table-cell table:formula="of:=[.A87]*[.$B$3]" office:value-type="float" office:value="78" calcext:value-type="float">
            <text:p>78</text:p>
          </table:table-cell>
          <table:table-cell/>
          <table:table-cell table:formula="of:=[.$B$4]/([.$B$4]+([.$B$6]*([.A87]-[.$B$4])))" office:value-type="float" office:value="0.0609756097560976" calcext:value-type="float">
            <text:p>0.060975609756098</text:p>
          </table:table-cell>
          <table:table-cell table:formula="of:=20*LOG10([.D87])" office:value-type="float" office:value="-24.296876960954" calcext:value-type="float">
            <text:p>-24.296876960954</text:p>
          </table:table-cell>
          <table:table-cell/>
          <table:table-cell table:formula="of:=MIN(MAX([.A87];[.$B$4]);[.$B$5])" office:value-type="float" office:value="780" calcext:value-type="float">
            <text:p>780</text:p>
          </table:table-cell>
          <table:table-cell table:formula="of:=[.$B$4]/([.$B$4]+([.$B$6]*([.G87]-[.$B$4])))" office:value-type="float" office:value="0.0609756097560976" calcext:value-type="float">
            <text:p>0.060975609756098</text:p>
          </table:table-cell>
          <table:table-cell table:formula="of:=20*LOG10([.H87])" office:value-type="float" office:value="-24.296876960954" calcext:value-type="float">
            <text:p>-24.296876960954</text:p>
          </table:table-cell>
          <table:table-cell table:number-columns-repeated="1015"/>
        </table:table-row>
        <table:table-row table:style-name="ro1">
          <table:table-cell table:formula="of:=[.A87]+10" office:value-type="float" office:value="790" calcext:value-type="float">
            <text:p>790</text:p>
          </table:table-cell>
          <table:table-cell table:formula="of:=[.A88]*[.$B$3]" office:value-type="float" office:value="79" calcext:value-type="float">
            <text:p>79</text:p>
          </table:table-cell>
          <table:table-cell/>
          <table:table-cell table:formula="of:=[.$B$4]/([.$B$4]+([.$B$6]*([.A88]-[.$B$4])))" office:value-type="float" office:value="0.0602409638554217" calcext:value-type="float">
            <text:p>0.060240963855422</text:p>
          </table:table-cell>
          <table:table-cell table:formula="of:=20*LOG10([.D88])" office:value-type="float" office:value="-24.4021617608011" calcext:value-type="float">
            <text:p>-24.4021617608011</text:p>
          </table:table-cell>
          <table:table-cell/>
          <table:table-cell table:formula="of:=MIN(MAX([.A88];[.$B$4]);[.$B$5])" office:value-type="float" office:value="790" calcext:value-type="float">
            <text:p>790</text:p>
          </table:table-cell>
          <table:table-cell table:formula="of:=[.$B$4]/([.$B$4]+([.$B$6]*([.G88]-[.$B$4])))" office:value-type="float" office:value="0.0602409638554217" calcext:value-type="float">
            <text:p>0.060240963855422</text:p>
          </table:table-cell>
          <table:table-cell table:formula="of:=20*LOG10([.H88])" office:value-type="float" office:value="-24.4021617608011" calcext:value-type="float">
            <text:p>-24.4021617608011</text:p>
          </table:table-cell>
          <table:table-cell table:number-columns-repeated="1015"/>
        </table:table-row>
        <table:table-row table:style-name="ro1">
          <table:table-cell table:formula="of:=[.A88]+10" office:value-type="float" office:value="800" calcext:value-type="float">
            <text:p>800</text:p>
          </table:table-cell>
          <table:table-cell table:formula="of:=[.A89]*[.$B$3]" office:value-type="float" office:value="80" calcext:value-type="float">
            <text:p>80</text:p>
          </table:table-cell>
          <table:table-cell/>
          <table:table-cell table:formula="of:=[.$B$4]/([.$B$4]+([.$B$6]*([.A89]-[.$B$4])))" office:value-type="float" office:value="0.0595238095238095" calcext:value-type="float">
            <text:p>0.05952380952381</text:p>
          </table:table-cell>
          <table:table-cell table:formula="of:=20*LOG10([.D89])" office:value-type="float" office:value="-24.5061856345173" calcext:value-type="float">
            <text:p>-24.5061856345173</text:p>
          </table:table-cell>
          <table:table-cell/>
          <table:table-cell table:formula="of:=MIN(MAX([.A89];[.$B$4]);[.$B$5])" office:value-type="float" office:value="800" calcext:value-type="float">
            <text:p>800</text:p>
          </table:table-cell>
          <table:table-cell table:formula="of:=[.$B$4]/([.$B$4]+([.$B$6]*([.G89]-[.$B$4])))" office:value-type="float" office:value="0.0595238095238095" calcext:value-type="float">
            <text:p>0.05952380952381</text:p>
          </table:table-cell>
          <table:table-cell table:formula="of:=20*LOG10([.H89])" office:value-type="float" office:value="-24.5061856345173" calcext:value-type="float">
            <text:p>-24.5061856345173</text:p>
          </table:table-cell>
          <table:table-cell table:number-columns-repeated="1015"/>
        </table:table-row>
        <table:table-row table:style-name="ro1">
          <table:table-cell table:formula="of:=[.A89]+10" office:value-type="float" office:value="810" calcext:value-type="float">
            <text:p>810</text:p>
          </table:table-cell>
          <table:table-cell table:formula="of:=[.A90]*[.$B$3]" office:value-type="float" office:value="81" calcext:value-type="float">
            <text:p>81</text:p>
          </table:table-cell>
          <table:table-cell/>
          <table:table-cell table:formula="of:=[.$B$4]/([.$B$4]+([.$B$6]*([.A90]-[.$B$4])))" office:value-type="float" office:value="0.0588235294117647" calcext:value-type="float">
            <text:p>0.058823529411765</text:p>
          </table:table-cell>
          <table:table-cell table:formula="of:=20*LOG10([.D90])" office:value-type="float" office:value="-24.6089784275655" calcext:value-type="float">
            <text:p>-24.6089784275655</text:p>
          </table:table-cell>
          <table:table-cell/>
          <table:table-cell table:formula="of:=MIN(MAX([.A90];[.$B$4]);[.$B$5])" office:value-type="float" office:value="810" calcext:value-type="float">
            <text:p>810</text:p>
          </table:table-cell>
          <table:table-cell table:formula="of:=[.$B$4]/([.$B$4]+([.$B$6]*([.G90]-[.$B$4])))" office:value-type="float" office:value="0.0588235294117647" calcext:value-type="float">
            <text:p>0.058823529411765</text:p>
          </table:table-cell>
          <table:table-cell table:formula="of:=20*LOG10([.H90])" office:value-type="float" office:value="-24.6089784275655" calcext:value-type="float">
            <text:p>-24.6089784275655</text:p>
          </table:table-cell>
          <table:table-cell table:number-columns-repeated="1015"/>
        </table:table-row>
        <table:table-row table:style-name="ro1">
          <table:table-cell table:formula="of:=[.A90]+10" office:value-type="float" office:value="820" calcext:value-type="float">
            <text:p>820</text:p>
          </table:table-cell>
          <table:table-cell table:formula="of:=[.A91]*[.$B$3]" office:value-type="float" office:value="82" calcext:value-type="float">
            <text:p>82</text:p>
          </table:table-cell>
          <table:table-cell/>
          <table:table-cell table:formula="of:=[.$B$4]/([.$B$4]+([.$B$6]*([.A91]-[.$B$4])))" office:value-type="float" office:value="0.0581395348837209" calcext:value-type="float">
            <text:p>0.058139534883721</text:p>
          </table:table-cell>
          <table:table-cell table:formula="of:=20*LOG10([.D91])" office:value-type="float" office:value="-24.710568938151" calcext:value-type="float">
            <text:p>-24.710568938151</text:p>
          </table:table-cell>
          <table:table-cell/>
          <table:table-cell table:formula="of:=MIN(MAX([.A91];[.$B$4]);[.$B$5])" office:value-type="float" office:value="820" calcext:value-type="float">
            <text:p>820</text:p>
          </table:table-cell>
          <table:table-cell table:formula="of:=[.$B$4]/([.$B$4]+([.$B$6]*([.G91]-[.$B$4])))" office:value-type="float" office:value="0.0581395348837209" calcext:value-type="float">
            <text:p>0.058139534883721</text:p>
          </table:table-cell>
          <table:table-cell table:formula="of:=20*LOG10([.H91])" office:value-type="float" office:value="-24.710568938151" calcext:value-type="float">
            <text:p>-24.710568938151</text:p>
          </table:table-cell>
          <table:table-cell table:number-columns-repeated="1015"/>
        </table:table-row>
        <table:table-row table:style-name="ro1">
          <table:table-cell table:formula="of:=[.A91]+10" office:value-type="float" office:value="830" calcext:value-type="float">
            <text:p>830</text:p>
          </table:table-cell>
          <table:table-cell table:formula="of:=[.A92]*[.$B$3]" office:value-type="float" office:value="83" calcext:value-type="float">
            <text:p>83</text:p>
          </table:table-cell>
          <table:table-cell/>
          <table:table-cell table:formula="of:=[.$B$4]/([.$B$4]+([.$B$6]*([.A92]-[.$B$4])))" office:value-type="float" office:value="0.0574712643678161" calcext:value-type="float">
            <text:p>0.057471264367816</text:p>
          </table:table-cell>
          <table:table-cell table:formula="of:=20*LOG10([.D92])" office:value-type="float" office:value="-24.810984965652" calcext:value-type="float">
            <text:p>-24.810984965652</text:p>
          </table:table-cell>
          <table:table-cell/>
          <table:table-cell table:formula="of:=MIN(MAX([.A92];[.$B$4]);[.$B$5])" office:value-type="float" office:value="830" calcext:value-type="float">
            <text:p>830</text:p>
          </table:table-cell>
          <table:table-cell table:formula="of:=[.$B$4]/([.$B$4]+([.$B$6]*([.G92]-[.$B$4])))" office:value-type="float" office:value="0.0574712643678161" calcext:value-type="float">
            <text:p>0.057471264367816</text:p>
          </table:table-cell>
          <table:table-cell table:formula="of:=20*LOG10([.H92])" office:value-type="float" office:value="-24.810984965652" calcext:value-type="float">
            <text:p>-24.810984965652</text:p>
          </table:table-cell>
          <table:table-cell table:number-columns-repeated="1015"/>
        </table:table-row>
        <table:table-row table:style-name="ro1">
          <table:table-cell table:formula="of:=[.A92]+10" office:value-type="float" office:value="840" calcext:value-type="float">
            <text:p>840</text:p>
          </table:table-cell>
          <table:table-cell table:formula="of:=[.A93]*[.$B$3]" office:value-type="float" office:value="84" calcext:value-type="float">
            <text:p>84</text:p>
          </table:table-cell>
          <table:table-cell/>
          <table:table-cell table:formula="of:=[.$B$4]/([.$B$4]+([.$B$6]*([.A93]-[.$B$4])))" office:value-type="float" office:value="0.0568181818181818" calcext:value-type="float">
            <text:p>0.056818181818182</text:p>
          </table:table-cell>
          <table:table-cell table:formula="of:=20*LOG10([.D93])" office:value-type="float" office:value="-24.910253356283" calcext:value-type="float">
            <text:p>-24.910253356283</text:p>
          </table:table-cell>
          <table:table-cell/>
          <table:table-cell table:formula="of:=MIN(MAX([.A93];[.$B$4]);[.$B$5])" office:value-type="float" office:value="840" calcext:value-type="float">
            <text:p>840</text:p>
          </table:table-cell>
          <table:table-cell table:formula="of:=[.$B$4]/([.$B$4]+([.$B$6]*([.G93]-[.$B$4])))" office:value-type="float" office:value="0.0568181818181818" calcext:value-type="float">
            <text:p>0.056818181818182</text:p>
          </table:table-cell>
          <table:table-cell table:formula="of:=20*LOG10([.H93])" office:value-type="float" office:value="-24.910253356283" calcext:value-type="float">
            <text:p>-24.910253356283</text:p>
          </table:table-cell>
          <table:table-cell table:number-columns-repeated="1015"/>
        </table:table-row>
        <table:table-row table:style-name="ro1">
          <table:table-cell table:formula="of:=[.A93]+10" office:value-type="float" office:value="850" calcext:value-type="float">
            <text:p>850</text:p>
          </table:table-cell>
          <table:table-cell table:formula="of:=[.A94]*[.$B$3]" office:value-type="float" office:value="85" calcext:value-type="float">
            <text:p>85</text:p>
          </table:table-cell>
          <table:table-cell/>
          <table:table-cell table:formula="of:=[.$B$4]/([.$B$4]+([.$B$6]*([.A94]-[.$B$4])))" office:value-type="float" office:value="0.0561797752808989" calcext:value-type="float">
            <text:p>0.056179775280899</text:p>
          </table:table-cell>
          <table:table-cell table:formula="of:=20*LOG10([.D94])" office:value-type="float" office:value="-25.0084000461779" calcext:value-type="float">
            <text:p>-25.0084000461779</text:p>
          </table:table-cell>
          <table:table-cell/>
          <table:table-cell table:formula="of:=MIN(MAX([.A94];[.$B$4]);[.$B$5])" office:value-type="float" office:value="850" calcext:value-type="float">
            <text:p>850</text:p>
          </table:table-cell>
          <table:table-cell table:formula="of:=[.$B$4]/([.$B$4]+([.$B$6]*([.G94]-[.$B$4])))" office:value-type="float" office:value="0.0561797752808989" calcext:value-type="float">
            <text:p>0.056179775280899</text:p>
          </table:table-cell>
          <table:table-cell table:formula="of:=20*LOG10([.H94])" office:value-type="float" office:value="-25.0084000461779" calcext:value-type="float">
            <text:p>-25.0084000461779</text:p>
          </table:table-cell>
          <table:table-cell table:number-columns-repeated="1015"/>
        </table:table-row>
        <table:table-row table:style-name="ro1">
          <table:table-cell table:formula="of:=[.A94]+10" office:value-type="float" office:value="860" calcext:value-type="float">
            <text:p>860</text:p>
          </table:table-cell>
          <table:table-cell table:formula="of:=[.A95]*[.$B$3]" office:value-type="float" office:value="86" calcext:value-type="float">
            <text:p>86</text:p>
          </table:table-cell>
          <table:table-cell/>
          <table:table-cell table:formula="of:=[.$B$4]/([.$B$4]+([.$B$6]*([.A95]-[.$B$4])))" office:value-type="float" office:value="0.0555555555555556" calcext:value-type="float">
            <text:p>0.055555555555556</text:p>
          </table:table-cell>
          <table:table-cell table:formula="of:=20*LOG10([.D95])" office:value-type="float" office:value="-25.1054501020661" calcext:value-type="float">
            <text:p>-25.1054501020661</text:p>
          </table:table-cell>
          <table:table-cell/>
          <table:table-cell table:formula="of:=MIN(MAX([.A95];[.$B$4]);[.$B$5])" office:value-type="float" office:value="860" calcext:value-type="float">
            <text:p>860</text:p>
          </table:table-cell>
          <table:table-cell table:formula="of:=[.$B$4]/([.$B$4]+([.$B$6]*([.G95]-[.$B$4])))" office:value-type="float" office:value="0.0555555555555556" calcext:value-type="float">
            <text:p>0.055555555555556</text:p>
          </table:table-cell>
          <table:table-cell table:formula="of:=20*LOG10([.H95])" office:value-type="float" office:value="-25.1054501020661" calcext:value-type="float">
            <text:p>-25.1054501020661</text:p>
          </table:table-cell>
          <table:table-cell table:number-columns-repeated="1015"/>
        </table:table-row>
        <table:table-row table:style-name="ro1">
          <table:table-cell table:formula="of:=[.A95]+10" office:value-type="float" office:value="870" calcext:value-type="float">
            <text:p>870</text:p>
          </table:table-cell>
          <table:table-cell table:formula="of:=[.A96]*[.$B$3]" office:value-type="float" office:value="87" calcext:value-type="float">
            <text:p>87</text:p>
          </table:table-cell>
          <table:table-cell/>
          <table:table-cell table:formula="of:=[.$B$4]/([.$B$4]+([.$B$6]*([.A96]-[.$B$4])))" office:value-type="float" office:value="0.0549450549450549" calcext:value-type="float">
            <text:p>0.054945054945055</text:p>
          </table:table-cell>
          <table:table-cell table:formula="of:=20*LOG10([.D96])" office:value-type="float" office:value="-25.2014277597015" calcext:value-type="float">
            <text:p>-25.2014277597015</text:p>
          </table:table-cell>
          <table:table-cell/>
          <table:table-cell table:formula="of:=MIN(MAX([.A96];[.$B$4]);[.$B$5])" office:value-type="float" office:value="870" calcext:value-type="float">
            <text:p>870</text:p>
          </table:table-cell>
          <table:table-cell table:formula="of:=[.$B$4]/([.$B$4]+([.$B$6]*([.G96]-[.$B$4])))" office:value-type="float" office:value="0.0549450549450549" calcext:value-type="float">
            <text:p>0.054945054945055</text:p>
          </table:table-cell>
          <table:table-cell table:formula="of:=20*LOG10([.H96])" office:value-type="float" office:value="-25.2014277597015" calcext:value-type="float">
            <text:p>-25.2014277597015</text:p>
          </table:table-cell>
          <table:table-cell table:number-columns-repeated="1015"/>
        </table:table-row>
        <table:table-row table:style-name="ro1">
          <table:table-cell table:formula="of:=[.A96]+10" office:value-type="float" office:value="880" calcext:value-type="float">
            <text:p>880</text:p>
          </table:table-cell>
          <table:table-cell table:formula="of:=[.A97]*[.$B$3]" office:value-type="float" office:value="88" calcext:value-type="float">
            <text:p>88</text:p>
          </table:table-cell>
          <table:table-cell/>
          <table:table-cell table:formula="of:=[.$B$4]/([.$B$4]+([.$B$6]*([.A97]-[.$B$4])))" office:value-type="float" office:value="0.0543478260869565" calcext:value-type="float">
            <text:p>0.054347826086957</text:p>
          </table:table-cell>
          <table:table-cell table:formula="of:=20*LOG10([.D97])" office:value-type="float" office:value="-25.2963564601907" calcext:value-type="float">
            <text:p>-25.2963564601907</text:p>
          </table:table-cell>
          <table:table-cell/>
          <table:table-cell table:formula="of:=MIN(MAX([.A97];[.$B$4]);[.$B$5])" office:value-type="float" office:value="880" calcext:value-type="float">
            <text:p>880</text:p>
          </table:table-cell>
          <table:table-cell table:formula="of:=[.$B$4]/([.$B$4]+([.$B$6]*([.G97]-[.$B$4])))" office:value-type="float" office:value="0.0543478260869565" calcext:value-type="float">
            <text:p>0.054347826086957</text:p>
          </table:table-cell>
          <table:table-cell table:formula="of:=20*LOG10([.H97])" office:value-type="float" office:value="-25.2963564601907" calcext:value-type="float">
            <text:p>-25.2963564601907</text:p>
          </table:table-cell>
          <table:table-cell table:number-columns-repeated="1015"/>
        </table:table-row>
        <table:table-row table:style-name="ro1">
          <table:table-cell table:formula="of:=[.A97]+10" office:value-type="float" office:value="890" calcext:value-type="float">
            <text:p>890</text:p>
          </table:table-cell>
          <table:table-cell table:formula="of:=[.A98]*[.$B$3]" office:value-type="float" office:value="89" calcext:value-type="float">
            <text:p>89</text:p>
          </table:table-cell>
          <table:table-cell/>
          <table:table-cell table:formula="of:=[.$B$4]/([.$B$4]+([.$B$6]*([.A98]-[.$B$4])))" office:value-type="float" office:value="0.0537634408602151" calcext:value-type="float">
            <text:p>0.053763440860215</text:p>
          </table:table-cell>
          <table:table-cell table:formula="of:=20*LOG10([.D98])" office:value-type="float" office:value="-25.3902588843583" calcext:value-type="float">
            <text:p>-25.3902588843583</text:p>
          </table:table-cell>
          <table:table-cell/>
          <table:table-cell table:formula="of:=MIN(MAX([.A98];[.$B$4]);[.$B$5])" office:value-type="float" office:value="890" calcext:value-type="float">
            <text:p>890</text:p>
          </table:table-cell>
          <table:table-cell table:formula="of:=[.$B$4]/([.$B$4]+([.$B$6]*([.G98]-[.$B$4])))" office:value-type="float" office:value="0.0537634408602151" calcext:value-type="float">
            <text:p>0.053763440860215</text:p>
          </table:table-cell>
          <table:table-cell table:formula="of:=20*LOG10([.H98])" office:value-type="float" office:value="-25.3902588843583" calcext:value-type="float">
            <text:p>-25.3902588843583</text:p>
          </table:table-cell>
          <table:table-cell table:number-columns-repeated="1015"/>
        </table:table-row>
        <table:table-row table:style-name="ro1">
          <table:table-cell table:formula="of:=[.A98]+10" office:value-type="float" office:value="900" calcext:value-type="float">
            <text:p>900</text:p>
          </table:table-cell>
          <table:table-cell table:formula="of:=[.A99]*[.$B$3]" office:value-type="float" office:value="90" calcext:value-type="float">
            <text:p>90</text:p>
          </table:table-cell>
          <table:table-cell/>
          <table:table-cell table:formula="of:=[.$B$4]/([.$B$4]+([.$B$6]*([.A99]-[.$B$4])))" office:value-type="float" office:value="0.0531914893617021" calcext:value-type="float">
            <text:p>0.053191489361702</text:p>
          </table:table-cell>
          <table:table-cell table:formula="of:=20*LOG10([.D99])" office:value-type="float" office:value="-25.4831569852736" calcext:value-type="float">
            <text:p>-25.4831569852736</text:p>
          </table:table-cell>
          <table:table-cell/>
          <table:table-cell table:formula="of:=MIN(MAX([.A99];[.$B$4]);[.$B$5])" office:value-type="float" office:value="900" calcext:value-type="float">
            <text:p>900</text:p>
          </table:table-cell>
          <table:table-cell table:formula="of:=[.$B$4]/([.$B$4]+([.$B$6]*([.G99]-[.$B$4])))" office:value-type="float" office:value="0.0531914893617021" calcext:value-type="float">
            <text:p>0.053191489361702</text:p>
          </table:table-cell>
          <table:table-cell table:formula="of:=20*LOG10([.H99])" office:value-type="float" office:value="-25.4831569852736" calcext:value-type="float">
            <text:p>-25.4831569852736</text:p>
          </table:table-cell>
          <table:table-cell table:number-columns-repeated="1015"/>
        </table:table-row>
        <table:table-row table:style-name="ro1">
          <table:table-cell table:formula="of:=[.A99]+10" office:value-type="float" office:value="910" calcext:value-type="float">
            <text:p>910</text:p>
          </table:table-cell>
          <table:table-cell table:formula="of:=[.A100]*[.$B$3]" office:value-type="float" office:value="91" calcext:value-type="float">
            <text:p>91</text:p>
          </table:table-cell>
          <table:table-cell/>
          <table:table-cell table:formula="of:=[.$B$4]/([.$B$4]+([.$B$6]*([.A100]-[.$B$4])))" office:value-type="float" office:value="0.0526315789473684" calcext:value-type="float">
            <text:p>0.052631578947369</text:p>
          </table:table-cell>
          <table:table-cell table:formula="of:=20*LOG10([.D100])" office:value-type="float" office:value="-25.5750720190566" calcext:value-type="float">
            <text:p>-25.5750720190566</text:p>
          </table:table-cell>
          <table:table-cell/>
          <table:table-cell table:formula="of:=MIN(MAX([.A100];[.$B$4]);[.$B$5])" office:value-type="float" office:value="910" calcext:value-type="float">
            <text:p>910</text:p>
          </table:table-cell>
          <table:table-cell table:formula="of:=[.$B$4]/([.$B$4]+([.$B$6]*([.G100]-[.$B$4])))" office:value-type="float" office:value="0.0526315789473684" calcext:value-type="float">
            <text:p>0.052631578947369</text:p>
          </table:table-cell>
          <table:table-cell table:formula="of:=20*LOG10([.H100])" office:value-type="float" office:value="-25.5750720190566" calcext:value-type="float">
            <text:p>-25.5750720190566</text:p>
          </table:table-cell>
          <table:table-cell table:number-columns-repeated="1015"/>
        </table:table-row>
        <table:table-row table:style-name="ro1">
          <table:table-cell table:formula="of:=[.A100]+10" office:value-type="float" office:value="920" calcext:value-type="float">
            <text:p>920</text:p>
          </table:table-cell>
          <table:table-cell table:formula="of:=[.A101]*[.$B$3]" office:value-type="float" office:value="92" calcext:value-type="float">
            <text:p>92</text:p>
          </table:table-cell>
          <table:table-cell/>
          <table:table-cell table:formula="of:=[.$B$4]/([.$B$4]+([.$B$6]*([.A101]-[.$B$4])))" office:value-type="float" office:value="0.0520833333333333" calcext:value-type="float">
            <text:p>0.052083333333333</text:p>
          </table:table-cell>
          <table:table-cell table:formula="of:=20*LOG10([.D101])" office:value-type="float" office:value="-25.666024574071" calcext:value-type="float">
            <text:p>-25.666024574071</text:p>
          </table:table-cell>
          <table:table-cell/>
          <table:table-cell table:formula="of:=MIN(MAX([.A101];[.$B$4]);[.$B$5])" office:value-type="float" office:value="920" calcext:value-type="float">
            <text:p>920</text:p>
          </table:table-cell>
          <table:table-cell table:formula="of:=[.$B$4]/([.$B$4]+([.$B$6]*([.G101]-[.$B$4])))" office:value-type="float" office:value="0.0520833333333333" calcext:value-type="float">
            <text:p>0.052083333333333</text:p>
          </table:table-cell>
          <table:table-cell table:formula="of:=20*LOG10([.H101])" office:value-type="float" office:value="-25.666024574071" calcext:value-type="float">
            <text:p>-25.666024574071</text:p>
          </table:table-cell>
          <table:table-cell table:number-columns-repeated="1015"/>
        </table:table-row>
        <table:table-row table:style-name="ro1">
          <table:table-cell table:formula="of:=[.A101]+10" office:value-type="float" office:value="930" calcext:value-type="float">
            <text:p>930</text:p>
          </table:table-cell>
          <table:table-cell table:formula="of:=[.A102]*[.$B$3]" office:value-type="float" office:value="93" calcext:value-type="float">
            <text:p>93</text:p>
          </table:table-cell>
          <table:table-cell/>
          <table:table-cell table:formula="of:=[.$B$4]/([.$B$4]+([.$B$6]*([.A102]-[.$B$4])))" office:value-type="float" office:value="0.0515463917525773" calcext:value-type="float">
            <text:p>0.051546391752577</text:p>
          </table:table-cell>
          <table:table-cell table:formula="of:=20*LOG10([.D102])" office:value-type="float" office:value="-25.7560345986045" calcext:value-type="float">
            <text:p>-25.7560345986045</text:p>
          </table:table-cell>
          <table:table-cell/>
          <table:table-cell table:formula="of:=MIN(MAX([.A102];[.$B$4]);[.$B$5])" office:value-type="float" office:value="930" calcext:value-type="float">
            <text:p>930</text:p>
          </table:table-cell>
          <table:table-cell table:formula="of:=[.$B$4]/([.$B$4]+([.$B$6]*([.G102]-[.$B$4])))" office:value-type="float" office:value="0.0515463917525773" calcext:value-type="float">
            <text:p>0.051546391752577</text:p>
          </table:table-cell>
          <table:table-cell table:formula="of:=20*LOG10([.H102])" office:value-type="float" office:value="-25.7560345986045" calcext:value-type="float">
            <text:p>-25.7560345986045</text:p>
          </table:table-cell>
          <table:table-cell table:number-columns-repeated="1015"/>
        </table:table-row>
        <table:table-row table:style-name="ro1">
          <table:table-cell table:formula="of:=[.A102]+10" office:value-type="float" office:value="940" calcext:value-type="float">
            <text:p>940</text:p>
          </table:table-cell>
          <table:table-cell table:formula="of:=[.A103]*[.$B$3]" office:value-type="float" office:value="94" calcext:value-type="float">
            <text:p>94</text:p>
          </table:table-cell>
          <table:table-cell/>
          <table:table-cell table:formula="of:=[.$B$4]/([.$B$4]+([.$B$6]*([.A103]-[.$B$4])))" office:value-type="float" office:value="0.0510204081632653" calcext:value-type="float">
            <text:p>0.051020408163265</text:p>
          </table:table-cell>
          <table:table-cell table:formula="of:=20*LOG10([.D103])" office:value-type="float" office:value="-25.8451214271295" calcext:value-type="float">
            <text:p>-25.8451214271295</text:p>
          </table:table-cell>
          <table:table-cell/>
          <table:table-cell table:formula="of:=MIN(MAX([.A103];[.$B$4]);[.$B$5])" office:value-type="float" office:value="940" calcext:value-type="float">
            <text:p>940</text:p>
          </table:table-cell>
          <table:table-cell table:formula="of:=[.$B$4]/([.$B$4]+([.$B$6]*([.G103]-[.$B$4])))" office:value-type="float" office:value="0.0510204081632653" calcext:value-type="float">
            <text:p>0.051020408163265</text:p>
          </table:table-cell>
          <table:table-cell table:formula="of:=20*LOG10([.H103])" office:value-type="float" office:value="-25.8451214271295" calcext:value-type="float">
            <text:p>-25.8451214271295</text:p>
          </table:table-cell>
          <table:table-cell table:number-columns-repeated="1015"/>
        </table:table-row>
        <table:table-row table:style-name="ro1">
          <table:table-cell table:formula="of:=[.A103]+10" office:value-type="float" office:value="950" calcext:value-type="float">
            <text:p>950</text:p>
          </table:table-cell>
          <table:table-cell table:formula="of:=[.A104]*[.$B$3]" office:value-type="float" office:value="95" calcext:value-type="float">
            <text:p>95</text:p>
          </table:table-cell>
          <table:table-cell/>
          <table:table-cell table:formula="of:=[.$B$4]/([.$B$4]+([.$B$6]*([.A104]-[.$B$4])))" office:value-type="float" office:value="0.0505050505050505" calcext:value-type="float">
            <text:p>0.050505050505051</text:p>
          </table:table-cell>
          <table:table-cell table:formula="of:=20*LOG10([.D104])" office:value-type="float" office:value="-25.9333038052306" calcext:value-type="float">
            <text:p>-25.9333038052306</text:p>
          </table:table-cell>
          <table:table-cell/>
          <table:table-cell table:formula="of:=MIN(MAX([.A104];[.$B$4]);[.$B$5])" office:value-type="float" office:value="950" calcext:value-type="float">
            <text:p>950</text:p>
          </table:table-cell>
          <table:table-cell table:formula="of:=[.$B$4]/([.$B$4]+([.$B$6]*([.G104]-[.$B$4])))" office:value-type="float" office:value="0.0505050505050505" calcext:value-type="float">
            <text:p>0.050505050505051</text:p>
          </table:table-cell>
          <table:table-cell table:formula="of:=20*LOG10([.H104])" office:value-type="float" office:value="-25.9333038052306" calcext:value-type="float">
            <text:p>-25.9333038052306</text:p>
          </table:table-cell>
          <table:table-cell table:number-columns-repeated="1015"/>
        </table:table-row>
        <table:table-row table:style-name="ro1">
          <table:table-cell table:formula="of:=[.A104]+10" office:value-type="float" office:value="960" calcext:value-type="float">
            <text:p>960</text:p>
          </table:table-cell>
          <table:table-cell table:formula="of:=[.A105]*[.$B$3]" office:value-type="float" office:value="96" calcext:value-type="float">
            <text:p>96</text:p>
          </table:table-cell>
          <table:table-cell/>
          <table:table-cell table:formula="of:=[.$B$4]/([.$B$4]+([.$B$6]*([.A105]-[.$B$4])))" office:value-type="float" office:value="0.05" calcext:value-type="float">
            <text:p>0.05</text:p>
          </table:table-cell>
          <table:table-cell table:formula="of:=20*LOG10([.D105])" office:value-type="float" office:value="-26.0205999132796" calcext:value-type="float">
            <text:p>-26.0205999132796</text:p>
          </table:table-cell>
          <table:table-cell/>
          <table:table-cell table:formula="of:=MIN(MAX([.A105];[.$B$4]);[.$B$5])" office:value-type="float" office:value="960" calcext:value-type="float">
            <text:p>960</text:p>
          </table:table-cell>
          <table:table-cell table:formula="of:=[.$B$4]/([.$B$4]+([.$B$6]*([.G105]-[.$B$4])))" office:value-type="float" office:value="0.05" calcext:value-type="float">
            <text:p>0.05</text:p>
          </table:table-cell>
          <table:table-cell table:formula="of:=20*LOG10([.H105])" office:value-type="float" office:value="-26.0205999132796" calcext:value-type="float">
            <text:p>-26.0205999132796</text:p>
          </table:table-cell>
          <table:table-cell table:number-columns-repeated="1015"/>
        </table:table-row>
        <table:table-row table:style-name="ro1">
          <table:table-cell table:formula="of:=[.A105]+10" office:value-type="float" office:value="970" calcext:value-type="float">
            <text:p>970</text:p>
          </table:table-cell>
          <table:table-cell table:formula="of:=[.A106]*[.$B$3]" office:value-type="float" office:value="97" calcext:value-type="float">
            <text:p>97</text:p>
          </table:table-cell>
          <table:table-cell/>
          <table:table-cell table:formula="of:=[.$B$4]/([.$B$4]+([.$B$6]*([.A106]-[.$B$4])))" office:value-type="float" office:value="0.0495049504950495" calcext:value-type="float">
            <text:p>0.04950495049505</text:p>
          </table:table-cell>
          <table:table-cell table:formula="of:=20*LOG10([.D106])" office:value-type="float" office:value="-26.1070273889325" calcext:value-type="float">
            <text:p>-26.1070273889325</text:p>
          </table:table-cell>
          <table:table-cell/>
          <table:table-cell table:formula="of:=MIN(MAX([.A106];[.$B$4]);[.$B$5])" office:value-type="float" office:value="970" calcext:value-type="float">
            <text:p>970</text:p>
          </table:table-cell>
          <table:table-cell table:formula="of:=[.$B$4]/([.$B$4]+([.$B$6]*([.G106]-[.$B$4])))" office:value-type="float" office:value="0.0495049504950495" calcext:value-type="float">
            <text:p>0.04950495049505</text:p>
          </table:table-cell>
          <table:table-cell table:formula="of:=20*LOG10([.H106])" office:value-type="float" office:value="-26.1070273889325" calcext:value-type="float">
            <text:p>-26.1070273889325</text:p>
          </table:table-cell>
          <table:table-cell table:number-columns-repeated="1015"/>
        </table:table-row>
        <table:table-row table:style-name="ro1">
          <table:table-cell table:formula="of:=[.A106]+10" office:value-type="float" office:value="980" calcext:value-type="float">
            <text:p>980</text:p>
          </table:table-cell>
          <table:table-cell table:formula="of:=[.A107]*[.$B$3]" office:value-type="float" office:value="98" calcext:value-type="float">
            <text:p>98</text:p>
          </table:table-cell>
          <table:table-cell/>
          <table:table-cell table:formula="of:=[.$B$4]/([.$B$4]+([.$B$6]*([.A107]-[.$B$4])))" office:value-type="float" office:value="0.0490196078431373" calcext:value-type="float">
            <text:p>0.049019607843137</text:p>
          </table:table-cell>
          <table:table-cell table:formula="of:=20*LOG10([.D107])" office:value-type="float" office:value="-26.192603348518" calcext:value-type="float">
            <text:p>-26.192603348518</text:p>
          </table:table-cell>
          <table:table-cell/>
          <table:table-cell table:formula="of:=MIN(MAX([.A107];[.$B$4]);[.$B$5])" office:value-type="float" office:value="980" calcext:value-type="float">
            <text:p>980</text:p>
          </table:table-cell>
          <table:table-cell table:formula="of:=[.$B$4]/([.$B$4]+([.$B$6]*([.G107]-[.$B$4])))" office:value-type="float" office:value="0.0490196078431373" calcext:value-type="float">
            <text:p>0.049019607843137</text:p>
          </table:table-cell>
          <table:table-cell table:formula="of:=20*LOG10([.H107])" office:value-type="float" office:value="-26.192603348518" calcext:value-type="float">
            <text:p>-26.192603348518</text:p>
          </table:table-cell>
          <table:table-cell table:number-columns-repeated="1015"/>
        </table:table-row>
        <table:table-row table:style-name="ro1">
          <table:table-cell table:formula="of:=[.A107]+10" office:value-type="float" office:value="990" calcext:value-type="float">
            <text:p>990</text:p>
          </table:table-cell>
          <table:table-cell table:formula="of:=[.A108]*[.$B$3]" office:value-type="float" office:value="99" calcext:value-type="float">
            <text:p>99</text:p>
          </table:table-cell>
          <table:table-cell/>
          <table:table-cell table:formula="of:=[.$B$4]/([.$B$4]+([.$B$6]*([.A108]-[.$B$4])))" office:value-type="float" office:value="0.0485436893203883" calcext:value-type="float">
            <text:p>0.048543689320388</text:p>
          </table:table-cell>
          <table:table-cell table:formula="of:=20*LOG10([.D108])" office:value-type="float" office:value="-26.2773444073831" calcext:value-type="float">
            <text:p>-26.2773444073831</text:p>
          </table:table-cell>
          <table:table-cell/>
          <table:table-cell table:formula="of:=MIN(MAX([.A108];[.$B$4]);[.$B$5])" office:value-type="float" office:value="990" calcext:value-type="float">
            <text:p>990</text:p>
          </table:table-cell>
          <table:table-cell table:formula="of:=[.$B$4]/([.$B$4]+([.$B$6]*([.G108]-[.$B$4])))" office:value-type="float" office:value="0.0485436893203883" calcext:value-type="float">
            <text:p>0.048543689320388</text:p>
          </table:table-cell>
          <table:table-cell table:formula="of:=20*LOG10([.H108])" office:value-type="float" office:value="-26.2773444073831" calcext:value-type="float">
            <text:p>-26.2773444073831</text:p>
          </table:table-cell>
          <table:table-cell table:number-columns-repeated="1015"/>
        </table:table-row>
        <table:table-row table:style-name="ro1">
          <table:table-cell table:formula="of:=[.A108]+10" office:value-type="float" office:value="1000" calcext:value-type="float">
            <text:p>1000</text:p>
          </table:table-cell>
          <table:table-cell table:formula="of:=[.A109]*[.$B$3]" office:value-type="float" office:value="100" calcext:value-type="float">
            <text:p>100</text:p>
          </table:table-cell>
          <table:table-cell/>
          <table:table-cell table:formula="of:=[.$B$4]/([.$B$4]+([.$B$6]*([.A109]-[.$B$4])))" office:value-type="float" office:value="0.0480769230769231" calcext:value-type="float">
            <text:p>0.048076923076923</text:p>
          </table:table-cell>
          <table:table-cell table:formula="of:=20*LOG10([.D109])" office:value-type="float" office:value="-26.3612666992552" calcext:value-type="float">
            <text:p>-26.3612666992552</text:p>
          </table:table-cell>
          <table:table-cell/>
          <table:table-cell table:formula="of:=MIN(MAX([.A109];[.$B$4]);[.$B$5])" office:value-type="float" office:value="1000" calcext:value-type="float">
            <text:p>1000</text:p>
          </table:table-cell>
          <table:table-cell table:formula="of:=[.$B$4]/([.$B$4]+([.$B$6]*([.G109]-[.$B$4])))" office:value-type="float" office:value="0.0480769230769231" calcext:value-type="float">
            <text:p>0.048076923076923</text:p>
          </table:table-cell>
          <table:table-cell table:formula="of:=20*LOG10([.H10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09]+10" office:value-type="float" office:value="1010" calcext:value-type="float">
            <text:p>1010</text:p>
          </table:table-cell>
          <table:table-cell table:formula="of:=[.A110]*[.$B$3]" office:value-type="float" office:value="101" calcext:value-type="float">
            <text:p>101</text:p>
          </table:table-cell>
          <table:table-cell/>
          <table:table-cell table:formula="of:=[.$B$4]/([.$B$4]+([.$B$6]*([.A110]-[.$B$4])))" office:value-type="float" office:value="0.0476190476190476" calcext:value-type="float">
            <text:p>0.047619047619048</text:p>
          </table:table-cell>
          <table:table-cell table:formula="of:=20*LOG10([.D110])" office:value-type="float" office:value="-26.4443858946784" calcext:value-type="float">
            <text:p>-26.4443858946784</text:p>
          </table:table-cell>
          <table:table-cell/>
          <table:table-cell table:formula="of:=MIN(MAX([.A110];[.$B$4]);[.$B$5])" office:value-type="float" office:value="1000" calcext:value-type="float">
            <text:p>1000</text:p>
          </table:table-cell>
          <table:table-cell table:formula="of:=[.$B$4]/([.$B$4]+([.$B$6]*([.G110]-[.$B$4])))" office:value-type="float" office:value="0.0480769230769231" calcext:value-type="float">
            <text:p>0.048076923076923</text:p>
          </table:table-cell>
          <table:table-cell table:formula="of:=20*LOG10([.H11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0]+10" office:value-type="float" office:value="1020" calcext:value-type="float">
            <text:p>1020</text:p>
          </table:table-cell>
          <table:table-cell table:formula="of:=[.A111]*[.$B$3]" office:value-type="float" office:value="102" calcext:value-type="float">
            <text:p>102</text:p>
          </table:table-cell>
          <table:table-cell/>
          <table:table-cell table:formula="of:=[.$B$4]/([.$B$4]+([.$B$6]*([.A111]-[.$B$4])))" office:value-type="float" office:value="0.0471698113207547" calcext:value-type="float">
            <text:p>0.047169811320755</text:p>
          </table:table-cell>
          <table:table-cell table:formula="of:=20*LOG10([.D111])" office:value-type="float" office:value="-26.526717218575" calcext:value-type="float">
            <text:p>-26.526717218575</text:p>
          </table:table-cell>
          <table:table-cell/>
          <table:table-cell table:formula="of:=MIN(MAX([.A111];[.$B$4]);[.$B$5])" office:value-type="float" office:value="1000" calcext:value-type="float">
            <text:p>1000</text:p>
          </table:table-cell>
          <table:table-cell table:formula="of:=[.$B$4]/([.$B$4]+([.$B$6]*([.G111]-[.$B$4])))" office:value-type="float" office:value="0.0480769230769231" calcext:value-type="float">
            <text:p>0.048076923076923</text:p>
          </table:table-cell>
          <table:table-cell table:formula="of:=20*LOG10([.H11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1]+10" office:value-type="float" office:value="1030" calcext:value-type="float">
            <text:p>1030</text:p>
          </table:table-cell>
          <table:table-cell table:formula="of:=[.A112]*[.$B$3]" office:value-type="float" office:value="103" calcext:value-type="float">
            <text:p>103</text:p>
          </table:table-cell>
          <table:table-cell/>
          <table:table-cell table:formula="of:=[.$B$4]/([.$B$4]+([.$B$6]*([.A112]-[.$B$4])))" office:value-type="float" office:value="0.0467289719626168" calcext:value-type="float">
            <text:p>0.046728971962617</text:p>
          </table:table-cell>
          <table:table-cell table:formula="of:=20*LOG10([.D112])" office:value-type="float" office:value="-26.6082754669838" calcext:value-type="float">
            <text:p>-26.6082754669838</text:p>
          </table:table-cell>
          <table:table-cell/>
          <table:table-cell table:formula="of:=MIN(MAX([.A112];[.$B$4]);[.$B$5])" office:value-type="float" office:value="1000" calcext:value-type="float">
            <text:p>1000</text:p>
          </table:table-cell>
          <table:table-cell table:formula="of:=[.$B$4]/([.$B$4]+([.$B$6]*([.G112]-[.$B$4])))" office:value-type="float" office:value="0.0480769230769231" calcext:value-type="float">
            <text:p>0.048076923076923</text:p>
          </table:table-cell>
          <table:table-cell table:formula="of:=20*LOG10([.H11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2]+10" office:value-type="float" office:value="1040" calcext:value-type="float">
            <text:p>1040</text:p>
          </table:table-cell>
          <table:table-cell table:formula="of:=[.A113]*[.$B$3]" office:value-type="float" office:value="104" calcext:value-type="float">
            <text:p>104</text:p>
          </table:table-cell>
          <table:table-cell/>
          <table:table-cell table:formula="of:=[.$B$4]/([.$B$4]+([.$B$6]*([.A113]-[.$B$4])))" office:value-type="float" office:value="0.0462962962962963" calcext:value-type="float">
            <text:p>0.046296296296296</text:p>
          </table:table-cell>
          <table:table-cell table:formula="of:=20*LOG10([.D113])" office:value-type="float" office:value="-26.6890750230186" calcext:value-type="float">
            <text:p>-26.6890750230186</text:p>
          </table:table-cell>
          <table:table-cell/>
          <table:table-cell table:formula="of:=MIN(MAX([.A113];[.$B$4]);[.$B$5])" office:value-type="float" office:value="1000" calcext:value-type="float">
            <text:p>1000</text:p>
          </table:table-cell>
          <table:table-cell table:formula="of:=[.$B$4]/([.$B$4]+([.$B$6]*([.G113]-[.$B$4])))" office:value-type="float" office:value="0.0480769230769231" calcext:value-type="float">
            <text:p>0.048076923076923</text:p>
          </table:table-cell>
          <table:table-cell table:formula="of:=20*LOG10([.H11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3]+10" office:value-type="float" office:value="1050" calcext:value-type="float">
            <text:p>1050</text:p>
          </table:table-cell>
          <table:table-cell table:formula="of:=[.A114]*[.$B$3]" office:value-type="float" office:value="105" calcext:value-type="float">
            <text:p>105</text:p>
          </table:table-cell>
          <table:table-cell/>
          <table:table-cell table:formula="of:=[.$B$4]/([.$B$4]+([.$B$6]*([.A114]-[.$B$4])))" office:value-type="float" office:value="0.0458715596330275" calcext:value-type="float">
            <text:p>0.045871559633028</text:p>
          </table:table-cell>
          <table:table-cell table:formula="of:=20*LOG10([.D114])" office:value-type="float" office:value="-26.7691298720921" calcext:value-type="float">
            <text:p>-26.7691298720921</text:p>
          </table:table-cell>
          <table:table-cell/>
          <table:table-cell table:formula="of:=MIN(MAX([.A114];[.$B$4]);[.$B$5])" office:value-type="float" office:value="1000" calcext:value-type="float">
            <text:p>1000</text:p>
          </table:table-cell>
          <table:table-cell table:formula="of:=[.$B$4]/([.$B$4]+([.$B$6]*([.G114]-[.$B$4])))" office:value-type="float" office:value="0.0480769230769231" calcext:value-type="float">
            <text:p>0.048076923076923</text:p>
          </table:table-cell>
          <table:table-cell table:formula="of:=20*LOG10([.H11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4]+10" office:value-type="float" office:value="1060" calcext:value-type="float">
            <text:p>1060</text:p>
          </table:table-cell>
          <table:table-cell table:formula="of:=[.A115]*[.$B$3]" office:value-type="float" office:value="106" calcext:value-type="float">
            <text:p>106</text:p>
          </table:table-cell>
          <table:table-cell/>
          <table:table-cell table:formula="of:=[.$B$4]/([.$B$4]+([.$B$6]*([.A115]-[.$B$4])))" office:value-type="float" office:value="0.0454545454545455" calcext:value-type="float">
            <text:p>0.045454545454546</text:p>
          </table:table-cell>
          <table:table-cell table:formula="of:=20*LOG10([.D115])" office:value-type="float" office:value="-26.8484536164441" calcext:value-type="float">
            <text:p>-26.8484536164441</text:p>
          </table:table-cell>
          <table:table-cell/>
          <table:table-cell table:formula="of:=MIN(MAX([.A115];[.$B$4]);[.$B$5])" office:value-type="float" office:value="1000" calcext:value-type="float">
            <text:p>1000</text:p>
          </table:table-cell>
          <table:table-cell table:formula="of:=[.$B$4]/([.$B$4]+([.$B$6]*([.G115]-[.$B$4])))" office:value-type="float" office:value="0.0480769230769231" calcext:value-type="float">
            <text:p>0.048076923076923</text:p>
          </table:table-cell>
          <table:table-cell table:formula="of:=20*LOG10([.H11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5]+10" office:value-type="float" office:value="1070" calcext:value-type="float">
            <text:p>1070</text:p>
          </table:table-cell>
          <table:table-cell table:formula="of:=[.A116]*[.$B$3]" office:value-type="float" office:value="107" calcext:value-type="float">
            <text:p>107</text:p>
          </table:table-cell>
          <table:table-cell/>
          <table:table-cell table:formula="of:=[.$B$4]/([.$B$4]+([.$B$6]*([.A116]-[.$B$4])))" office:value-type="float" office:value="0.045045045045045" calcext:value-type="float">
            <text:p>0.045045045045045</text:p>
          </table:table-cell>
          <table:table-cell table:formula="of:=20*LOG10([.D116])" office:value-type="float" office:value="-26.9270594890128" calcext:value-type="float">
            <text:p>-26.9270594890128</text:p>
          </table:table-cell>
          <table:table-cell/>
          <table:table-cell table:formula="of:=MIN(MAX([.A116];[.$B$4]);[.$B$5])" office:value-type="float" office:value="1000" calcext:value-type="float">
            <text:p>1000</text:p>
          </table:table-cell>
          <table:table-cell table:formula="of:=[.$B$4]/([.$B$4]+([.$B$6]*([.G116]-[.$B$4])))" office:value-type="float" office:value="0.0480769230769231" calcext:value-type="float">
            <text:p>0.048076923076923</text:p>
          </table:table-cell>
          <table:table-cell table:formula="of:=20*LOG10([.H11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6]+10" office:value-type="float" office:value="1080" calcext:value-type="float">
            <text:p>1080</text:p>
          </table:table-cell>
          <table:table-cell table:formula="of:=[.A117]*[.$B$3]" office:value-type="float" office:value="108" calcext:value-type="float">
            <text:p>108</text:p>
          </table:table-cell>
          <table:table-cell/>
          <table:table-cell table:formula="of:=[.$B$4]/([.$B$4]+([.$B$6]*([.A117]-[.$B$4])))" office:value-type="float" office:value="0.0446428571428571" calcext:value-type="float">
            <text:p>0.044642857142857</text:p>
          </table:table-cell>
          <table:table-cell table:formula="of:=20*LOG10([.D117])" office:value-type="float" office:value="-27.0049603666833" calcext:value-type="float">
            <text:p>-27.0049603666833</text:p>
          </table:table-cell>
          <table:table-cell/>
          <table:table-cell table:formula="of:=MIN(MAX([.A117];[.$B$4]);[.$B$5])" office:value-type="float" office:value="1000" calcext:value-type="float">
            <text:p>1000</text:p>
          </table:table-cell>
          <table:table-cell table:formula="of:=[.$B$4]/([.$B$4]+([.$B$6]*([.G117]-[.$B$4])))" office:value-type="float" office:value="0.0480769230769231" calcext:value-type="float">
            <text:p>0.048076923076923</text:p>
          </table:table-cell>
          <table:table-cell table:formula="of:=20*LOG10([.H11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7]+10" office:value-type="float" office:value="1090" calcext:value-type="float">
            <text:p>1090</text:p>
          </table:table-cell>
          <table:table-cell table:formula="of:=[.A118]*[.$B$3]" office:value-type="float" office:value="109" calcext:value-type="float">
            <text:p>109</text:p>
          </table:table-cell>
          <table:table-cell/>
          <table:table-cell table:formula="of:=[.$B$4]/([.$B$4]+([.$B$6]*([.A118]-[.$B$4])))" office:value-type="float" office:value="0.0442477876106195" calcext:value-type="float">
            <text:p>0.04424778761062</text:p>
          </table:table-cell>
          <table:table-cell table:formula="of:=20*LOG10([.D118])" office:value-type="float" office:value="-27.082168782948" calcext:value-type="float">
            <text:p>-27.082168782948</text:p>
          </table:table-cell>
          <table:table-cell/>
          <table:table-cell table:formula="of:=MIN(MAX([.A118];[.$B$4]);[.$B$5])" office:value-type="float" office:value="1000" calcext:value-type="float">
            <text:p>1000</text:p>
          </table:table-cell>
          <table:table-cell table:formula="of:=[.$B$4]/([.$B$4]+([.$B$6]*([.G118]-[.$B$4])))" office:value-type="float" office:value="0.0480769230769231" calcext:value-type="float">
            <text:p>0.048076923076923</text:p>
          </table:table-cell>
          <table:table-cell table:formula="of:=20*LOG10([.H11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8]+10" office:value-type="float" office:value="1100" calcext:value-type="float">
            <text:p>1100</text:p>
          </table:table-cell>
          <table:table-cell table:formula="of:=[.A119]*[.$B$3]" office:value-type="float" office:value="110" calcext:value-type="float">
            <text:p>110</text:p>
          </table:table-cell>
          <table:table-cell/>
          <table:table-cell table:formula="of:=[.$B$4]/([.$B$4]+([.$B$6]*([.A119]-[.$B$4])))" office:value-type="float" office:value="0.043859649122807" calcext:value-type="float">
            <text:p>0.043859649122807</text:p>
          </table:table-cell>
          <table:table-cell table:formula="of:=20*LOG10([.D119])" office:value-type="float" office:value="-27.1586969400091" calcext:value-type="float">
            <text:p>-27.1586969400091</text:p>
          </table:table-cell>
          <table:table-cell/>
          <table:table-cell table:formula="of:=MIN(MAX([.A119];[.$B$4]);[.$B$5])" office:value-type="float" office:value="1000" calcext:value-type="float">
            <text:p>1000</text:p>
          </table:table-cell>
          <table:table-cell table:formula="of:=[.$B$4]/([.$B$4]+([.$B$6]*([.G119]-[.$B$4])))" office:value-type="float" office:value="0.0480769230769231" calcext:value-type="float">
            <text:p>0.048076923076923</text:p>
          </table:table-cell>
          <table:table-cell table:formula="of:=20*LOG10([.H11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19]+10" office:value-type="float" office:value="1110" calcext:value-type="float">
            <text:p>1110</text:p>
          </table:table-cell>
          <table:table-cell table:formula="of:=[.A120]*[.$B$3]" office:value-type="float" office:value="111" calcext:value-type="float">
            <text:p>111</text:p>
          </table:table-cell>
          <table:table-cell/>
          <table:table-cell table:formula="of:=[.$B$4]/([.$B$4]+([.$B$6]*([.A120]-[.$B$4])))" office:value-type="float" office:value="0.0434782608695652" calcext:value-type="float">
            <text:p>0.043478260869565</text:p>
          </table:table-cell>
          <table:table-cell table:formula="of:=20*LOG10([.D120])" office:value-type="float" office:value="-27.2345567203519" calcext:value-type="float">
            <text:p>-27.2345567203519</text:p>
          </table:table-cell>
          <table:table-cell/>
          <table:table-cell table:formula="of:=MIN(MAX([.A120];[.$B$4]);[.$B$5])" office:value-type="float" office:value="1000" calcext:value-type="float">
            <text:p>1000</text:p>
          </table:table-cell>
          <table:table-cell table:formula="of:=[.$B$4]/([.$B$4]+([.$B$6]*([.G120]-[.$B$4])))" office:value-type="float" office:value="0.0480769230769231" calcext:value-type="float">
            <text:p>0.048076923076923</text:p>
          </table:table-cell>
          <table:table-cell table:formula="of:=20*LOG10([.H12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0]+10" office:value-type="float" office:value="1120" calcext:value-type="float">
            <text:p>1120</text:p>
          </table:table-cell>
          <table:table-cell table:formula="of:=[.A121]*[.$B$3]" office:value-type="float" office:value="112" calcext:value-type="float">
            <text:p>112</text:p>
          </table:table-cell>
          <table:table-cell/>
          <table:table-cell table:formula="of:=[.$B$4]/([.$B$4]+([.$B$6]*([.A121]-[.$B$4])))" office:value-type="float" office:value="0.0431034482758621" calcext:value-type="float">
            <text:p>0.043103448275862</text:p>
          </table:table-cell>
          <table:table-cell table:formula="of:=20*LOG10([.D121])" office:value-type="float" office:value="-27.309759697818" calcext:value-type="float">
            <text:p>-27.309759697818</text:p>
          </table:table-cell>
          <table:table-cell/>
          <table:table-cell table:formula="of:=MIN(MAX([.A121];[.$B$4]);[.$B$5])" office:value-type="float" office:value="1000" calcext:value-type="float">
            <text:p>1000</text:p>
          </table:table-cell>
          <table:table-cell table:formula="of:=[.$B$4]/([.$B$4]+([.$B$6]*([.G121]-[.$B$4])))" office:value-type="float" office:value="0.0480769230769231" calcext:value-type="float">
            <text:p>0.048076923076923</text:p>
          </table:table-cell>
          <table:table-cell table:formula="of:=20*LOG10([.H12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1]+10" office:value-type="float" office:value="1130" calcext:value-type="float">
            <text:p>1130</text:p>
          </table:table-cell>
          <table:table-cell table:formula="of:=[.A122]*[.$B$3]" office:value-type="float" office:value="113" calcext:value-type="float">
            <text:p>113</text:p>
          </table:table-cell>
          <table:table-cell/>
          <table:table-cell table:formula="of:=[.$B$4]/([.$B$4]+([.$B$6]*([.A122]-[.$B$4])))" office:value-type="float" office:value="0.0427350427350427" calcext:value-type="float">
            <text:p>0.042735042735043</text:p>
          </table:table-cell>
          <table:table-cell table:formula="of:=20*LOG10([.D122])" office:value-type="float" office:value="-27.3843171482029" calcext:value-type="float">
            <text:p>-27.3843171482029</text:p>
          </table:table-cell>
          <table:table-cell/>
          <table:table-cell table:formula="of:=MIN(MAX([.A122];[.$B$4]);[.$B$5])" office:value-type="float" office:value="1000" calcext:value-type="float">
            <text:p>1000</text:p>
          </table:table-cell>
          <table:table-cell table:formula="of:=[.$B$4]/([.$B$4]+([.$B$6]*([.G122]-[.$B$4])))" office:value-type="float" office:value="0.0480769230769231" calcext:value-type="float">
            <text:p>0.048076923076923</text:p>
          </table:table-cell>
          <table:table-cell table:formula="of:=20*LOG10([.H12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2]+10" office:value-type="float" office:value="1140" calcext:value-type="float">
            <text:p>1140</text:p>
          </table:table-cell>
          <table:table-cell table:formula="of:=[.A123]*[.$B$3]" office:value-type="float" office:value="114" calcext:value-type="float">
            <text:p>114</text:p>
          </table:table-cell>
          <table:table-cell/>
          <table:table-cell table:formula="of:=[.$B$4]/([.$B$4]+([.$B$6]*([.A123]-[.$B$4])))" office:value-type="float" office:value="0.0423728813559322" calcext:value-type="float">
            <text:p>0.042372881355932</text:p>
          </table:table-cell>
          <table:table-cell table:formula="of:=20*LOG10([.D123])" office:value-type="float" office:value="-27.4582400594021" calcext:value-type="float">
            <text:p>-27.4582400594021</text:p>
          </table:table-cell>
          <table:table-cell/>
          <table:table-cell table:formula="of:=MIN(MAX([.A123];[.$B$4]);[.$B$5])" office:value-type="float" office:value="1000" calcext:value-type="float">
            <text:p>1000</text:p>
          </table:table-cell>
          <table:table-cell table:formula="of:=[.$B$4]/([.$B$4]+([.$B$6]*([.G123]-[.$B$4])))" office:value-type="float" office:value="0.0480769230769231" calcext:value-type="float">
            <text:p>0.048076923076923</text:p>
          </table:table-cell>
          <table:table-cell table:formula="of:=20*LOG10([.H12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3]+10" office:value-type="float" office:value="1150" calcext:value-type="float">
            <text:p>1150</text:p>
          </table:table-cell>
          <table:table-cell table:formula="of:=[.A124]*[.$B$3]" office:value-type="float" office:value="115" calcext:value-type="float">
            <text:p>115</text:p>
          </table:table-cell>
          <table:table-cell/>
          <table:table-cell table:formula="of:=[.$B$4]/([.$B$4]+([.$B$6]*([.A124]-[.$B$4])))" office:value-type="float" office:value="0.0420168067226891" calcext:value-type="float">
            <text:p>0.042016806722689</text:p>
          </table:table-cell>
          <table:table-cell table:formula="of:=20*LOG10([.D124])" office:value-type="float" office:value="-27.5315391411302" calcext:value-type="float">
            <text:p>-27.5315391411302</text:p>
          </table:table-cell>
          <table:table-cell/>
          <table:table-cell table:formula="of:=MIN(MAX([.A124];[.$B$4]);[.$B$5])" office:value-type="float" office:value="1000" calcext:value-type="float">
            <text:p>1000</text:p>
          </table:table-cell>
          <table:table-cell table:formula="of:=[.$B$4]/([.$B$4]+([.$B$6]*([.G124]-[.$B$4])))" office:value-type="float" office:value="0.0480769230769231" calcext:value-type="float">
            <text:p>0.048076923076923</text:p>
          </table:table-cell>
          <table:table-cell table:formula="of:=20*LOG10([.H12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4]+10" office:value-type="float" office:value="1160" calcext:value-type="float">
            <text:p>1160</text:p>
          </table:table-cell>
          <table:table-cell table:formula="of:=[.A125]*[.$B$3]" office:value-type="float" office:value="116" calcext:value-type="float">
            <text:p>116</text:p>
          </table:table-cell>
          <table:table-cell/>
          <table:table-cell table:formula="of:=[.$B$4]/([.$B$4]+([.$B$6]*([.A125]-[.$B$4])))" office:value-type="float" office:value="0.0416666666666667" calcext:value-type="float">
            <text:p>0.041666666666667</text:p>
          </table:table-cell>
          <table:table-cell table:formula="of:=20*LOG10([.D125])" office:value-type="float" office:value="-27.6042248342321" calcext:value-type="float">
            <text:p>-27.6042248342321</text:p>
          </table:table-cell>
          <table:table-cell/>
          <table:table-cell table:formula="of:=MIN(MAX([.A125];[.$B$4]);[.$B$5])" office:value-type="float" office:value="1000" calcext:value-type="float">
            <text:p>1000</text:p>
          </table:table-cell>
          <table:table-cell table:formula="of:=[.$B$4]/([.$B$4]+([.$B$6]*([.G125]-[.$B$4])))" office:value-type="float" office:value="0.0480769230769231" calcext:value-type="float">
            <text:p>0.048076923076923</text:p>
          </table:table-cell>
          <table:table-cell table:formula="of:=20*LOG10([.H12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5]+10" office:value-type="float" office:value="1170" calcext:value-type="float">
            <text:p>1170</text:p>
          </table:table-cell>
          <table:table-cell table:formula="of:=[.A126]*[.$B$3]" office:value-type="float" office:value="117" calcext:value-type="float">
            <text:p>117</text:p>
          </table:table-cell>
          <table:table-cell/>
          <table:table-cell table:formula="of:=[.$B$4]/([.$B$4]+([.$B$6]*([.A126]-[.$B$4])))" office:value-type="float" office:value="0.0413223140495868" calcext:value-type="float">
            <text:p>0.041322314049587</text:p>
          </table:table-cell>
          <table:table-cell table:formula="of:=20*LOG10([.D126])" office:value-type="float" office:value="-27.6763073196086" calcext:value-type="float">
            <text:p>-27.6763073196086</text:p>
          </table:table-cell>
          <table:table-cell/>
          <table:table-cell table:formula="of:=MIN(MAX([.A126];[.$B$4]);[.$B$5])" office:value-type="float" office:value="1000" calcext:value-type="float">
            <text:p>1000</text:p>
          </table:table-cell>
          <table:table-cell table:formula="of:=[.$B$4]/([.$B$4]+([.$B$6]*([.G126]-[.$B$4])))" office:value-type="float" office:value="0.0480769230769231" calcext:value-type="float">
            <text:p>0.048076923076923</text:p>
          </table:table-cell>
          <table:table-cell table:formula="of:=20*LOG10([.H12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6]+10" office:value-type="float" office:value="1180" calcext:value-type="float">
            <text:p>1180</text:p>
          </table:table-cell>
          <table:table-cell table:formula="of:=[.A127]*[.$B$3]" office:value-type="float" office:value="118" calcext:value-type="float">
            <text:p>118</text:p>
          </table:table-cell>
          <table:table-cell/>
          <table:table-cell table:formula="of:=[.$B$4]/([.$B$4]+([.$B$6]*([.A127]-[.$B$4])))" office:value-type="float" office:value="0.040983606557377" calcext:value-type="float">
            <text:p>0.040983606557377</text:p>
          </table:table-cell>
          <table:table-cell table:formula="of:=20*LOG10([.D127])" office:value-type="float" office:value="-27.7477965267746" calcext:value-type="float">
            <text:p>-27.7477965267746</text:p>
          </table:table-cell>
          <table:table-cell/>
          <table:table-cell table:formula="of:=MIN(MAX([.A127];[.$B$4]);[.$B$5])" office:value-type="float" office:value="1000" calcext:value-type="float">
            <text:p>1000</text:p>
          </table:table-cell>
          <table:table-cell table:formula="of:=[.$B$4]/([.$B$4]+([.$B$6]*([.G127]-[.$B$4])))" office:value-type="float" office:value="0.0480769230769231" calcext:value-type="float">
            <text:p>0.048076923076923</text:p>
          </table:table-cell>
          <table:table-cell table:formula="of:=20*LOG10([.H12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7]+10" office:value-type="float" office:value="1190" calcext:value-type="float">
            <text:p>1190</text:p>
          </table:table-cell>
          <table:table-cell table:formula="of:=[.A128]*[.$B$3]" office:value-type="float" office:value="119" calcext:value-type="float">
            <text:p>119</text:p>
          </table:table-cell>
          <table:table-cell/>
          <table:table-cell table:formula="of:=[.$B$4]/([.$B$4]+([.$B$6]*([.A128]-[.$B$4])))" office:value-type="float" office:value="0.040650406504065" calcext:value-type="float">
            <text:p>0.040650406504065</text:p>
          </table:table-cell>
          <table:table-cell table:formula="of:=20*LOG10([.D128])" office:value-type="float" office:value="-27.8187021420676" calcext:value-type="float">
            <text:p>-27.8187021420676</text:p>
          </table:table-cell>
          <table:table-cell/>
          <table:table-cell table:formula="of:=MIN(MAX([.A128];[.$B$4]);[.$B$5])" office:value-type="float" office:value="1000" calcext:value-type="float">
            <text:p>1000</text:p>
          </table:table-cell>
          <table:table-cell table:formula="of:=[.$B$4]/([.$B$4]+([.$B$6]*([.G128]-[.$B$4])))" office:value-type="float" office:value="0.0480769230769231" calcext:value-type="float">
            <text:p>0.048076923076923</text:p>
          </table:table-cell>
          <table:table-cell table:formula="of:=20*LOG10([.H12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8]+10" office:value-type="float" office:value="1200" calcext:value-type="float">
            <text:p>1200</text:p>
          </table:table-cell>
          <table:table-cell table:formula="of:=[.A129]*[.$B$3]" office:value-type="float" office:value="120" calcext:value-type="float">
            <text:p>120</text:p>
          </table:table-cell>
          <table:table-cell/>
          <table:table-cell table:formula="of:=[.$B$4]/([.$B$4]+([.$B$6]*([.A129]-[.$B$4])))" office:value-type="float" office:value="0.0403225806451613" calcext:value-type="float">
            <text:p>0.040322580645161</text:p>
          </table:table-cell>
          <table:table-cell table:formula="of:=20*LOG10([.D129])" office:value-type="float" office:value="-27.8890336165243" calcext:value-type="float">
            <text:p>-27.8890336165243</text:p>
          </table:table-cell>
          <table:table-cell/>
          <table:table-cell table:formula="of:=MIN(MAX([.A129];[.$B$4]);[.$B$5])" office:value-type="float" office:value="1000" calcext:value-type="float">
            <text:p>1000</text:p>
          </table:table-cell>
          <table:table-cell table:formula="of:=[.$B$4]/([.$B$4]+([.$B$6]*([.G129]-[.$B$4])))" office:value-type="float" office:value="0.0480769230769231" calcext:value-type="float">
            <text:p>0.048076923076923</text:p>
          </table:table-cell>
          <table:table-cell table:formula="of:=20*LOG10([.H12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29]+10" office:value-type="float" office:value="1210" calcext:value-type="float">
            <text:p>1210</text:p>
          </table:table-cell>
          <table:table-cell table:formula="of:=[.A130]*[.$B$3]" office:value-type="float" office:value="121" calcext:value-type="float">
            <text:p>121</text:p>
          </table:table-cell>
          <table:table-cell/>
          <table:table-cell table:formula="of:=[.$B$4]/([.$B$4]+([.$B$6]*([.A130]-[.$B$4])))" office:value-type="float" office:value="0.04" calcext:value-type="float">
            <text:p>0.04</text:p>
          </table:table-cell>
          <table:table-cell table:formula="of:=20*LOG10([.D130])" office:value-type="float" office:value="-27.9588001734407" calcext:value-type="float">
            <text:p>-27.9588001734407</text:p>
          </table:table-cell>
          <table:table-cell/>
          <table:table-cell table:formula="of:=MIN(MAX([.A130];[.$B$4]);[.$B$5])" office:value-type="float" office:value="1000" calcext:value-type="float">
            <text:p>1000</text:p>
          </table:table-cell>
          <table:table-cell table:formula="of:=[.$B$4]/([.$B$4]+([.$B$6]*([.G130]-[.$B$4])))" office:value-type="float" office:value="0.0480769230769231" calcext:value-type="float">
            <text:p>0.048076923076923</text:p>
          </table:table-cell>
          <table:table-cell table:formula="of:=20*LOG10([.H13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0]+10" office:value-type="float" office:value="1220" calcext:value-type="float">
            <text:p>1220</text:p>
          </table:table-cell>
          <table:table-cell table:formula="of:=[.A131]*[.$B$3]" office:value-type="float" office:value="122" calcext:value-type="float">
            <text:p>122</text:p>
          </table:table-cell>
          <table:table-cell/>
          <table:table-cell table:formula="of:=[.$B$4]/([.$B$4]+([.$B$6]*([.A131]-[.$B$4])))" office:value-type="float" office:value="0.0396825396825397" calcext:value-type="float">
            <text:p>0.03968253968254</text:p>
          </table:table-cell>
          <table:table-cell table:formula="of:=20*LOG10([.D131])" office:value-type="float" office:value="-28.0280108156309" calcext:value-type="float">
            <text:p>-28.0280108156309</text:p>
          </table:table-cell>
          <table:table-cell/>
          <table:table-cell table:formula="of:=MIN(MAX([.A131];[.$B$4]);[.$B$5])" office:value-type="float" office:value="1000" calcext:value-type="float">
            <text:p>1000</text:p>
          </table:table-cell>
          <table:table-cell table:formula="of:=[.$B$4]/([.$B$4]+([.$B$6]*([.G131]-[.$B$4])))" office:value-type="float" office:value="0.0480769230769231" calcext:value-type="float">
            <text:p>0.048076923076923</text:p>
          </table:table-cell>
          <table:table-cell table:formula="of:=20*LOG10([.H13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1]+10" office:value-type="float" office:value="1230" calcext:value-type="float">
            <text:p>1230</text:p>
          </table:table-cell>
          <table:table-cell table:formula="of:=[.A132]*[.$B$3]" office:value-type="float" office:value="123" calcext:value-type="float">
            <text:p>123</text:p>
          </table:table-cell>
          <table:table-cell/>
          <table:table-cell table:formula="of:=[.$B$4]/([.$B$4]+([.$B$6]*([.A132]-[.$B$4])))" office:value-type="float" office:value="0.0393700787401575" calcext:value-type="float">
            <text:p>0.039370078740158</text:p>
          </table:table-cell>
          <table:table-cell table:formula="of:=20*LOG10([.D132])" office:value-type="float" office:value="-28.0966743323988" calcext:value-type="float">
            <text:p>-28.0966743323988</text:p>
          </table:table-cell>
          <table:table-cell/>
          <table:table-cell table:formula="of:=MIN(MAX([.A132];[.$B$4]);[.$B$5])" office:value-type="float" office:value="1000" calcext:value-type="float">
            <text:p>1000</text:p>
          </table:table-cell>
          <table:table-cell table:formula="of:=[.$B$4]/([.$B$4]+([.$B$6]*([.G132]-[.$B$4])))" office:value-type="float" office:value="0.0480769230769231" calcext:value-type="float">
            <text:p>0.048076923076923</text:p>
          </table:table-cell>
          <table:table-cell table:formula="of:=20*LOG10([.H13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2]+10" office:value-type="float" office:value="1240" calcext:value-type="float">
            <text:p>1240</text:p>
          </table:table-cell>
          <table:table-cell table:formula="of:=[.A133]*[.$B$3]" office:value-type="float" office:value="124" calcext:value-type="float">
            <text:p>124</text:p>
          </table:table-cell>
          <table:table-cell/>
          <table:table-cell table:formula="of:=[.$B$4]/([.$B$4]+([.$B$6]*([.A133]-[.$B$4])))" office:value-type="float" office:value="0.0390625" calcext:value-type="float">
            <text:p>0.0390625</text:p>
          </table:table-cell>
          <table:table-cell table:formula="of:=20*LOG10([.D133])" office:value-type="float" office:value="-28.164799306237" calcext:value-type="float">
            <text:p>-28.164799306237</text:p>
          </table:table-cell>
          <table:table-cell/>
          <table:table-cell table:formula="of:=MIN(MAX([.A133];[.$B$4]);[.$B$5])" office:value-type="float" office:value="1000" calcext:value-type="float">
            <text:p>1000</text:p>
          </table:table-cell>
          <table:table-cell table:formula="of:=[.$B$4]/([.$B$4]+([.$B$6]*([.G133]-[.$B$4])))" office:value-type="float" office:value="0.0480769230769231" calcext:value-type="float">
            <text:p>0.048076923076923</text:p>
          </table:table-cell>
          <table:table-cell table:formula="of:=20*LOG10([.H13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3]+10" office:value-type="float" office:value="1250" calcext:value-type="float">
            <text:p>1250</text:p>
          </table:table-cell>
          <table:table-cell table:formula="of:=[.A134]*[.$B$3]" office:value-type="float" office:value="125" calcext:value-type="float">
            <text:p>125</text:p>
          </table:table-cell>
          <table:table-cell/>
          <table:table-cell table:formula="of:=[.$B$4]/([.$B$4]+([.$B$6]*([.A134]-[.$B$4])))" office:value-type="float" office:value="0.0387596899224806" calcext:value-type="float">
            <text:p>0.038759689922481</text:p>
          </table:table-cell>
          <table:table-cell table:formula="of:=20*LOG10([.D134])" office:value-type="float" office:value="-28.2323941192646" calcext:value-type="float">
            <text:p>-28.2323941192646</text:p>
          </table:table-cell>
          <table:table-cell/>
          <table:table-cell table:formula="of:=MIN(MAX([.A134];[.$B$4]);[.$B$5])" office:value-type="float" office:value="1000" calcext:value-type="float">
            <text:p>1000</text:p>
          </table:table-cell>
          <table:table-cell table:formula="of:=[.$B$4]/([.$B$4]+([.$B$6]*([.G134]-[.$B$4])))" office:value-type="float" office:value="0.0480769230769231" calcext:value-type="float">
            <text:p>0.048076923076923</text:p>
          </table:table-cell>
          <table:table-cell table:formula="of:=20*LOG10([.H13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4]+10" office:value-type="float" office:value="1260" calcext:value-type="float">
            <text:p>1260</text:p>
          </table:table-cell>
          <table:table-cell table:formula="of:=[.A135]*[.$B$3]" office:value-type="float" office:value="126" calcext:value-type="float">
            <text:p>126</text:p>
          </table:table-cell>
          <table:table-cell/>
          <table:table-cell table:formula="of:=[.$B$4]/([.$B$4]+([.$B$6]*([.A135]-[.$B$4])))" office:value-type="float" office:value="0.0384615384615385" calcext:value-type="float">
            <text:p>0.038461538461539</text:p>
          </table:table-cell>
          <table:table-cell table:formula="of:=20*LOG10([.D135])" office:value-type="float" office:value="-28.2994669594164" calcext:value-type="float">
            <text:p>-28.2994669594164</text:p>
          </table:table-cell>
          <table:table-cell/>
          <table:table-cell table:formula="of:=MIN(MAX([.A135];[.$B$4]);[.$B$5])" office:value-type="float" office:value="1000" calcext:value-type="float">
            <text:p>1000</text:p>
          </table:table-cell>
          <table:table-cell table:formula="of:=[.$B$4]/([.$B$4]+([.$B$6]*([.G135]-[.$B$4])))" office:value-type="float" office:value="0.0480769230769231" calcext:value-type="float">
            <text:p>0.048076923076923</text:p>
          </table:table-cell>
          <table:table-cell table:formula="of:=20*LOG10([.H13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5]+10" office:value-type="float" office:value="1270" calcext:value-type="float">
            <text:p>1270</text:p>
          </table:table-cell>
          <table:table-cell table:formula="of:=[.A136]*[.$B$3]" office:value-type="float" office:value="127" calcext:value-type="float">
            <text:p>127</text:p>
          </table:table-cell>
          <table:table-cell/>
          <table:table-cell table:formula="of:=[.$B$4]/([.$B$4]+([.$B$6]*([.A136]-[.$B$4])))" office:value-type="float" office:value="0.0381679389312977" calcext:value-type="float">
            <text:p>0.038167938931298</text:p>
          </table:table-cell>
          <table:table-cell table:formula="of:=20*LOG10([.D136])" office:value-type="float" office:value="-28.3660258263949" calcext:value-type="float">
            <text:p>-28.3660258263949</text:p>
          </table:table-cell>
          <table:table-cell/>
          <table:table-cell table:formula="of:=MIN(MAX([.A136];[.$B$4]);[.$B$5])" office:value-type="float" office:value="1000" calcext:value-type="float">
            <text:p>1000</text:p>
          </table:table-cell>
          <table:table-cell table:formula="of:=[.$B$4]/([.$B$4]+([.$B$6]*([.G136]-[.$B$4])))" office:value-type="float" office:value="0.0480769230769231" calcext:value-type="float">
            <text:p>0.048076923076923</text:p>
          </table:table-cell>
          <table:table-cell table:formula="of:=20*LOG10([.H13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6]+10" office:value-type="float" office:value="1280" calcext:value-type="float">
            <text:p>1280</text:p>
          </table:table-cell>
          <table:table-cell table:formula="of:=[.A137]*[.$B$3]" office:value-type="float" office:value="128" calcext:value-type="float">
            <text:p>128</text:p>
          </table:table-cell>
          <table:table-cell/>
          <table:table-cell table:formula="of:=[.$B$4]/([.$B$4]+([.$B$6]*([.A137]-[.$B$4])))" office:value-type="float" office:value="0.0378787878787879" calcext:value-type="float">
            <text:p>0.037878787878788</text:p>
          </table:table-cell>
          <table:table-cell table:formula="of:=20*LOG10([.D137])" office:value-type="float" office:value="-28.4320785373966" calcext:value-type="float">
            <text:p>-28.4320785373966</text:p>
          </table:table-cell>
          <table:table-cell/>
          <table:table-cell table:formula="of:=MIN(MAX([.A137];[.$B$4]);[.$B$5])" office:value-type="float" office:value="1000" calcext:value-type="float">
            <text:p>1000</text:p>
          </table:table-cell>
          <table:table-cell table:formula="of:=[.$B$4]/([.$B$4]+([.$B$6]*([.G137]-[.$B$4])))" office:value-type="float" office:value="0.0480769230769231" calcext:value-type="float">
            <text:p>0.048076923076923</text:p>
          </table:table-cell>
          <table:table-cell table:formula="of:=20*LOG10([.H13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7]+10" office:value-type="float" office:value="1290" calcext:value-type="float">
            <text:p>1290</text:p>
          </table:table-cell>
          <table:table-cell table:formula="of:=[.A138]*[.$B$3]" office:value-type="float" office:value="129" calcext:value-type="float">
            <text:p>129</text:p>
          </table:table-cell>
          <table:table-cell/>
          <table:table-cell table:formula="of:=[.$B$4]/([.$B$4]+([.$B$6]*([.A138]-[.$B$4])))" office:value-type="float" office:value="0.037593984962406" calcext:value-type="float">
            <text:p>0.037593984962406</text:p>
          </table:table-cell>
          <table:table-cell table:formula="of:=20*LOG10([.D138])" office:value-type="float" office:value="-28.4976327326213" calcext:value-type="float">
            <text:p>-28.4976327326213</text:p>
          </table:table-cell>
          <table:table-cell/>
          <table:table-cell table:formula="of:=MIN(MAX([.A138];[.$B$4]);[.$B$5])" office:value-type="float" office:value="1000" calcext:value-type="float">
            <text:p>1000</text:p>
          </table:table-cell>
          <table:table-cell table:formula="of:=[.$B$4]/([.$B$4]+([.$B$6]*([.G138]-[.$B$4])))" office:value-type="float" office:value="0.0480769230769231" calcext:value-type="float">
            <text:p>0.048076923076923</text:p>
          </table:table-cell>
          <table:table-cell table:formula="of:=20*LOG10([.H13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8]+10" office:value-type="float" office:value="1300" calcext:value-type="float">
            <text:p>1300</text:p>
          </table:table-cell>
          <table:table-cell table:formula="of:=[.A139]*[.$B$3]" office:value-type="float" office:value="130" calcext:value-type="float">
            <text:p>130</text:p>
          </table:table-cell>
          <table:table-cell/>
          <table:table-cell table:formula="of:=[.$B$4]/([.$B$4]+([.$B$6]*([.A139]-[.$B$4])))" office:value-type="float" office:value="0.0373134328358209" calcext:value-type="float">
            <text:p>0.037313432835821</text:p>
          </table:table-cell>
          <table:table-cell table:formula="of:=20*LOG10([.D139])" office:value-type="float" office:value="-28.5626958805758" calcext:value-type="float">
            <text:p>-28.5626958805758</text:p>
          </table:table-cell>
          <table:table-cell/>
          <table:table-cell table:formula="of:=MIN(MAX([.A139];[.$B$4]);[.$B$5])" office:value-type="float" office:value="1000" calcext:value-type="float">
            <text:p>1000</text:p>
          </table:table-cell>
          <table:table-cell table:formula="of:=[.$B$4]/([.$B$4]+([.$B$6]*([.G139]-[.$B$4])))" office:value-type="float" office:value="0.0480769230769231" calcext:value-type="float">
            <text:p>0.048076923076923</text:p>
          </table:table-cell>
          <table:table-cell table:formula="of:=20*LOG10([.H13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39]+10" office:value-type="float" office:value="1310" calcext:value-type="float">
            <text:p>1310</text:p>
          </table:table-cell>
          <table:table-cell table:formula="of:=[.A140]*[.$B$3]" office:value-type="float" office:value="131" calcext:value-type="float">
            <text:p>131</text:p>
          </table:table-cell>
          <table:table-cell/>
          <table:table-cell table:formula="of:=[.$B$4]/([.$B$4]+([.$B$6]*([.A140]-[.$B$4])))" office:value-type="float" office:value="0.037037037037037" calcext:value-type="float">
            <text:p>0.037037037037037</text:p>
          </table:table-cell>
          <table:table-cell table:formula="of:=20*LOG10([.D140])" office:value-type="float" office:value="-28.6272752831797" calcext:value-type="float">
            <text:p>-28.6272752831797</text:p>
          </table:table-cell>
          <table:table-cell/>
          <table:table-cell table:formula="of:=MIN(MAX([.A140];[.$B$4]);[.$B$5])" office:value-type="float" office:value="1000" calcext:value-type="float">
            <text:p>1000</text:p>
          </table:table-cell>
          <table:table-cell table:formula="of:=[.$B$4]/([.$B$4]+([.$B$6]*([.G140]-[.$B$4])))" office:value-type="float" office:value="0.0480769230769231" calcext:value-type="float">
            <text:p>0.048076923076923</text:p>
          </table:table-cell>
          <table:table-cell table:formula="of:=20*LOG10([.H14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0]+10" office:value-type="float" office:value="1320" calcext:value-type="float">
            <text:p>1320</text:p>
          </table:table-cell>
          <table:table-cell table:formula="of:=[.A141]*[.$B$3]" office:value-type="float" office:value="132" calcext:value-type="float">
            <text:p>132</text:p>
          </table:table-cell>
          <table:table-cell/>
          <table:table-cell table:formula="of:=[.$B$4]/([.$B$4]+([.$B$6]*([.A141]-[.$B$4])))" office:value-type="float" office:value="0.0367647058823529" calcext:value-type="float">
            <text:p>0.036764705882353</text:p>
          </table:table-cell>
          <table:table-cell table:formula="of:=20*LOG10([.D141])" office:value-type="float" office:value="-28.691378080684" calcext:value-type="float">
            <text:p>-28.691378080684</text:p>
          </table:table-cell>
          <table:table-cell/>
          <table:table-cell table:formula="of:=MIN(MAX([.A141];[.$B$4]);[.$B$5])" office:value-type="float" office:value="1000" calcext:value-type="float">
            <text:p>1000</text:p>
          </table:table-cell>
          <table:table-cell table:formula="of:=[.$B$4]/([.$B$4]+([.$B$6]*([.G141]-[.$B$4])))" office:value-type="float" office:value="0.0480769230769231" calcext:value-type="float">
            <text:p>0.048076923076923</text:p>
          </table:table-cell>
          <table:table-cell table:formula="of:=20*LOG10([.H14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1]+10" office:value-type="float" office:value="1330" calcext:value-type="float">
            <text:p>1330</text:p>
          </table:table-cell>
          <table:table-cell table:formula="of:=[.A142]*[.$B$3]" office:value-type="float" office:value="133" calcext:value-type="float">
            <text:p>133</text:p>
          </table:table-cell>
          <table:table-cell/>
          <table:table-cell table:formula="of:=[.$B$4]/([.$B$4]+([.$B$6]*([.A142]-[.$B$4])))" office:value-type="float" office:value="0.0364963503649635" calcext:value-type="float">
            <text:p>0.036496350364964</text:p>
          </table:table-cell>
          <table:table-cell table:formula="of:=20*LOG10([.D142])" office:value-type="float" office:value="-28.7550112564078" calcext:value-type="float">
            <text:p>-28.7550112564078</text:p>
          </table:table-cell>
          <table:table-cell/>
          <table:table-cell table:formula="of:=MIN(MAX([.A142];[.$B$4]);[.$B$5])" office:value-type="float" office:value="1000" calcext:value-type="float">
            <text:p>1000</text:p>
          </table:table-cell>
          <table:table-cell table:formula="of:=[.$B$4]/([.$B$4]+([.$B$6]*([.G142]-[.$B$4])))" office:value-type="float" office:value="0.0480769230769231" calcext:value-type="float">
            <text:p>0.048076923076923</text:p>
          </table:table-cell>
          <table:table-cell table:formula="of:=20*LOG10([.H14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2]+10" office:value-type="float" office:value="1340" calcext:value-type="float">
            <text:p>1340</text:p>
          </table:table-cell>
          <table:table-cell table:formula="of:=[.A143]*[.$B$3]" office:value-type="float" office:value="134" calcext:value-type="float">
            <text:p>134</text:p>
          </table:table-cell>
          <table:table-cell/>
          <table:table-cell table:formula="of:=[.$B$4]/([.$B$4]+([.$B$6]*([.A143]-[.$B$4])))" office:value-type="float" office:value="0.036231884057971" calcext:value-type="float">
            <text:p>0.036231884057971</text:p>
          </table:table-cell>
          <table:table-cell table:formula="of:=20*LOG10([.D143])" office:value-type="float" office:value="-28.8181816413044" calcext:value-type="float">
            <text:p>-28.8181816413044</text:p>
          </table:table-cell>
          <table:table-cell/>
          <table:table-cell table:formula="of:=MIN(MAX([.A143];[.$B$4]);[.$B$5])" office:value-type="float" office:value="1000" calcext:value-type="float">
            <text:p>1000</text:p>
          </table:table-cell>
          <table:table-cell table:formula="of:=[.$B$4]/([.$B$4]+([.$B$6]*([.G143]-[.$B$4])))" office:value-type="float" office:value="0.0480769230769231" calcext:value-type="float">
            <text:p>0.048076923076923</text:p>
          </table:table-cell>
          <table:table-cell table:formula="of:=20*LOG10([.H14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3]+10" office:value-type="float" office:value="1350" calcext:value-type="float">
            <text:p>1350</text:p>
          </table:table-cell>
          <table:table-cell table:formula="of:=[.A144]*[.$B$3]" office:value-type="float" office:value="135" calcext:value-type="float">
            <text:p>135</text:p>
          </table:table-cell>
          <table:table-cell/>
          <table:table-cell table:formula="of:=[.$B$4]/([.$B$4]+([.$B$6]*([.A144]-[.$B$4])))" office:value-type="float" office:value="0.0359712230215827" calcext:value-type="float">
            <text:p>0.035971223021583</text:p>
          </table:table-cell>
          <table:table-cell table:formula="of:=20*LOG10([.D144])" office:value-type="float" office:value="-28.8808959183615" calcext:value-type="float">
            <text:p>-28.8808959183615</text:p>
          </table:table-cell>
          <table:table-cell/>
          <table:table-cell table:formula="of:=MIN(MAX([.A144];[.$B$4]);[.$B$5])" office:value-type="float" office:value="1000" calcext:value-type="float">
            <text:p>1000</text:p>
          </table:table-cell>
          <table:table-cell table:formula="of:=[.$B$4]/([.$B$4]+([.$B$6]*([.G144]-[.$B$4])))" office:value-type="float" office:value="0.0480769230769231" calcext:value-type="float">
            <text:p>0.048076923076923</text:p>
          </table:table-cell>
          <table:table-cell table:formula="of:=20*LOG10([.H14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4]+10" office:value-type="float" office:value="1360" calcext:value-type="float">
            <text:p>1360</text:p>
          </table:table-cell>
          <table:table-cell table:formula="of:=[.A145]*[.$B$3]" office:value-type="float" office:value="136" calcext:value-type="float">
            <text:p>136</text:p>
          </table:table-cell>
          <table:table-cell/>
          <table:table-cell table:formula="of:=[.$B$4]/([.$B$4]+([.$B$6]*([.A145]-[.$B$4])))" office:value-type="float" office:value="0.0357142857142857" calcext:value-type="float">
            <text:p>0.035714285714286</text:p>
          </table:table-cell>
          <table:table-cell table:formula="of:=20*LOG10([.D145])" office:value-type="float" office:value="-28.9431606268444" calcext:value-type="float">
            <text:p>-28.9431606268444</text:p>
          </table:table-cell>
          <table:table-cell/>
          <table:table-cell table:formula="of:=MIN(MAX([.A145];[.$B$4]);[.$B$5])" office:value-type="float" office:value="1000" calcext:value-type="float">
            <text:p>1000</text:p>
          </table:table-cell>
          <table:table-cell table:formula="of:=[.$B$4]/([.$B$4]+([.$B$6]*([.G145]-[.$B$4])))" office:value-type="float" office:value="0.0480769230769231" calcext:value-type="float">
            <text:p>0.048076923076923</text:p>
          </table:table-cell>
          <table:table-cell table:formula="of:=20*LOG10([.H14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5]+10" office:value-type="float" office:value="1370" calcext:value-type="float">
            <text:p>1370</text:p>
          </table:table-cell>
          <table:table-cell table:formula="of:=[.A146]*[.$B$3]" office:value-type="float" office:value="137" calcext:value-type="float">
            <text:p>137</text:p>
          </table:table-cell>
          <table:table-cell/>
          <table:table-cell table:formula="of:=[.$B$4]/([.$B$4]+([.$B$6]*([.A146]-[.$B$4])))" office:value-type="float" office:value="0.0354609929078014" calcext:value-type="float">
            <text:p>0.035460992907802</text:p>
          </table:table-cell>
          <table:table-cell table:formula="of:=20*LOG10([.D146])" office:value-type="float" office:value="-29.0049821663872" calcext:value-type="float">
            <text:p>-29.0049821663872</text:p>
          </table:table-cell>
          <table:table-cell/>
          <table:table-cell table:formula="of:=MIN(MAX([.A146];[.$B$4]);[.$B$5])" office:value-type="float" office:value="1000" calcext:value-type="float">
            <text:p>1000</text:p>
          </table:table-cell>
          <table:table-cell table:formula="of:=[.$B$4]/([.$B$4]+([.$B$6]*([.G146]-[.$B$4])))" office:value-type="float" office:value="0.0480769230769231" calcext:value-type="float">
            <text:p>0.048076923076923</text:p>
          </table:table-cell>
          <table:table-cell table:formula="of:=20*LOG10([.H14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6]+10" office:value-type="float" office:value="1380" calcext:value-type="float">
            <text:p>1380</text:p>
          </table:table-cell>
          <table:table-cell table:formula="of:=[.A147]*[.$B$3]" office:value-type="float" office:value="138" calcext:value-type="float">
            <text:p>138</text:p>
          </table:table-cell>
          <table:table-cell/>
          <table:table-cell table:formula="of:=[.$B$4]/([.$B$4]+([.$B$6]*([.A147]-[.$B$4])))" office:value-type="float" office:value="0.0352112676056338" calcext:value-type="float">
            <text:p>0.035211267605634</text:p>
          </table:table-cell>
          <table:table-cell table:formula="of:=20*LOG10([.D147])" office:value-type="float" office:value="-29.0663668009408" calcext:value-type="float">
            <text:p>-29.0663668009408</text:p>
          </table:table-cell>
          <table:table-cell/>
          <table:table-cell table:formula="of:=MIN(MAX([.A147];[.$B$4]);[.$B$5])" office:value-type="float" office:value="1000" calcext:value-type="float">
            <text:p>1000</text:p>
          </table:table-cell>
          <table:table-cell table:formula="of:=[.$B$4]/([.$B$4]+([.$B$6]*([.G147]-[.$B$4])))" office:value-type="float" office:value="0.0480769230769231" calcext:value-type="float">
            <text:p>0.048076923076923</text:p>
          </table:table-cell>
          <table:table-cell table:formula="of:=20*LOG10([.H14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7]+10" office:value-type="float" office:value="1390" calcext:value-type="float">
            <text:p>1390</text:p>
          </table:table-cell>
          <table:table-cell table:formula="of:=[.A148]*[.$B$3]" office:value-type="float" office:value="139" calcext:value-type="float">
            <text:p>139</text:p>
          </table:table-cell>
          <table:table-cell/>
          <table:table-cell table:formula="of:=[.$B$4]/([.$B$4]+([.$B$6]*([.A148]-[.$B$4])))" office:value-type="float" office:value="0.034965034965035" calcext:value-type="float">
            <text:p>0.034965034965035</text:p>
          </table:table-cell>
          <table:table-cell table:formula="of:=20*LOG10([.D148])" office:value-type="float" office:value="-29.1273206625809" calcext:value-type="float">
            <text:p>-29.1273206625809</text:p>
          </table:table-cell>
          <table:table-cell/>
          <table:table-cell table:formula="of:=MIN(MAX([.A148];[.$B$4]);[.$B$5])" office:value-type="float" office:value="1000" calcext:value-type="float">
            <text:p>1000</text:p>
          </table:table-cell>
          <table:table-cell table:formula="of:=[.$B$4]/([.$B$4]+([.$B$6]*([.G148]-[.$B$4])))" office:value-type="float" office:value="0.0480769230769231" calcext:value-type="float">
            <text:p>0.048076923076923</text:p>
          </table:table-cell>
          <table:table-cell table:formula="of:=20*LOG10([.H14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8]+10" office:value-type="float" office:value="1400" calcext:value-type="float">
            <text:p>1400</text:p>
          </table:table-cell>
          <table:table-cell table:formula="of:=[.A149]*[.$B$3]" office:value-type="float" office:value="140" calcext:value-type="float">
            <text:p>140</text:p>
          </table:table-cell>
          <table:table-cell/>
          <table:table-cell table:formula="of:=[.$B$4]/([.$B$4]+([.$B$6]*([.A149]-[.$B$4])))" office:value-type="float" office:value="0.0347222222222222" calcext:value-type="float">
            <text:p>0.034722222222222</text:p>
          </table:table-cell>
          <table:table-cell table:formula="of:=20*LOG10([.D149])" office:value-type="float" office:value="-29.1878497551846" calcext:value-type="float">
            <text:p>-29.1878497551846</text:p>
          </table:table-cell>
          <table:table-cell/>
          <table:table-cell table:formula="of:=MIN(MAX([.A149];[.$B$4]);[.$B$5])" office:value-type="float" office:value="1000" calcext:value-type="float">
            <text:p>1000</text:p>
          </table:table-cell>
          <table:table-cell table:formula="of:=[.$B$4]/([.$B$4]+([.$B$6]*([.G149]-[.$B$4])))" office:value-type="float" office:value="0.0480769230769231" calcext:value-type="float">
            <text:p>0.048076923076923</text:p>
          </table:table-cell>
          <table:table-cell table:formula="of:=20*LOG10([.H14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49]+10" office:value-type="float" office:value="1410" calcext:value-type="float">
            <text:p>1410</text:p>
          </table:table-cell>
          <table:table-cell table:formula="of:=[.A150]*[.$B$3]" office:value-type="float" office:value="141" calcext:value-type="float">
            <text:p>141</text:p>
          </table:table-cell>
          <table:table-cell/>
          <table:table-cell table:formula="of:=[.$B$4]/([.$B$4]+([.$B$6]*([.A150]-[.$B$4])))" office:value-type="float" office:value="0.0344827586206897" calcext:value-type="float">
            <text:p>0.03448275862069</text:p>
          </table:table-cell>
          <table:table-cell table:formula="of:=20*LOG10([.D150])" office:value-type="float" office:value="-29.2479599579791" calcext:value-type="float">
            <text:p>-29.2479599579791</text:p>
          </table:table-cell>
          <table:table-cell/>
          <table:table-cell table:formula="of:=MIN(MAX([.A150];[.$B$4]);[.$B$5])" office:value-type="float" office:value="1000" calcext:value-type="float">
            <text:p>1000</text:p>
          </table:table-cell>
          <table:table-cell table:formula="of:=[.$B$4]/([.$B$4]+([.$B$6]*([.G150]-[.$B$4])))" office:value-type="float" office:value="0.0480769230769231" calcext:value-type="float">
            <text:p>0.048076923076923</text:p>
          </table:table-cell>
          <table:table-cell table:formula="of:=20*LOG10([.H15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0]+10" office:value-type="float" office:value="1420" calcext:value-type="float">
            <text:p>1420</text:p>
          </table:table-cell>
          <table:table-cell table:formula="of:=[.A151]*[.$B$3]" office:value-type="float" office:value="142" calcext:value-type="float">
            <text:p>142</text:p>
          </table:table-cell>
          <table:table-cell/>
          <table:table-cell table:formula="of:=[.$B$4]/([.$B$4]+([.$B$6]*([.A151]-[.$B$4])))" office:value-type="float" office:value="0.0342465753424658" calcext:value-type="float">
            <text:p>0.034246575342466</text:p>
          </table:table-cell>
          <table:table-cell table:formula="of:=20*LOG10([.D151])" office:value-type="float" office:value="-29.3076570289684" calcext:value-type="float">
            <text:p>-29.3076570289684</text:p>
          </table:table-cell>
          <table:table-cell/>
          <table:table-cell table:formula="of:=MIN(MAX([.A151];[.$B$4]);[.$B$5])" office:value-type="float" office:value="1000" calcext:value-type="float">
            <text:p>1000</text:p>
          </table:table-cell>
          <table:table-cell table:formula="of:=[.$B$4]/([.$B$4]+([.$B$6]*([.G151]-[.$B$4])))" office:value-type="float" office:value="0.0480769230769231" calcext:value-type="float">
            <text:p>0.048076923076923</text:p>
          </table:table-cell>
          <table:table-cell table:formula="of:=20*LOG10([.H15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1]+10" office:value-type="float" office:value="1430" calcext:value-type="float">
            <text:p>1430</text:p>
          </table:table-cell>
          <table:table-cell table:formula="of:=[.A152]*[.$B$3]" office:value-type="float" office:value="143" calcext:value-type="float">
            <text:p>143</text:p>
          </table:table-cell>
          <table:table-cell/>
          <table:table-cell table:formula="of:=[.$B$4]/([.$B$4]+([.$B$6]*([.A152]-[.$B$4])))" office:value-type="float" office:value="0.0340136054421769" calcext:value-type="float">
            <text:p>0.034013605442177</text:p>
          </table:table-cell>
          <table:table-cell table:formula="of:=20*LOG10([.D152])" office:value-type="float" office:value="-29.3669466082431" calcext:value-type="float">
            <text:p>-29.3669466082431</text:p>
          </table:table-cell>
          <table:table-cell/>
          <table:table-cell table:formula="of:=MIN(MAX([.A152];[.$B$4]);[.$B$5])" office:value-type="float" office:value="1000" calcext:value-type="float">
            <text:p>1000</text:p>
          </table:table-cell>
          <table:table-cell table:formula="of:=[.$B$4]/([.$B$4]+([.$B$6]*([.G152]-[.$B$4])))" office:value-type="float" office:value="0.0480769230769231" calcext:value-type="float">
            <text:p>0.048076923076923</text:p>
          </table:table-cell>
          <table:table-cell table:formula="of:=20*LOG10([.H15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2]+10" office:value-type="float" office:value="1440" calcext:value-type="float">
            <text:p>1440</text:p>
          </table:table-cell>
          <table:table-cell table:formula="of:=[.A153]*[.$B$3]" office:value-type="float" office:value="144" calcext:value-type="float">
            <text:p>144</text:p>
          </table:table-cell>
          <table:table-cell/>
          <table:table-cell table:formula="of:=[.$B$4]/([.$B$4]+([.$B$6]*([.A153]-[.$B$4])))" office:value-type="float" office:value="0.0337837837837838" calcext:value-type="float">
            <text:p>0.033783783783784</text:p>
          </table:table-cell>
          <table:table-cell table:formula="of:=20*LOG10([.D153])" office:value-type="float" office:value="-29.4258342211788" calcext:value-type="float">
            <text:p>-29.4258342211788</text:p>
          </table:table-cell>
          <table:table-cell/>
          <table:table-cell table:formula="of:=MIN(MAX([.A153];[.$B$4]);[.$B$5])" office:value-type="float" office:value="1000" calcext:value-type="float">
            <text:p>1000</text:p>
          </table:table-cell>
          <table:table-cell table:formula="of:=[.$B$4]/([.$B$4]+([.$B$6]*([.G153]-[.$B$4])))" office:value-type="float" office:value="0.0480769230769231" calcext:value-type="float">
            <text:p>0.048076923076923</text:p>
          </table:table-cell>
          <table:table-cell table:formula="of:=20*LOG10([.H15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3]+10" office:value-type="float" office:value="1450" calcext:value-type="float">
            <text:p>1450</text:p>
          </table:table-cell>
          <table:table-cell table:formula="of:=[.A154]*[.$B$3]" office:value-type="float" office:value="145" calcext:value-type="float">
            <text:p>145</text:p>
          </table:table-cell>
          <table:table-cell/>
          <table:table-cell table:formula="of:=[.$B$4]/([.$B$4]+([.$B$6]*([.A154]-[.$B$4])))" office:value-type="float" office:value="0.0335570469798658" calcext:value-type="float">
            <text:p>0.033557046979866</text:p>
          </table:table-cell>
          <table:table-cell table:formula="of:=20*LOG10([.D154])" office:value-type="float" office:value="-29.4843252815251" calcext:value-type="float">
            <text:p>-29.4843252815251</text:p>
          </table:table-cell>
          <table:table-cell/>
          <table:table-cell table:formula="of:=MIN(MAX([.A154];[.$B$4]);[.$B$5])" office:value-type="float" office:value="1000" calcext:value-type="float">
            <text:p>1000</text:p>
          </table:table-cell>
          <table:table-cell table:formula="of:=[.$B$4]/([.$B$4]+([.$B$6]*([.G154]-[.$B$4])))" office:value-type="float" office:value="0.0480769230769231" calcext:value-type="float">
            <text:p>0.048076923076923</text:p>
          </table:table-cell>
          <table:table-cell table:formula="of:=20*LOG10([.H15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4]+10" office:value-type="float" office:value="1460" calcext:value-type="float">
            <text:p>1460</text:p>
          </table:table-cell>
          <table:table-cell table:formula="of:=[.A155]*[.$B$3]" office:value-type="float" office:value="146" calcext:value-type="float">
            <text:p>146</text:p>
          </table:table-cell>
          <table:table-cell/>
          <table:table-cell table:formula="of:=[.$B$4]/([.$B$4]+([.$B$6]*([.A155]-[.$B$4])))" office:value-type="float" office:value="0.0333333333333333" calcext:value-type="float">
            <text:p>0.033333333333333</text:p>
          </table:table-cell>
          <table:table-cell table:formula="of:=20*LOG10([.D155])" office:value-type="float" office:value="-29.5424250943933" calcext:value-type="float">
            <text:p>-29.5424250943933</text:p>
          </table:table-cell>
          <table:table-cell/>
          <table:table-cell table:formula="of:=MIN(MAX([.A155];[.$B$4]);[.$B$5])" office:value-type="float" office:value="1000" calcext:value-type="float">
            <text:p>1000</text:p>
          </table:table-cell>
          <table:table-cell table:formula="of:=[.$B$4]/([.$B$4]+([.$B$6]*([.G155]-[.$B$4])))" office:value-type="float" office:value="0.0480769230769231" calcext:value-type="float">
            <text:p>0.048076923076923</text:p>
          </table:table-cell>
          <table:table-cell table:formula="of:=20*LOG10([.H15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5]+10" office:value-type="float" office:value="1470" calcext:value-type="float">
            <text:p>1470</text:p>
          </table:table-cell>
          <table:table-cell table:formula="of:=[.A156]*[.$B$3]" office:value-type="float" office:value="147" calcext:value-type="float">
            <text:p>147</text:p>
          </table:table-cell>
          <table:table-cell/>
          <table:table-cell table:formula="of:=[.$B$4]/([.$B$4]+([.$B$6]*([.A156]-[.$B$4])))" office:value-type="float" office:value="0.033112582781457" calcext:value-type="float">
            <text:p>0.033112582781457</text:p>
          </table:table-cell>
          <table:table-cell table:formula="of:=20*LOG10([.D156])" office:value-type="float" office:value="-29.600138859143" calcext:value-type="float">
            <text:p>-29.600138859143</text:p>
          </table:table-cell>
          <table:table-cell/>
          <table:table-cell table:formula="of:=MIN(MAX([.A156];[.$B$4]);[.$B$5])" office:value-type="float" office:value="1000" calcext:value-type="float">
            <text:p>1000</text:p>
          </table:table-cell>
          <table:table-cell table:formula="of:=[.$B$4]/([.$B$4]+([.$B$6]*([.G156]-[.$B$4])))" office:value-type="float" office:value="0.0480769230769231" calcext:value-type="float">
            <text:p>0.048076923076923</text:p>
          </table:table-cell>
          <table:table-cell table:formula="of:=20*LOG10([.H15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6]+10" office:value-type="float" office:value="1480" calcext:value-type="float">
            <text:p>1480</text:p>
          </table:table-cell>
          <table:table-cell table:formula="of:=[.A157]*[.$B$3]" office:value-type="float" office:value="148" calcext:value-type="float">
            <text:p>148</text:p>
          </table:table-cell>
          <table:table-cell/>
          <table:table-cell table:formula="of:=[.$B$4]/([.$B$4]+([.$B$6]*([.A157]-[.$B$4])))" office:value-type="float" office:value="0.0328947368421053" calcext:value-type="float">
            <text:p>0.032894736842105</text:p>
          </table:table-cell>
          <table:table-cell table:formula="of:=20*LOG10([.D157])" office:value-type="float" office:value="-29.6574716721751" calcext:value-type="float">
            <text:p>-29.6574716721751</text:p>
          </table:table-cell>
          <table:table-cell/>
          <table:table-cell table:formula="of:=MIN(MAX([.A157];[.$B$4]);[.$B$5])" office:value-type="float" office:value="1000" calcext:value-type="float">
            <text:p>1000</text:p>
          </table:table-cell>
          <table:table-cell table:formula="of:=[.$B$4]/([.$B$4]+([.$B$6]*([.G157]-[.$B$4])))" office:value-type="float" office:value="0.0480769230769231" calcext:value-type="float">
            <text:p>0.048076923076923</text:p>
          </table:table-cell>
          <table:table-cell table:formula="of:=20*LOG10([.H15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7]+10" office:value-type="float" office:value="1490" calcext:value-type="float">
            <text:p>1490</text:p>
          </table:table-cell>
          <table:table-cell table:formula="of:=[.A158]*[.$B$3]" office:value-type="float" office:value="149" calcext:value-type="float">
            <text:p>149</text:p>
          </table:table-cell>
          <table:table-cell/>
          <table:table-cell table:formula="of:=[.$B$4]/([.$B$4]+([.$B$6]*([.A158]-[.$B$4])))" office:value-type="float" office:value="0.0326797385620915" calcext:value-type="float">
            <text:p>0.032679738562092</text:p>
          </table:table-cell>
          <table:table-cell table:formula="of:=20*LOG10([.D158])" office:value-type="float" office:value="-29.7144285296316" calcext:value-type="float">
            <text:p>-29.7144285296316</text:p>
          </table:table-cell>
          <table:table-cell/>
          <table:table-cell table:formula="of:=MIN(MAX([.A158];[.$B$4]);[.$B$5])" office:value-type="float" office:value="1000" calcext:value-type="float">
            <text:p>1000</text:p>
          </table:table-cell>
          <table:table-cell table:formula="of:=[.$B$4]/([.$B$4]+([.$B$6]*([.G158]-[.$B$4])))" office:value-type="float" office:value="0.0480769230769231" calcext:value-type="float">
            <text:p>0.048076923076923</text:p>
          </table:table-cell>
          <table:table-cell table:formula="of:=20*LOG10([.H15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8]+10" office:value-type="float" office:value="1500" calcext:value-type="float">
            <text:p>1500</text:p>
          </table:table-cell>
          <table:table-cell table:formula="of:=[.A159]*[.$B$3]" office:value-type="float" office:value="150" calcext:value-type="float">
            <text:p>150</text:p>
          </table:table-cell>
          <table:table-cell/>
          <table:table-cell table:formula="of:=[.$B$4]/([.$B$4]+([.$B$6]*([.A159]-[.$B$4])))" office:value-type="float" office:value="0.0324675324675325" calcext:value-type="float">
            <text:p>0.032467532467533</text:p>
          </table:table-cell>
          <table:table-cell table:formula="of:=20*LOG10([.D159])" office:value-type="float" office:value="-29.7710143300089" calcext:value-type="float">
            <text:p>-29.7710143300089</text:p>
          </table:table-cell>
          <table:table-cell/>
          <table:table-cell table:formula="of:=MIN(MAX([.A159];[.$B$4]);[.$B$5])" office:value-type="float" office:value="1000" calcext:value-type="float">
            <text:p>1000</text:p>
          </table:table-cell>
          <table:table-cell table:formula="of:=[.$B$4]/([.$B$4]+([.$B$6]*([.G159]-[.$B$4])))" office:value-type="float" office:value="0.0480769230769231" calcext:value-type="float">
            <text:p>0.048076923076923</text:p>
          </table:table-cell>
          <table:table-cell table:formula="of:=20*LOG10([.H15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59]+10" office:value-type="float" office:value="1510" calcext:value-type="float">
            <text:p>1510</text:p>
          </table:table-cell>
          <table:table-cell table:formula="of:=[.A160]*[.$B$3]" office:value-type="float" office:value="151" calcext:value-type="float">
            <text:p>151</text:p>
          </table:table-cell>
          <table:table-cell/>
          <table:table-cell table:formula="of:=[.$B$4]/([.$B$4]+([.$B$6]*([.A160]-[.$B$4])))" office:value-type="float" office:value="0.032258064516129" calcext:value-type="float">
            <text:p>0.032258064516129</text:p>
          </table:table-cell>
          <table:table-cell table:formula="of:=20*LOG10([.D160])" office:value-type="float" office:value="-29.8272338766855" calcext:value-type="float">
            <text:p>-29.8272338766855</text:p>
          </table:table-cell>
          <table:table-cell/>
          <table:table-cell table:formula="of:=MIN(MAX([.A160];[.$B$4]);[.$B$5])" office:value-type="float" office:value="1000" calcext:value-type="float">
            <text:p>1000</text:p>
          </table:table-cell>
          <table:table-cell table:formula="of:=[.$B$4]/([.$B$4]+([.$B$6]*([.G160]-[.$B$4])))" office:value-type="float" office:value="0.0480769230769231" calcext:value-type="float">
            <text:p>0.048076923076923</text:p>
          </table:table-cell>
          <table:table-cell table:formula="of:=20*LOG10([.H16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0]+10" office:value-type="float" office:value="1520" calcext:value-type="float">
            <text:p>1520</text:p>
          </table:table-cell>
          <table:table-cell table:formula="of:=[.A161]*[.$B$3]" office:value-type="float" office:value="152" calcext:value-type="float">
            <text:p>152</text:p>
          </table:table-cell>
          <table:table-cell/>
          <table:table-cell table:formula="of:=[.$B$4]/([.$B$4]+([.$B$6]*([.A161]-[.$B$4])))" office:value-type="float" office:value="0.032051282051282" calcext:value-type="float">
            <text:p>0.032051282051282</text:p>
          </table:table-cell>
          <table:table-cell table:formula="of:=20*LOG10([.D161])" office:value-type="float" office:value="-29.8830918803689" calcext:value-type="float">
            <text:p>-29.8830918803689</text:p>
          </table:table-cell>
          <table:table-cell/>
          <table:table-cell table:formula="of:=MIN(MAX([.A161];[.$B$4]);[.$B$5])" office:value-type="float" office:value="1000" calcext:value-type="float">
            <text:p>1000</text:p>
          </table:table-cell>
          <table:table-cell table:formula="of:=[.$B$4]/([.$B$4]+([.$B$6]*([.G161]-[.$B$4])))" office:value-type="float" office:value="0.0480769230769231" calcext:value-type="float">
            <text:p>0.048076923076923</text:p>
          </table:table-cell>
          <table:table-cell table:formula="of:=20*LOG10([.H16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1]+10" office:value-type="float" office:value="1530" calcext:value-type="float">
            <text:p>1530</text:p>
          </table:table-cell>
          <table:table-cell table:formula="of:=[.A162]*[.$B$3]" office:value-type="float" office:value="153" calcext:value-type="float">
            <text:p>153</text:p>
          </table:table-cell>
          <table:table-cell/>
          <table:table-cell table:formula="of:=[.$B$4]/([.$B$4]+([.$B$6]*([.A162]-[.$B$4])))" office:value-type="float" office:value="0.0318471337579618" calcext:value-type="float">
            <text:p>0.031847133757962</text:p>
          </table:table-cell>
          <table:table-cell table:formula="of:=20*LOG10([.D162])" office:value-type="float" office:value="-29.9385929614643" calcext:value-type="float">
            <text:p>-29.9385929614643</text:p>
          </table:table-cell>
          <table:table-cell/>
          <table:table-cell table:formula="of:=MIN(MAX([.A162];[.$B$4]);[.$B$5])" office:value-type="float" office:value="1000" calcext:value-type="float">
            <text:p>1000</text:p>
          </table:table-cell>
          <table:table-cell table:formula="of:=[.$B$4]/([.$B$4]+([.$B$6]*([.G162]-[.$B$4])))" office:value-type="float" office:value="0.0480769230769231" calcext:value-type="float">
            <text:p>0.048076923076923</text:p>
          </table:table-cell>
          <table:table-cell table:formula="of:=20*LOG10([.H16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2]+10" office:value-type="float" office:value="1540" calcext:value-type="float">
            <text:p>1540</text:p>
          </table:table-cell>
          <table:table-cell table:formula="of:=[.A163]*[.$B$3]" office:value-type="float" office:value="154" calcext:value-type="float">
            <text:p>154</text:p>
          </table:table-cell>
          <table:table-cell/>
          <table:table-cell table:formula="of:=[.$B$4]/([.$B$4]+([.$B$6]*([.A163]-[.$B$4])))" office:value-type="float" office:value="0.0316455696202532" calcext:value-type="float">
            <text:p>0.031645569620253</text:p>
          </table:table-cell>
          <table:table-cell table:formula="of:=20*LOG10([.D163])" office:value-type="float" office:value="-29.9937416523681" calcext:value-type="float">
            <text:p>-29.9937416523681</text:p>
          </table:table-cell>
          <table:table-cell/>
          <table:table-cell table:formula="of:=MIN(MAX([.A163];[.$B$4]);[.$B$5])" office:value-type="float" office:value="1000" calcext:value-type="float">
            <text:p>1000</text:p>
          </table:table-cell>
          <table:table-cell table:formula="of:=[.$B$4]/([.$B$4]+([.$B$6]*([.G163]-[.$B$4])))" office:value-type="float" office:value="0.0480769230769231" calcext:value-type="float">
            <text:p>0.048076923076923</text:p>
          </table:table-cell>
          <table:table-cell table:formula="of:=20*LOG10([.H16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3]+10" office:value-type="float" office:value="1550" calcext:value-type="float">
            <text:p>1550</text:p>
          </table:table-cell>
          <table:table-cell table:formula="of:=[.A164]*[.$B$3]" office:value-type="float" office:value="155" calcext:value-type="float">
            <text:p>155</text:p>
          </table:table-cell>
          <table:table-cell/>
          <table:table-cell table:formula="of:=[.$B$4]/([.$B$4]+([.$B$6]*([.A164]-[.$B$4])))" office:value-type="float" office:value="0.0314465408805031" calcext:value-type="float">
            <text:p>0.031446540880503</text:p>
          </table:table-cell>
          <table:table-cell table:formula="of:=20*LOG10([.D164])" office:value-type="float" office:value="-30.0485423996887" calcext:value-type="float">
            <text:p>-30.0485423996887</text:p>
          </table:table-cell>
          <table:table-cell/>
          <table:table-cell table:formula="of:=MIN(MAX([.A164];[.$B$4]);[.$B$5])" office:value-type="float" office:value="1000" calcext:value-type="float">
            <text:p>1000</text:p>
          </table:table-cell>
          <table:table-cell table:formula="of:=[.$B$4]/([.$B$4]+([.$B$6]*([.G164]-[.$B$4])))" office:value-type="float" office:value="0.0480769230769231" calcext:value-type="float">
            <text:p>0.048076923076923</text:p>
          </table:table-cell>
          <table:table-cell table:formula="of:=20*LOG10([.H16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4]+10" office:value-type="float" office:value="1560" calcext:value-type="float">
            <text:p>1560</text:p>
          </table:table-cell>
          <table:table-cell table:formula="of:=[.A165]*[.$B$3]" office:value-type="float" office:value="156" calcext:value-type="float">
            <text:p>156</text:p>
          </table:table-cell>
          <table:table-cell/>
          <table:table-cell table:formula="of:=[.$B$4]/([.$B$4]+([.$B$6]*([.A165]-[.$B$4])))" office:value-type="float" office:value="0.03125" calcext:value-type="float">
            <text:p>0.03125</text:p>
          </table:table-cell>
          <table:table-cell table:formula="of:=20*LOG10([.D165])" office:value-type="float" office:value="-30.1029995663981" calcext:value-type="float">
            <text:p>-30.1029995663981</text:p>
          </table:table-cell>
          <table:table-cell/>
          <table:table-cell table:formula="of:=MIN(MAX([.A165];[.$B$4]);[.$B$5])" office:value-type="float" office:value="1000" calcext:value-type="float">
            <text:p>1000</text:p>
          </table:table-cell>
          <table:table-cell table:formula="of:=[.$B$4]/([.$B$4]+([.$B$6]*([.G165]-[.$B$4])))" office:value-type="float" office:value="0.0480769230769231" calcext:value-type="float">
            <text:p>0.048076923076923</text:p>
          </table:table-cell>
          <table:table-cell table:formula="of:=20*LOG10([.H16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5]+10" office:value-type="float" office:value="1570" calcext:value-type="float">
            <text:p>1570</text:p>
          </table:table-cell>
          <table:table-cell table:formula="of:=[.A166]*[.$B$3]" office:value-type="float" office:value="157" calcext:value-type="float">
            <text:p>157</text:p>
          </table:table-cell>
          <table:table-cell/>
          <table:table-cell table:formula="of:=[.$B$4]/([.$B$4]+([.$B$6]*([.A166]-[.$B$4])))" office:value-type="float" office:value="0.031055900621118" calcext:value-type="float">
            <text:p>0.031055900621118</text:p>
          </table:table-cell>
          <table:table-cell table:formula="of:=20*LOG10([.D166])" office:value-type="float" office:value="-30.1571174339166" calcext:value-type="float">
            <text:p>-30.1571174339166</text:p>
          </table:table-cell>
          <table:table-cell/>
          <table:table-cell table:formula="of:=MIN(MAX([.A166];[.$B$4]);[.$B$5])" office:value-type="float" office:value="1000" calcext:value-type="float">
            <text:p>1000</text:p>
          </table:table-cell>
          <table:table-cell table:formula="of:=[.$B$4]/([.$B$4]+([.$B$6]*([.G166]-[.$B$4])))" office:value-type="float" office:value="0.0480769230769231" calcext:value-type="float">
            <text:p>0.048076923076923</text:p>
          </table:table-cell>
          <table:table-cell table:formula="of:=20*LOG10([.H16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6]+10" office:value-type="float" office:value="1580" calcext:value-type="float">
            <text:p>1580</text:p>
          </table:table-cell>
          <table:table-cell table:formula="of:=[.A167]*[.$B$3]" office:value-type="float" office:value="158" calcext:value-type="float">
            <text:p>158</text:p>
          </table:table-cell>
          <table:table-cell/>
          <table:table-cell table:formula="of:=[.$B$4]/([.$B$4]+([.$B$6]*([.A167]-[.$B$4])))" office:value-type="float" office:value="0.0308641975308642" calcext:value-type="float">
            <text:p>0.030864197530864</text:p>
          </table:table-cell>
          <table:table-cell table:formula="of:=20*LOG10([.D167])" office:value-type="float" office:value="-30.2109002041322" calcext:value-type="float">
            <text:p>-30.2109002041322</text:p>
          </table:table-cell>
          <table:table-cell/>
          <table:table-cell table:formula="of:=MIN(MAX([.A167];[.$B$4]);[.$B$5])" office:value-type="float" office:value="1000" calcext:value-type="float">
            <text:p>1000</text:p>
          </table:table-cell>
          <table:table-cell table:formula="of:=[.$B$4]/([.$B$4]+([.$B$6]*([.G167]-[.$B$4])))" office:value-type="float" office:value="0.0480769230769231" calcext:value-type="float">
            <text:p>0.048076923076923</text:p>
          </table:table-cell>
          <table:table-cell table:formula="of:=20*LOG10([.H16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7]+10" office:value-type="float" office:value="1590" calcext:value-type="float">
            <text:p>1590</text:p>
          </table:table-cell>
          <table:table-cell table:formula="of:=[.A168]*[.$B$3]" office:value-type="float" office:value="159" calcext:value-type="float">
            <text:p>159</text:p>
          </table:table-cell>
          <table:table-cell/>
          <table:table-cell table:formula="of:=[.$B$4]/([.$B$4]+([.$B$6]*([.A168]-[.$B$4])))" office:value-type="float" office:value="0.0306748466257669" calcext:value-type="float">
            <text:p>0.030674846625767</text:p>
          </table:table-cell>
          <table:table-cell table:formula="of:=20*LOG10([.D168])" office:value-type="float" office:value="-30.2643520013588" calcext:value-type="float">
            <text:p>-30.2643520013588</text:p>
          </table:table-cell>
          <table:table-cell/>
          <table:table-cell table:formula="of:=MIN(MAX([.A168];[.$B$4]);[.$B$5])" office:value-type="float" office:value="1000" calcext:value-type="float">
            <text:p>1000</text:p>
          </table:table-cell>
          <table:table-cell table:formula="of:=[.$B$4]/([.$B$4]+([.$B$6]*([.G168]-[.$B$4])))" office:value-type="float" office:value="0.0480769230769231" calcext:value-type="float">
            <text:p>0.048076923076923</text:p>
          </table:table-cell>
          <table:table-cell table:formula="of:=20*LOG10([.H16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8]+10" office:value-type="float" office:value="1600" calcext:value-type="float">
            <text:p>1600</text:p>
          </table:table-cell>
          <table:table-cell table:formula="of:=[.A169]*[.$B$3]" office:value-type="float" office:value="160" calcext:value-type="float">
            <text:p>160</text:p>
          </table:table-cell>
          <table:table-cell/>
          <table:table-cell table:formula="of:=[.$B$4]/([.$B$4]+([.$B$6]*([.A169]-[.$B$4])))" office:value-type="float" office:value="0.0304878048780488" calcext:value-type="float">
            <text:p>0.030487804878049</text:p>
          </table:table-cell>
          <table:table-cell table:formula="of:=20*LOG10([.D169])" office:value-type="float" office:value="-30.3174768742336" calcext:value-type="float">
            <text:p>-30.3174768742336</text:p>
          </table:table-cell>
          <table:table-cell/>
          <table:table-cell table:formula="of:=MIN(MAX([.A169];[.$B$4]);[.$B$5])" office:value-type="float" office:value="1000" calcext:value-type="float">
            <text:p>1000</text:p>
          </table:table-cell>
          <table:table-cell table:formula="of:=[.$B$4]/([.$B$4]+([.$B$6]*([.G169]-[.$B$4])))" office:value-type="float" office:value="0.0480769230769231" calcext:value-type="float">
            <text:p>0.048076923076923</text:p>
          </table:table-cell>
          <table:table-cell table:formula="of:=20*LOG10([.H16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69]+10" office:value-type="float" office:value="1610" calcext:value-type="float">
            <text:p>1610</text:p>
          </table:table-cell>
          <table:table-cell table:formula="of:=[.A170]*[.$B$3]" office:value-type="float" office:value="161" calcext:value-type="float">
            <text:p>161</text:p>
          </table:table-cell>
          <table:table-cell/>
          <table:table-cell table:formula="of:=[.$B$4]/([.$B$4]+([.$B$6]*([.A170]-[.$B$4])))" office:value-type="float" office:value="0.0303030303030303" calcext:value-type="float">
            <text:p>0.03030303030303</text:p>
          </table:table-cell>
          <table:table-cell table:formula="of:=20*LOG10([.D170])" office:value-type="float" office:value="-30.3702787975577" calcext:value-type="float">
            <text:p>-30.3702787975577</text:p>
          </table:table-cell>
          <table:table-cell/>
          <table:table-cell table:formula="of:=MIN(MAX([.A170];[.$B$4]);[.$B$5])" office:value-type="float" office:value="1000" calcext:value-type="float">
            <text:p>1000</text:p>
          </table:table-cell>
          <table:table-cell table:formula="of:=[.$B$4]/([.$B$4]+([.$B$6]*([.G170]-[.$B$4])))" office:value-type="float" office:value="0.0480769230769231" calcext:value-type="float">
            <text:p>0.048076923076923</text:p>
          </table:table-cell>
          <table:table-cell table:formula="of:=20*LOG10([.H17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0]+10" office:value-type="float" office:value="1620" calcext:value-type="float">
            <text:p>1620</text:p>
          </table:table-cell>
          <table:table-cell table:formula="of:=[.A171]*[.$B$3]" office:value-type="float" office:value="162" calcext:value-type="float">
            <text:p>162</text:p>
          </table:table-cell>
          <table:table-cell/>
          <table:table-cell table:formula="of:=[.$B$4]/([.$B$4]+([.$B$6]*([.A171]-[.$B$4])))" office:value-type="float" office:value="0.0301204819277108" calcext:value-type="float">
            <text:p>0.030120481927711</text:p>
          </table:table-cell>
          <table:table-cell table:formula="of:=20*LOG10([.D171])" office:value-type="float" office:value="-30.4227616740807" calcext:value-type="float">
            <text:p>-30.4227616740807</text:p>
          </table:table-cell>
          <table:table-cell/>
          <table:table-cell table:formula="of:=MIN(MAX([.A171];[.$B$4]);[.$B$5])" office:value-type="float" office:value="1000" calcext:value-type="float">
            <text:p>1000</text:p>
          </table:table-cell>
          <table:table-cell table:formula="of:=[.$B$4]/([.$B$4]+([.$B$6]*([.G171]-[.$B$4])))" office:value-type="float" office:value="0.0480769230769231" calcext:value-type="float">
            <text:p>0.048076923076923</text:p>
          </table:table-cell>
          <table:table-cell table:formula="of:=20*LOG10([.H17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1]+10" office:value-type="float" office:value="1630" calcext:value-type="float">
            <text:p>1630</text:p>
          </table:table-cell>
          <table:table-cell table:formula="of:=[.A172]*[.$B$3]" office:value-type="float" office:value="163" calcext:value-type="float">
            <text:p>163</text:p>
          </table:table-cell>
          <table:table-cell/>
          <table:table-cell table:formula="of:=[.$B$4]/([.$B$4]+([.$B$6]*([.A172]-[.$B$4])))" office:value-type="float" office:value="0.029940119760479" calcext:value-type="float">
            <text:p>0.029940119760479</text:p>
          </table:table-cell>
          <table:table-cell table:formula="of:=20*LOG10([.D172])" office:value-type="float" office:value="-30.4749293362313" calcext:value-type="float">
            <text:p>-30.4749293362313</text:p>
          </table:table-cell>
          <table:table-cell/>
          <table:table-cell table:formula="of:=MIN(MAX([.A172];[.$B$4]);[.$B$5])" office:value-type="float" office:value="1000" calcext:value-type="float">
            <text:p>1000</text:p>
          </table:table-cell>
          <table:table-cell table:formula="of:=[.$B$4]/([.$B$4]+([.$B$6]*([.G172]-[.$B$4])))" office:value-type="float" office:value="0.0480769230769231" calcext:value-type="float">
            <text:p>0.048076923076923</text:p>
          </table:table-cell>
          <table:table-cell table:formula="of:=20*LOG10([.H17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2]+10" office:value-type="float" office:value="1640" calcext:value-type="float">
            <text:p>1640</text:p>
          </table:table-cell>
          <table:table-cell table:formula="of:=[.A173]*[.$B$3]" office:value-type="float" office:value="164" calcext:value-type="float">
            <text:p>164</text:p>
          </table:table-cell>
          <table:table-cell/>
          <table:table-cell table:formula="of:=[.$B$4]/([.$B$4]+([.$B$6]*([.A173]-[.$B$4])))" office:value-type="float" office:value="0.0297619047619048" calcext:value-type="float">
            <text:p>0.029761904761905</text:p>
          </table:table-cell>
          <table:table-cell table:formula="of:=20*LOG10([.D173])" office:value-type="float" office:value="-30.5267855477969" calcext:value-type="float">
            <text:p>-30.5267855477969</text:p>
          </table:table-cell>
          <table:table-cell/>
          <table:table-cell table:formula="of:=MIN(MAX([.A173];[.$B$4]);[.$B$5])" office:value-type="float" office:value="1000" calcext:value-type="float">
            <text:p>1000</text:p>
          </table:table-cell>
          <table:table-cell table:formula="of:=[.$B$4]/([.$B$4]+([.$B$6]*([.G173]-[.$B$4])))" office:value-type="float" office:value="0.0480769230769231" calcext:value-type="float">
            <text:p>0.048076923076923</text:p>
          </table:table-cell>
          <table:table-cell table:formula="of:=20*LOG10([.H17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3]+10" office:value-type="float" office:value="1650" calcext:value-type="float">
            <text:p>1650</text:p>
          </table:table-cell>
          <table:table-cell table:formula="of:=[.A174]*[.$B$3]" office:value-type="float" office:value="165" calcext:value-type="float">
            <text:p>165</text:p>
          </table:table-cell>
          <table:table-cell/>
          <table:table-cell table:formula="of:=[.$B$4]/([.$B$4]+([.$B$6]*([.A174]-[.$B$4])))" office:value-type="float" office:value="0.029585798816568" calcext:value-type="float">
            <text:p>0.029585798816568</text:p>
          </table:table-cell>
          <table:table-cell table:formula="of:=20*LOG10([.D174])" office:value-type="float" office:value="-30.5783340055531" calcext:value-type="float">
            <text:p>-30.5783340055531</text:p>
          </table:table-cell>
          <table:table-cell/>
          <table:table-cell table:formula="of:=MIN(MAX([.A174];[.$B$4]);[.$B$5])" office:value-type="float" office:value="1000" calcext:value-type="float">
            <text:p>1000</text:p>
          </table:table-cell>
          <table:table-cell table:formula="of:=[.$B$4]/([.$B$4]+([.$B$6]*([.G174]-[.$B$4])))" office:value-type="float" office:value="0.0480769230769231" calcext:value-type="float">
            <text:p>0.048076923076923</text:p>
          </table:table-cell>
          <table:table-cell table:formula="of:=20*LOG10([.H17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4]+10" office:value-type="float" office:value="1660" calcext:value-type="float">
            <text:p>1660</text:p>
          </table:table-cell>
          <table:table-cell table:formula="of:=[.A175]*[.$B$3]" office:value-type="float" office:value="166" calcext:value-type="float">
            <text:p>166</text:p>
          </table:table-cell>
          <table:table-cell/>
          <table:table-cell table:formula="of:=[.$B$4]/([.$B$4]+([.$B$6]*([.A175]-[.$B$4])))" office:value-type="float" office:value="0.0294117647058823" calcext:value-type="float">
            <text:p>0.029411764705882</text:p>
          </table:table-cell>
          <table:table-cell table:formula="of:=20*LOG10([.D175])" office:value-type="float" office:value="-30.6295783408451" calcext:value-type="float">
            <text:p>-30.6295783408451</text:p>
          </table:table-cell>
          <table:table-cell/>
          <table:table-cell table:formula="of:=MIN(MAX([.A175];[.$B$4]);[.$B$5])" office:value-type="float" office:value="1000" calcext:value-type="float">
            <text:p>1000</text:p>
          </table:table-cell>
          <table:table-cell table:formula="of:=[.$B$4]/([.$B$4]+([.$B$6]*([.G175]-[.$B$4])))" office:value-type="float" office:value="0.0480769230769231" calcext:value-type="float">
            <text:p>0.048076923076923</text:p>
          </table:table-cell>
          <table:table-cell table:formula="of:=20*LOG10([.H17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5]+10" office:value-type="float" office:value="1670" calcext:value-type="float">
            <text:p>1670</text:p>
          </table:table-cell>
          <table:table-cell table:formula="of:=[.A176]*[.$B$3]" office:value-type="float" office:value="167" calcext:value-type="float">
            <text:p>167</text:p>
          </table:table-cell>
          <table:table-cell/>
          <table:table-cell table:formula="of:=[.$B$4]/([.$B$4]+([.$B$6]*([.A176]-[.$B$4])))" office:value-type="float" office:value="0.0292397660818713" calcext:value-type="float">
            <text:p>0.029239766081871</text:p>
          </table:table-cell>
          <table:table-cell table:formula="of:=20*LOG10([.D176])" office:value-type="float" office:value="-30.6805221211227" calcext:value-type="float">
            <text:p>-30.6805221211227</text:p>
          </table:table-cell>
          <table:table-cell/>
          <table:table-cell table:formula="of:=MIN(MAX([.A176];[.$B$4]);[.$B$5])" office:value-type="float" office:value="1000" calcext:value-type="float">
            <text:p>1000</text:p>
          </table:table-cell>
          <table:table-cell table:formula="of:=[.$B$4]/([.$B$4]+([.$B$6]*([.G176]-[.$B$4])))" office:value-type="float" office:value="0.0480769230769231" calcext:value-type="float">
            <text:p>0.048076923076923</text:p>
          </table:table-cell>
          <table:table-cell table:formula="of:=20*LOG10([.H17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6]+10" office:value-type="float" office:value="1680" calcext:value-type="float">
            <text:p>1680</text:p>
          </table:table-cell>
          <table:table-cell table:formula="of:=[.A177]*[.$B$3]" office:value-type="float" office:value="168" calcext:value-type="float">
            <text:p>168</text:p>
          </table:table-cell>
          <table:table-cell/>
          <table:table-cell table:formula="of:=[.$B$4]/([.$B$4]+([.$B$6]*([.A177]-[.$B$4])))" office:value-type="float" office:value="0.0290697674418605" calcext:value-type="float">
            <text:p>0.029069767441861</text:p>
          </table:table-cell>
          <table:table-cell table:formula="of:=20*LOG10([.D177])" office:value-type="float" office:value="-30.7311688514306" calcext:value-type="float">
            <text:p>-30.7311688514306</text:p>
          </table:table-cell>
          <table:table-cell/>
          <table:table-cell table:formula="of:=MIN(MAX([.A177];[.$B$4]);[.$B$5])" office:value-type="float" office:value="1000" calcext:value-type="float">
            <text:p>1000</text:p>
          </table:table-cell>
          <table:table-cell table:formula="of:=[.$B$4]/([.$B$4]+([.$B$6]*([.G177]-[.$B$4])))" office:value-type="float" office:value="0.0480769230769231" calcext:value-type="float">
            <text:p>0.048076923076923</text:p>
          </table:table-cell>
          <table:table-cell table:formula="of:=20*LOG10([.H17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7]+10" office:value-type="float" office:value="1690" calcext:value-type="float">
            <text:p>1690</text:p>
          </table:table-cell>
          <table:table-cell table:formula="of:=[.A178]*[.$B$3]" office:value-type="float" office:value="169" calcext:value-type="float">
            <text:p>169</text:p>
          </table:table-cell>
          <table:table-cell/>
          <table:table-cell table:formula="of:=[.$B$4]/([.$B$4]+([.$B$6]*([.A178]-[.$B$4])))" office:value-type="float" office:value="0.0289017341040462" calcext:value-type="float">
            <text:p>0.028901734104046</text:p>
          </table:table-cell>
          <table:table-cell table:formula="of:=20*LOG10([.D178])" office:value-type="float" office:value="-30.7815219758555" calcext:value-type="float">
            <text:p>-30.7815219758555</text:p>
          </table:table-cell>
          <table:table-cell/>
          <table:table-cell table:formula="of:=MIN(MAX([.A178];[.$B$4]);[.$B$5])" office:value-type="float" office:value="1000" calcext:value-type="float">
            <text:p>1000</text:p>
          </table:table-cell>
          <table:table-cell table:formula="of:=[.$B$4]/([.$B$4]+([.$B$6]*([.G178]-[.$B$4])))" office:value-type="float" office:value="0.0480769230769231" calcext:value-type="float">
            <text:p>0.048076923076923</text:p>
          </table:table-cell>
          <table:table-cell table:formula="of:=20*LOG10([.H17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8]+10" office:value-type="float" office:value="1700" calcext:value-type="float">
            <text:p>1700</text:p>
          </table:table-cell>
          <table:table-cell table:formula="of:=[.A179]*[.$B$3]" office:value-type="float" office:value="170" calcext:value-type="float">
            <text:p>170</text:p>
          </table:table-cell>
          <table:table-cell/>
          <table:table-cell table:formula="of:=[.$B$4]/([.$B$4]+([.$B$6]*([.A179]-[.$B$4])))" office:value-type="float" office:value="0.028735632183908" calcext:value-type="float">
            <text:p>0.028735632183908</text:p>
          </table:table-cell>
          <table:table-cell table:formula="of:=20*LOG10([.D179])" office:value-type="float" office:value="-30.8315848789316" calcext:value-type="float">
            <text:p>-30.8315848789316</text:p>
          </table:table-cell>
          <table:table-cell/>
          <table:table-cell table:formula="of:=MIN(MAX([.A179];[.$B$4]);[.$B$5])" office:value-type="float" office:value="1000" calcext:value-type="float">
            <text:p>1000</text:p>
          </table:table-cell>
          <table:table-cell table:formula="of:=[.$B$4]/([.$B$4]+([.$B$6]*([.G179]-[.$B$4])))" office:value-type="float" office:value="0.0480769230769231" calcext:value-type="float">
            <text:p>0.048076923076923</text:p>
          </table:table-cell>
          <table:table-cell table:formula="of:=20*LOG10([.H17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79]+10" office:value-type="float" office:value="1710" calcext:value-type="float">
            <text:p>1710</text:p>
          </table:table-cell>
          <table:table-cell table:formula="of:=[.A180]*[.$B$3]" office:value-type="float" office:value="171" calcext:value-type="float">
            <text:p>171</text:p>
          </table:table-cell>
          <table:table-cell/>
          <table:table-cell table:formula="of:=[.$B$4]/([.$B$4]+([.$B$6]*([.A180]-[.$B$4])))" office:value-type="float" office:value="0.0285714285714286" calcext:value-type="float">
            <text:p>0.028571428571429</text:p>
          </table:table-cell>
          <table:table-cell table:formula="of:=20*LOG10([.D180])" office:value-type="float" office:value="-30.8813608870055" calcext:value-type="float">
            <text:p>-30.8813608870055</text:p>
          </table:table-cell>
          <table:table-cell/>
          <table:table-cell table:formula="of:=MIN(MAX([.A180];[.$B$4]);[.$B$5])" office:value-type="float" office:value="1000" calcext:value-type="float">
            <text:p>1000</text:p>
          </table:table-cell>
          <table:table-cell table:formula="of:=[.$B$4]/([.$B$4]+([.$B$6]*([.G180]-[.$B$4])))" office:value-type="float" office:value="0.0480769230769231" calcext:value-type="float">
            <text:p>0.048076923076923</text:p>
          </table:table-cell>
          <table:table-cell table:formula="of:=20*LOG10([.H18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0]+10" office:value-type="float" office:value="1720" calcext:value-type="float">
            <text:p>1720</text:p>
          </table:table-cell>
          <table:table-cell table:formula="of:=[.A181]*[.$B$3]" office:value-type="float" office:value="172" calcext:value-type="float">
            <text:p>172</text:p>
          </table:table-cell>
          <table:table-cell/>
          <table:table-cell table:formula="of:=[.$B$4]/([.$B$4]+([.$B$6]*([.A181]-[.$B$4])))" office:value-type="float" office:value="0.0284090909090909" calcext:value-type="float">
            <text:p>0.028409090909091</text:p>
          </table:table-cell>
          <table:table-cell table:formula="of:=20*LOG10([.D181])" office:value-type="float" office:value="-30.9308532695626" calcext:value-type="float">
            <text:p>-30.9308532695626</text:p>
          </table:table-cell>
          <table:table-cell/>
          <table:table-cell table:formula="of:=MIN(MAX([.A181];[.$B$4]);[.$B$5])" office:value-type="float" office:value="1000" calcext:value-type="float">
            <text:p>1000</text:p>
          </table:table-cell>
          <table:table-cell table:formula="of:=[.$B$4]/([.$B$4]+([.$B$6]*([.G181]-[.$B$4])))" office:value-type="float" office:value="0.0480769230769231" calcext:value-type="float">
            <text:p>0.048076923076923</text:p>
          </table:table-cell>
          <table:table-cell table:formula="of:=20*LOG10([.H18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1]+10" office:value-type="float" office:value="1730" calcext:value-type="float">
            <text:p>1730</text:p>
          </table:table-cell>
          <table:table-cell table:formula="of:=[.A182]*[.$B$3]" office:value-type="float" office:value="173" calcext:value-type="float">
            <text:p>173</text:p>
          </table:table-cell>
          <table:table-cell/>
          <table:table-cell table:formula="of:=[.$B$4]/([.$B$4]+([.$B$6]*([.A182]-[.$B$4])))" office:value-type="float" office:value="0.0282485875706215" calcext:value-type="float">
            <text:p>0.028248587570622</text:p>
          </table:table-cell>
          <table:table-cell table:formula="of:=20*LOG10([.D182])" office:value-type="float" office:value="-30.9800652405158" calcext:value-type="float">
            <text:p>-30.9800652405158</text:p>
          </table:table-cell>
          <table:table-cell/>
          <table:table-cell table:formula="of:=MIN(MAX([.A182];[.$B$4]);[.$B$5])" office:value-type="float" office:value="1000" calcext:value-type="float">
            <text:p>1000</text:p>
          </table:table-cell>
          <table:table-cell table:formula="of:=[.$B$4]/([.$B$4]+([.$B$6]*([.G182]-[.$B$4])))" office:value-type="float" office:value="0.0480769230769231" calcext:value-type="float">
            <text:p>0.048076923076923</text:p>
          </table:table-cell>
          <table:table-cell table:formula="of:=20*LOG10([.H18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2]+10" office:value-type="float" office:value="1740" calcext:value-type="float">
            <text:p>1740</text:p>
          </table:table-cell>
          <table:table-cell table:formula="of:=[.A183]*[.$B$3]" office:value-type="float" office:value="174" calcext:value-type="float">
            <text:p>174</text:p>
          </table:table-cell>
          <table:table-cell/>
          <table:table-cell table:formula="of:=[.$B$4]/([.$B$4]+([.$B$6]*([.A183]-[.$B$4])))" office:value-type="float" office:value="0.0280898876404494" calcext:value-type="float">
            <text:p>0.02808988764045</text:p>
          </table:table-cell>
          <table:table-cell table:formula="of:=20*LOG10([.D183])" office:value-type="float" office:value="-31.0289999594575" calcext:value-type="float">
            <text:p>-31.0289999594575</text:p>
          </table:table-cell>
          <table:table-cell/>
          <table:table-cell table:formula="of:=MIN(MAX([.A183];[.$B$4]);[.$B$5])" office:value-type="float" office:value="1000" calcext:value-type="float">
            <text:p>1000</text:p>
          </table:table-cell>
          <table:table-cell table:formula="of:=[.$B$4]/([.$B$4]+([.$B$6]*([.G183]-[.$B$4])))" office:value-type="float" office:value="0.0480769230769231" calcext:value-type="float">
            <text:p>0.048076923076923</text:p>
          </table:table-cell>
          <table:table-cell table:formula="of:=20*LOG10([.H18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3]+10" office:value-type="float" office:value="1750" calcext:value-type="float">
            <text:p>1750</text:p>
          </table:table-cell>
          <table:table-cell table:formula="of:=[.A184]*[.$B$3]" office:value-type="float" office:value="175" calcext:value-type="float">
            <text:p>175</text:p>
          </table:table-cell>
          <table:table-cell/>
          <table:table-cell table:formula="of:=[.$B$4]/([.$B$4]+([.$B$6]*([.A184]-[.$B$4])))" office:value-type="float" office:value="0.0279329608938547" calcext:value-type="float">
            <text:p>0.027932960893855</text:p>
          </table:table-cell>
          <table:table-cell table:formula="of:=20*LOG10([.D184])" office:value-type="float" office:value="-31.0776605328775" calcext:value-type="float">
            <text:p>-31.0776605328775</text:p>
          </table:table-cell>
          <table:table-cell/>
          <table:table-cell table:formula="of:=MIN(MAX([.A184];[.$B$4]);[.$B$5])" office:value-type="float" office:value="1000" calcext:value-type="float">
            <text:p>1000</text:p>
          </table:table-cell>
          <table:table-cell table:formula="of:=[.$B$4]/([.$B$4]+([.$B$6]*([.G184]-[.$B$4])))" office:value-type="float" office:value="0.0480769230769231" calcext:value-type="float">
            <text:p>0.048076923076923</text:p>
          </table:table-cell>
          <table:table-cell table:formula="of:=20*LOG10([.H18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4]+10" office:value-type="float" office:value="1760" calcext:value-type="float">
            <text:p>1760</text:p>
          </table:table-cell>
          <table:table-cell table:formula="of:=[.A185]*[.$B$3]" office:value-type="float" office:value="176" calcext:value-type="float">
            <text:p>176</text:p>
          </table:table-cell>
          <table:table-cell/>
          <table:table-cell table:formula="of:=[.$B$4]/([.$B$4]+([.$B$6]*([.A185]-[.$B$4])))" office:value-type="float" office:value="0.0277777777777778" calcext:value-type="float">
            <text:p>0.027777777777778</text:p>
          </table:table-cell>
          <table:table-cell table:formula="of:=20*LOG10([.D185])" office:value-type="float" office:value="-31.1260500153457" calcext:value-type="float">
            <text:p>-31.1260500153457</text:p>
          </table:table-cell>
          <table:table-cell/>
          <table:table-cell table:formula="of:=MIN(MAX([.A185];[.$B$4]);[.$B$5])" office:value-type="float" office:value="1000" calcext:value-type="float">
            <text:p>1000</text:p>
          </table:table-cell>
          <table:table-cell table:formula="of:=[.$B$4]/([.$B$4]+([.$B$6]*([.G185]-[.$B$4])))" office:value-type="float" office:value="0.0480769230769231" calcext:value-type="float">
            <text:p>0.048076923076923</text:p>
          </table:table-cell>
          <table:table-cell table:formula="of:=20*LOG10([.H18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5]+10" office:value-type="float" office:value="1770" calcext:value-type="float">
            <text:p>1770</text:p>
          </table:table-cell>
          <table:table-cell table:formula="of:=[.A186]*[.$B$3]" office:value-type="float" office:value="177" calcext:value-type="float">
            <text:p>177</text:p>
          </table:table-cell>
          <table:table-cell/>
          <table:table-cell table:formula="of:=[.$B$4]/([.$B$4]+([.$B$6]*([.A186]-[.$B$4])))" office:value-type="float" office:value="0.0276243093922652" calcext:value-type="float">
            <text:p>0.027624309392265</text:p>
          </table:table-cell>
          <table:table-cell table:formula="of:=20*LOG10([.D186])" office:value-type="float" office:value="-31.1741714106633" calcext:value-type="float">
            <text:p>-31.1741714106633</text:p>
          </table:table-cell>
          <table:table-cell/>
          <table:table-cell table:formula="of:=MIN(MAX([.A186];[.$B$4]);[.$B$5])" office:value-type="float" office:value="1000" calcext:value-type="float">
            <text:p>1000</text:p>
          </table:table-cell>
          <table:table-cell table:formula="of:=[.$B$4]/([.$B$4]+([.$B$6]*([.G186]-[.$B$4])))" office:value-type="float" office:value="0.0480769230769231" calcext:value-type="float">
            <text:p>0.048076923076923</text:p>
          </table:table-cell>
          <table:table-cell table:formula="of:=20*LOG10([.H18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6]+10" office:value-type="float" office:value="1780" calcext:value-type="float">
            <text:p>1780</text:p>
          </table:table-cell>
          <table:table-cell table:formula="of:=[.A187]*[.$B$3]" office:value-type="float" office:value="178" calcext:value-type="float">
            <text:p>178</text:p>
          </table:table-cell>
          <table:table-cell/>
          <table:table-cell table:formula="of:=[.$B$4]/([.$B$4]+([.$B$6]*([.A187]-[.$B$4])))" office:value-type="float" office:value="0.0274725274725275" calcext:value-type="float">
            <text:p>0.027472527472528</text:p>
          </table:table-cell>
          <table:table-cell table:formula="of:=20*LOG10([.D187])" office:value-type="float" office:value="-31.2220276729811" calcext:value-type="float">
            <text:p>-31.2220276729811</text:p>
          </table:table-cell>
          <table:table-cell/>
          <table:table-cell table:formula="of:=MIN(MAX([.A187];[.$B$4]);[.$B$5])" office:value-type="float" office:value="1000" calcext:value-type="float">
            <text:p>1000</text:p>
          </table:table-cell>
          <table:table-cell table:formula="of:=[.$B$4]/([.$B$4]+([.$B$6]*([.G187]-[.$B$4])))" office:value-type="float" office:value="0.0480769230769231" calcext:value-type="float">
            <text:p>0.048076923076923</text:p>
          </table:table-cell>
          <table:table-cell table:formula="of:=20*LOG10([.H18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7]+10" office:value-type="float" office:value="1790" calcext:value-type="float">
            <text:p>1790</text:p>
          </table:table-cell>
          <table:table-cell table:formula="of:=[.A188]*[.$B$3]" office:value-type="float" office:value="179" calcext:value-type="float">
            <text:p>179</text:p>
          </table:table-cell>
          <table:table-cell/>
          <table:table-cell table:formula="of:=[.$B$4]/([.$B$4]+([.$B$6]*([.A188]-[.$B$4])))" office:value-type="float" office:value="0.0273224043715847" calcext:value-type="float">
            <text:p>0.027322404371585</text:p>
          </table:table-cell>
          <table:table-cell table:formula="of:=20*LOG10([.D188])" office:value-type="float" office:value="-31.2696217078882" calcext:value-type="float">
            <text:p>-31.2696217078882</text:p>
          </table:table-cell>
          <table:table-cell/>
          <table:table-cell table:formula="of:=MIN(MAX([.A188];[.$B$4]);[.$B$5])" office:value-type="float" office:value="1000" calcext:value-type="float">
            <text:p>1000</text:p>
          </table:table-cell>
          <table:table-cell table:formula="of:=[.$B$4]/([.$B$4]+([.$B$6]*([.G188]-[.$B$4])))" office:value-type="float" office:value="0.0480769230769231" calcext:value-type="float">
            <text:p>0.048076923076923</text:p>
          </table:table-cell>
          <table:table-cell table:formula="of:=20*LOG10([.H18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8]+10" office:value-type="float" office:value="1800" calcext:value-type="float">
            <text:p>1800</text:p>
          </table:table-cell>
          <table:table-cell table:formula="of:=[.A189]*[.$B$3]" office:value-type="float" office:value="180" calcext:value-type="float">
            <text:p>180</text:p>
          </table:table-cell>
          <table:table-cell/>
          <table:table-cell table:formula="of:=[.$B$4]/([.$B$4]+([.$B$6]*([.A189]-[.$B$4])))" office:value-type="float" office:value="0.0271739130434783" calcext:value-type="float">
            <text:p>0.027173913043478</text:p>
          </table:table-cell>
          <table:table-cell table:formula="of:=20*LOG10([.D189])" office:value-type="float" office:value="-31.3169563734704" calcext:value-type="float">
            <text:p>-31.3169563734704</text:p>
          </table:table-cell>
          <table:table-cell/>
          <table:table-cell table:formula="of:=MIN(MAX([.A189];[.$B$4]);[.$B$5])" office:value-type="float" office:value="1000" calcext:value-type="float">
            <text:p>1000</text:p>
          </table:table-cell>
          <table:table-cell table:formula="of:=[.$B$4]/([.$B$4]+([.$B$6]*([.G189]-[.$B$4])))" office:value-type="float" office:value="0.0480769230769231" calcext:value-type="float">
            <text:p>0.048076923076923</text:p>
          </table:table-cell>
          <table:table-cell table:formula="of:=20*LOG10([.H18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89]+10" office:value-type="float" office:value="1810" calcext:value-type="float">
            <text:p>1810</text:p>
          </table:table-cell>
          <table:table-cell table:formula="of:=[.A190]*[.$B$3]" office:value-type="float" office:value="181" calcext:value-type="float">
            <text:p>181</text:p>
          </table:table-cell>
          <table:table-cell/>
          <table:table-cell table:formula="of:=[.$B$4]/([.$B$4]+([.$B$6]*([.A190]-[.$B$4])))" office:value-type="float" office:value="0.027027027027027" calcext:value-type="float">
            <text:p>0.027027027027027</text:p>
          </table:table-cell>
          <table:table-cell table:formula="of:=20*LOG10([.D190])" office:value-type="float" office:value="-31.3640344813399" calcext:value-type="float">
            <text:p>-31.3640344813399</text:p>
          </table:table-cell>
          <table:table-cell/>
          <table:table-cell table:formula="of:=MIN(MAX([.A190];[.$B$4]);[.$B$5])" office:value-type="float" office:value="1000" calcext:value-type="float">
            <text:p>1000</text:p>
          </table:table-cell>
          <table:table-cell table:formula="of:=[.$B$4]/([.$B$4]+([.$B$6]*([.G190]-[.$B$4])))" office:value-type="float" office:value="0.0480769230769231" calcext:value-type="float">
            <text:p>0.048076923076923</text:p>
          </table:table-cell>
          <table:table-cell table:formula="of:=20*LOG10([.H19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0]+10" office:value-type="float" office:value="1820" calcext:value-type="float">
            <text:p>1820</text:p>
          </table:table-cell>
          <table:table-cell table:formula="of:=[.A191]*[.$B$3]" office:value-type="float" office:value="182" calcext:value-type="float">
            <text:p>182</text:p>
          </table:table-cell>
          <table:table-cell/>
          <table:table-cell table:formula="of:=[.$B$4]/([.$B$4]+([.$B$6]*([.A191]-[.$B$4])))" office:value-type="float" office:value="0.0268817204301075" calcext:value-type="float">
            <text:p>0.026881720430108</text:p>
          </table:table-cell>
          <table:table-cell table:formula="of:=20*LOG10([.D191])" office:value-type="float" office:value="-31.4108587976379" calcext:value-type="float">
            <text:p>-31.4108587976379</text:p>
          </table:table-cell>
          <table:table-cell/>
          <table:table-cell table:formula="of:=MIN(MAX([.A191];[.$B$4]);[.$B$5])" office:value-type="float" office:value="1000" calcext:value-type="float">
            <text:p>1000</text:p>
          </table:table-cell>
          <table:table-cell table:formula="of:=[.$B$4]/([.$B$4]+([.$B$6]*([.G191]-[.$B$4])))" office:value-type="float" office:value="0.0480769230769231" calcext:value-type="float">
            <text:p>0.048076923076923</text:p>
          </table:table-cell>
          <table:table-cell table:formula="of:=20*LOG10([.H19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1]+10" office:value-type="float" office:value="1830" calcext:value-type="float">
            <text:p>1830</text:p>
          </table:table-cell>
          <table:table-cell table:formula="of:=[.A192]*[.$B$3]" office:value-type="float" office:value="183" calcext:value-type="float">
            <text:p>183</text:p>
          </table:table-cell>
          <table:table-cell/>
          <table:table-cell table:formula="of:=[.$B$4]/([.$B$4]+([.$B$6]*([.A192]-[.$B$4])))" office:value-type="float" office:value="0.0267379679144385" calcext:value-type="float">
            <text:p>0.026737967914439</text:p>
          </table:table-cell>
          <table:table-cell table:formula="of:=20*LOG10([.D192])" office:value-type="float" office:value="-31.4574320440096" calcext:value-type="float">
            <text:p>-31.4574320440096</text:p>
          </table:table-cell>
          <table:table-cell/>
          <table:table-cell table:formula="of:=MIN(MAX([.A192];[.$B$4]);[.$B$5])" office:value-type="float" office:value="1000" calcext:value-type="float">
            <text:p>1000</text:p>
          </table:table-cell>
          <table:table-cell table:formula="of:=[.$B$4]/([.$B$4]+([.$B$6]*([.G192]-[.$B$4])))" office:value-type="float" office:value="0.0480769230769231" calcext:value-type="float">
            <text:p>0.048076923076923</text:p>
          </table:table-cell>
          <table:table-cell table:formula="of:=20*LOG10([.H19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2]+10" office:value-type="float" office:value="1840" calcext:value-type="float">
            <text:p>1840</text:p>
          </table:table-cell>
          <table:table-cell table:formula="of:=[.A193]*[.$B$3]" office:value-type="float" office:value="184" calcext:value-type="float">
            <text:p>184</text:p>
          </table:table-cell>
          <table:table-cell/>
          <table:table-cell table:formula="of:=[.$B$4]/([.$B$4]+([.$B$6]*([.A193]-[.$B$4])))" office:value-type="float" office:value="0.0265957446808511" calcext:value-type="float">
            <text:p>0.026595744680851</text:p>
          </table:table-cell>
          <table:table-cell table:formula="of:=20*LOG10([.D193])" office:value-type="float" office:value="-31.5037568985532" calcext:value-type="float">
            <text:p>-31.5037568985532</text:p>
          </table:table-cell>
          <table:table-cell/>
          <table:table-cell table:formula="of:=MIN(MAX([.A193];[.$B$4]);[.$B$5])" office:value-type="float" office:value="1000" calcext:value-type="float">
            <text:p>1000</text:p>
          </table:table-cell>
          <table:table-cell table:formula="of:=[.$B$4]/([.$B$4]+([.$B$6]*([.G193]-[.$B$4])))" office:value-type="float" office:value="0.0480769230769231" calcext:value-type="float">
            <text:p>0.048076923076923</text:p>
          </table:table-cell>
          <table:table-cell table:formula="of:=20*LOG10([.H19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3]+10" office:value-type="float" office:value="1850" calcext:value-type="float">
            <text:p>1850</text:p>
          </table:table-cell>
          <table:table-cell table:formula="of:=[.A194]*[.$B$3]" office:value-type="float" office:value="185" calcext:value-type="float">
            <text:p>185</text:p>
          </table:table-cell>
          <table:table-cell/>
          <table:table-cell table:formula="of:=[.$B$4]/([.$B$4]+([.$B$6]*([.A194]-[.$B$4])))" office:value-type="float" office:value="0.0264550264550265" calcext:value-type="float">
            <text:p>0.026455026455027</text:p>
          </table:table-cell>
          <table:table-cell table:formula="of:=20*LOG10([.D194])" office:value-type="float" office:value="-31.5498359967445" calcext:value-type="float">
            <text:p>-31.5498359967445</text:p>
          </table:table-cell>
          <table:table-cell/>
          <table:table-cell table:formula="of:=MIN(MAX([.A194];[.$B$4]);[.$B$5])" office:value-type="float" office:value="1000" calcext:value-type="float">
            <text:p>1000</text:p>
          </table:table-cell>
          <table:table-cell table:formula="of:=[.$B$4]/([.$B$4]+([.$B$6]*([.G194]-[.$B$4])))" office:value-type="float" office:value="0.0480769230769231" calcext:value-type="float">
            <text:p>0.048076923076923</text:p>
          </table:table-cell>
          <table:table-cell table:formula="of:=20*LOG10([.H19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4]+10" office:value-type="float" office:value="1860" calcext:value-type="float">
            <text:p>1860</text:p>
          </table:table-cell>
          <table:table-cell table:formula="of:=[.A195]*[.$B$3]" office:value-type="float" office:value="186" calcext:value-type="float">
            <text:p>186</text:p>
          </table:table-cell>
          <table:table-cell/>
          <table:table-cell table:formula="of:=[.$B$4]/([.$B$4]+([.$B$6]*([.A195]-[.$B$4])))" office:value-type="float" office:value="0.0263157894736842" calcext:value-type="float">
            <text:p>0.026315789473684</text:p>
          </table:table-cell>
          <table:table-cell table:formula="of:=20*LOG10([.D195])" office:value-type="float" office:value="-31.5956719323362" calcext:value-type="float">
            <text:p>-31.5956719323362</text:p>
          </table:table-cell>
          <table:table-cell/>
          <table:table-cell table:formula="of:=MIN(MAX([.A195];[.$B$4]);[.$B$5])" office:value-type="float" office:value="1000" calcext:value-type="float">
            <text:p>1000</text:p>
          </table:table-cell>
          <table:table-cell table:formula="of:=[.$B$4]/([.$B$4]+([.$B$6]*([.G195]-[.$B$4])))" office:value-type="float" office:value="0.0480769230769231" calcext:value-type="float">
            <text:p>0.048076923076923</text:p>
          </table:table-cell>
          <table:table-cell table:formula="of:=20*LOG10([.H19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5]+10" office:value-type="float" office:value="1870" calcext:value-type="float">
            <text:p>1870</text:p>
          </table:table-cell>
          <table:table-cell table:formula="of:=[.A196]*[.$B$3]" office:value-type="float" office:value="187" calcext:value-type="float">
            <text:p>187</text:p>
          </table:table-cell>
          <table:table-cell/>
          <table:table-cell table:formula="of:=[.$B$4]/([.$B$4]+([.$B$6]*([.A196]-[.$B$4])))" office:value-type="float" office:value="0.0261780104712042" calcext:value-type="float">
            <text:p>0.026178010471204</text:p>
          </table:table-cell>
          <table:table-cell table:formula="of:=20*LOG10([.D196])" office:value-type="float" office:value="-31.6412672582342" calcext:value-type="float">
            <text:p>-31.6412672582342</text:p>
          </table:table-cell>
          <table:table-cell/>
          <table:table-cell table:formula="of:=MIN(MAX([.A196];[.$B$4]);[.$B$5])" office:value-type="float" office:value="1000" calcext:value-type="float">
            <text:p>1000</text:p>
          </table:table-cell>
          <table:table-cell table:formula="of:=[.$B$4]/([.$B$4]+([.$B$6]*([.G196]-[.$B$4])))" office:value-type="float" office:value="0.0480769230769231" calcext:value-type="float">
            <text:p>0.048076923076923</text:p>
          </table:table-cell>
          <table:table-cell table:formula="of:=20*LOG10([.H19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6]+10" office:value-type="float" office:value="1880" calcext:value-type="float">
            <text:p>1880</text:p>
          </table:table-cell>
          <table:table-cell table:formula="of:=[.A197]*[.$B$3]" office:value-type="float" office:value="188" calcext:value-type="float">
            <text:p>188</text:p>
          </table:table-cell>
          <table:table-cell/>
          <table:table-cell table:formula="of:=[.$B$4]/([.$B$4]+([.$B$6]*([.A197]-[.$B$4])))" office:value-type="float" office:value="0.0260416666666667" calcext:value-type="float">
            <text:p>0.026041666666667</text:p>
          </table:table-cell>
          <table:table-cell table:formula="of:=20*LOG10([.D197])" office:value-type="float" office:value="-31.6866244873506" calcext:value-type="float">
            <text:p>-31.6866244873506</text:p>
          </table:table-cell>
          <table:table-cell/>
          <table:table-cell table:formula="of:=MIN(MAX([.A197];[.$B$4]);[.$B$5])" office:value-type="float" office:value="1000" calcext:value-type="float">
            <text:p>1000</text:p>
          </table:table-cell>
          <table:table-cell table:formula="of:=[.$B$4]/([.$B$4]+([.$B$6]*([.G197]-[.$B$4])))" office:value-type="float" office:value="0.0480769230769231" calcext:value-type="float">
            <text:p>0.048076923076923</text:p>
          </table:table-cell>
          <table:table-cell table:formula="of:=20*LOG10([.H19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7]+10" office:value-type="float" office:value="1890" calcext:value-type="float">
            <text:p>1890</text:p>
          </table:table-cell>
          <table:table-cell table:formula="of:=[.A198]*[.$B$3]" office:value-type="float" office:value="189" calcext:value-type="float">
            <text:p>189</text:p>
          </table:table-cell>
          <table:table-cell/>
          <table:table-cell table:formula="of:=[.$B$4]/([.$B$4]+([.$B$6]*([.A198]-[.$B$4])))" office:value-type="float" office:value="0.0259067357512953" calcext:value-type="float">
            <text:p>0.025906735751295</text:p>
          </table:table-cell>
          <table:table-cell table:formula="of:=20*LOG10([.D198])" office:value-type="float" office:value="-31.7317460934351" calcext:value-type="float">
            <text:p>-31.7317460934351</text:p>
          </table:table-cell>
          <table:table-cell/>
          <table:table-cell table:formula="of:=MIN(MAX([.A198];[.$B$4]);[.$B$5])" office:value-type="float" office:value="1000" calcext:value-type="float">
            <text:p>1000</text:p>
          </table:table-cell>
          <table:table-cell table:formula="of:=[.$B$4]/([.$B$4]+([.$B$6]*([.G198]-[.$B$4])))" office:value-type="float" office:value="0.0480769230769231" calcext:value-type="float">
            <text:p>0.048076923076923</text:p>
          </table:table-cell>
          <table:table-cell table:formula="of:=20*LOG10([.H19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8]+10" office:value-type="float" office:value="1900" calcext:value-type="float">
            <text:p>1900</text:p>
          </table:table-cell>
          <table:table-cell table:formula="of:=[.A199]*[.$B$3]" office:value-type="float" office:value="190" calcext:value-type="float">
            <text:p>190</text:p>
          </table:table-cell>
          <table:table-cell/>
          <table:table-cell table:formula="of:=[.$B$4]/([.$B$4]+([.$B$6]*([.A199]-[.$B$4])))" office:value-type="float" office:value="0.0257731958762887" calcext:value-type="float">
            <text:p>0.025773195876289</text:p>
          </table:table-cell>
          <table:table-cell table:formula="of:=20*LOG10([.D199])" office:value-type="float" office:value="-31.7766345118841" calcext:value-type="float">
            <text:p>-31.7766345118841</text:p>
          </table:table-cell>
          <table:table-cell/>
          <table:table-cell table:formula="of:=MIN(MAX([.A199];[.$B$4]);[.$B$5])" office:value-type="float" office:value="1000" calcext:value-type="float">
            <text:p>1000</text:p>
          </table:table-cell>
          <table:table-cell table:formula="of:=[.$B$4]/([.$B$4]+([.$B$6]*([.G199]-[.$B$4])))" office:value-type="float" office:value="0.0480769230769231" calcext:value-type="float">
            <text:p>0.048076923076923</text:p>
          </table:table-cell>
          <table:table-cell table:formula="of:=20*LOG10([.H19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199]+10" office:value-type="float" office:value="1910" calcext:value-type="float">
            <text:p>1910</text:p>
          </table:table-cell>
          <table:table-cell table:formula="of:=[.A200]*[.$B$3]" office:value-type="float" office:value="191" calcext:value-type="float">
            <text:p>191</text:p>
          </table:table-cell>
          <table:table-cell/>
          <table:table-cell table:formula="of:=[.$B$4]/([.$B$4]+([.$B$6]*([.A200]-[.$B$4])))" office:value-type="float" office:value="0.0256410256410256" calcext:value-type="float">
            <text:p>0.025641025641026</text:p>
          </table:table-cell>
          <table:table-cell table:formula="of:=20*LOG10([.D200])" office:value-type="float" office:value="-31.82129214053" calcext:value-type="float">
            <text:p>-31.82129214053</text:p>
          </table:table-cell>
          <table:table-cell/>
          <table:table-cell table:formula="of:=MIN(MAX([.A200];[.$B$4]);[.$B$5])" office:value-type="float" office:value="1000" calcext:value-type="float">
            <text:p>1000</text:p>
          </table:table-cell>
          <table:table-cell table:formula="of:=[.$B$4]/([.$B$4]+([.$B$6]*([.G200]-[.$B$4])))" office:value-type="float" office:value="0.0480769230769231" calcext:value-type="float">
            <text:p>0.048076923076923</text:p>
          </table:table-cell>
          <table:table-cell table:formula="of:=20*LOG10([.H20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0]+10" office:value-type="float" office:value="1920" calcext:value-type="float">
            <text:p>1920</text:p>
          </table:table-cell>
          <table:table-cell table:formula="of:=[.A201]*[.$B$3]" office:value-type="float" office:value="192" calcext:value-type="float">
            <text:p>192</text:p>
          </table:table-cell>
          <table:table-cell/>
          <table:table-cell table:formula="of:=[.$B$4]/([.$B$4]+([.$B$6]*([.A201]-[.$B$4])))" office:value-type="float" office:value="0.0255102040816327" calcext:value-type="float">
            <text:p>0.025510204081633</text:p>
          </table:table-cell>
          <table:table-cell table:formula="of:=20*LOG10([.D201])" office:value-type="float" office:value="-31.8657213404091" calcext:value-type="float">
            <text:p>-31.8657213404091</text:p>
          </table:table-cell>
          <table:table-cell/>
          <table:table-cell table:formula="of:=MIN(MAX([.A201];[.$B$4]);[.$B$5])" office:value-type="float" office:value="1000" calcext:value-type="float">
            <text:p>1000</text:p>
          </table:table-cell>
          <table:table-cell table:formula="of:=[.$B$4]/([.$B$4]+([.$B$6]*([.G201]-[.$B$4])))" office:value-type="float" office:value="0.0480769230769231" calcext:value-type="float">
            <text:p>0.048076923076923</text:p>
          </table:table-cell>
          <table:table-cell table:formula="of:=20*LOG10([.H20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1]+10" office:value-type="float" office:value="1930" calcext:value-type="float">
            <text:p>1930</text:p>
          </table:table-cell>
          <table:table-cell table:formula="of:=[.A202]*[.$B$3]" office:value-type="float" office:value="193" calcext:value-type="float">
            <text:p>193</text:p>
          </table:table-cell>
          <table:table-cell/>
          <table:table-cell table:formula="of:=[.$B$4]/([.$B$4]+([.$B$6]*([.A202]-[.$B$4])))" office:value-type="float" office:value="0.0253807106598985" calcext:value-type="float">
            <text:p>0.025380710659899</text:p>
          </table:table-cell>
          <table:table-cell table:formula="of:=20*LOG10([.D202])" office:value-type="float" office:value="-31.9099244365115" calcext:value-type="float">
            <text:p>-31.9099244365115</text:p>
          </table:table-cell>
          <table:table-cell/>
          <table:table-cell table:formula="of:=MIN(MAX([.A202];[.$B$4]);[.$B$5])" office:value-type="float" office:value="1000" calcext:value-type="float">
            <text:p>1000</text:p>
          </table:table-cell>
          <table:table-cell table:formula="of:=[.$B$4]/([.$B$4]+([.$B$6]*([.G202]-[.$B$4])))" office:value-type="float" office:value="0.0480769230769231" calcext:value-type="float">
            <text:p>0.048076923076923</text:p>
          </table:table-cell>
          <table:table-cell table:formula="of:=20*LOG10([.H20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2]+10" office:value-type="float" office:value="1940" calcext:value-type="float">
            <text:p>1940</text:p>
          </table:table-cell>
          <table:table-cell table:formula="of:=[.A203]*[.$B$3]" office:value-type="float" office:value="194" calcext:value-type="float">
            <text:p>194</text:p>
          </table:table-cell>
          <table:table-cell/>
          <table:table-cell table:formula="of:=[.$B$4]/([.$B$4]+([.$B$6]*([.A203]-[.$B$4])))" office:value-type="float" office:value="0.0252525252525252" calcext:value-type="float">
            <text:p>0.025252525252525</text:p>
          </table:table-cell>
          <table:table-cell table:formula="of:=20*LOG10([.D203])" office:value-type="float" office:value="-31.9539037185102" calcext:value-type="float">
            <text:p>-31.9539037185102</text:p>
          </table:table-cell>
          <table:table-cell/>
          <table:table-cell table:formula="of:=MIN(MAX([.A203];[.$B$4]);[.$B$5])" office:value-type="float" office:value="1000" calcext:value-type="float">
            <text:p>1000</text:p>
          </table:table-cell>
          <table:table-cell table:formula="of:=[.$B$4]/([.$B$4]+([.$B$6]*([.G203]-[.$B$4])))" office:value-type="float" office:value="0.0480769230769231" calcext:value-type="float">
            <text:p>0.048076923076923</text:p>
          </table:table-cell>
          <table:table-cell table:formula="of:=20*LOG10([.H20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3]+10" office:value-type="float" office:value="1950" calcext:value-type="float">
            <text:p>1950</text:p>
          </table:table-cell>
          <table:table-cell table:formula="of:=[.A204]*[.$B$3]" office:value-type="float" office:value="195" calcext:value-type="float">
            <text:p>195</text:p>
          </table:table-cell>
          <table:table-cell/>
          <table:table-cell table:formula="of:=[.$B$4]/([.$B$4]+([.$B$6]*([.A204]-[.$B$4])))" office:value-type="float" office:value="0.0251256281407035" calcext:value-type="float">
            <text:p>0.025125628140704</text:p>
          </table:table-cell>
          <table:table-cell table:formula="of:=20*LOG10([.D204])" office:value-type="float" office:value="-31.9976614414738" calcext:value-type="float">
            <text:p>-31.9976614414738</text:p>
          </table:table-cell>
          <table:table-cell/>
          <table:table-cell table:formula="of:=MIN(MAX([.A204];[.$B$4]);[.$B$5])" office:value-type="float" office:value="1000" calcext:value-type="float">
            <text:p>1000</text:p>
          </table:table-cell>
          <table:table-cell table:formula="of:=[.$B$4]/([.$B$4]+([.$B$6]*([.G204]-[.$B$4])))" office:value-type="float" office:value="0.0480769230769231" calcext:value-type="float">
            <text:p>0.048076923076923</text:p>
          </table:table-cell>
          <table:table-cell table:formula="of:=20*LOG10([.H20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4]+10" office:value-type="float" office:value="1960" calcext:value-type="float">
            <text:p>1960</text:p>
          </table:table-cell>
          <table:table-cell table:formula="of:=[.A205]*[.$B$3]" office:value-type="float" office:value="196" calcext:value-type="float">
            <text:p>196</text:p>
          </table:table-cell>
          <table:table-cell/>
          <table:table-cell table:formula="of:=[.$B$4]/([.$B$4]+([.$B$6]*([.A205]-[.$B$4])))" office:value-type="float" office:value="0.025" calcext:value-type="float">
            <text:p>0.025</text:p>
          </table:table-cell>
          <table:table-cell table:formula="of:=20*LOG10([.D205])" office:value-type="float" office:value="-32.0411998265592" calcext:value-type="float">
            <text:p>-32.0411998265592</text:p>
          </table:table-cell>
          <table:table-cell/>
          <table:table-cell table:formula="of:=MIN(MAX([.A205];[.$B$4]);[.$B$5])" office:value-type="float" office:value="1000" calcext:value-type="float">
            <text:p>1000</text:p>
          </table:table-cell>
          <table:table-cell table:formula="of:=[.$B$4]/([.$B$4]+([.$B$6]*([.G205]-[.$B$4])))" office:value-type="float" office:value="0.0480769230769231" calcext:value-type="float">
            <text:p>0.048076923076923</text:p>
          </table:table-cell>
          <table:table-cell table:formula="of:=20*LOG10([.H20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5]+10" office:value-type="float" office:value="1970" calcext:value-type="float">
            <text:p>1970</text:p>
          </table:table-cell>
          <table:table-cell table:formula="of:=[.A206]*[.$B$3]" office:value-type="float" office:value="197" calcext:value-type="float">
            <text:p>197</text:p>
          </table:table-cell>
          <table:table-cell/>
          <table:table-cell table:formula="of:=[.$B$4]/([.$B$4]+([.$B$6]*([.A206]-[.$B$4])))" office:value-type="float" office:value="0.0248756218905473" calcext:value-type="float">
            <text:p>0.024875621890547</text:p>
          </table:table-cell>
          <table:table-cell table:formula="of:=20*LOG10([.D206])" office:value-type="float" office:value="-32.0845210616894" calcext:value-type="float">
            <text:p>-32.0845210616894</text:p>
          </table:table-cell>
          <table:table-cell/>
          <table:table-cell table:formula="of:=MIN(MAX([.A206];[.$B$4]);[.$B$5])" office:value-type="float" office:value="1000" calcext:value-type="float">
            <text:p>1000</text:p>
          </table:table-cell>
          <table:table-cell table:formula="of:=[.$B$4]/([.$B$4]+([.$B$6]*([.G206]-[.$B$4])))" office:value-type="float" office:value="0.0480769230769231" calcext:value-type="float">
            <text:p>0.048076923076923</text:p>
          </table:table-cell>
          <table:table-cell table:formula="of:=20*LOG10([.H20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6]+10" office:value-type="float" office:value="1980" calcext:value-type="float">
            <text:p>1980</text:p>
          </table:table-cell>
          <table:table-cell table:formula="of:=[.A207]*[.$B$3]" office:value-type="float" office:value="198" calcext:value-type="float">
            <text:p>198</text:p>
          </table:table-cell>
          <table:table-cell/>
          <table:table-cell table:formula="of:=[.$B$4]/([.$B$4]+([.$B$6]*([.A207]-[.$B$4])))" office:value-type="float" office:value="0.0247524752475248" calcext:value-type="float">
            <text:p>0.024752475247525</text:p>
          </table:table-cell>
          <table:table-cell table:formula="of:=20*LOG10([.D207])" office:value-type="float" office:value="-32.1276273022121" calcext:value-type="float">
            <text:p>-32.1276273022121</text:p>
          </table:table-cell>
          <table:table-cell/>
          <table:table-cell table:formula="of:=MIN(MAX([.A207];[.$B$4]);[.$B$5])" office:value-type="float" office:value="1000" calcext:value-type="float">
            <text:p>1000</text:p>
          </table:table-cell>
          <table:table-cell table:formula="of:=[.$B$4]/([.$B$4]+([.$B$6]*([.G207]-[.$B$4])))" office:value-type="float" office:value="0.0480769230769231" calcext:value-type="float">
            <text:p>0.048076923076923</text:p>
          </table:table-cell>
          <table:table-cell table:formula="of:=20*LOG10([.H20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7]+10" office:value-type="float" office:value="1990" calcext:value-type="float">
            <text:p>1990</text:p>
          </table:table-cell>
          <table:table-cell table:formula="of:=[.A208]*[.$B$3]" office:value-type="float" office:value="199" calcext:value-type="float">
            <text:p>199</text:p>
          </table:table-cell>
          <table:table-cell/>
          <table:table-cell table:formula="of:=[.$B$4]/([.$B$4]+([.$B$6]*([.A208]-[.$B$4])))" office:value-type="float" office:value="0.0246305418719212" calcext:value-type="float">
            <text:p>0.024630541871921</text:p>
          </table:table-cell>
          <table:table-cell table:formula="of:=20*LOG10([.D208])" office:value-type="float" office:value="-32.1705206715439" calcext:value-type="float">
            <text:p>-32.1705206715439</text:p>
          </table:table-cell>
          <table:table-cell/>
          <table:table-cell table:formula="of:=MIN(MAX([.A208];[.$B$4]);[.$B$5])" office:value-type="float" office:value="1000" calcext:value-type="float">
            <text:p>1000</text:p>
          </table:table-cell>
          <table:table-cell table:formula="of:=[.$B$4]/([.$B$4]+([.$B$6]*([.G208]-[.$B$4])))" office:value-type="float" office:value="0.0480769230769231" calcext:value-type="float">
            <text:p>0.048076923076923</text:p>
          </table:table-cell>
          <table:table-cell table:formula="of:=20*LOG10([.H20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8]+10" office:value-type="float" office:value="2000" calcext:value-type="float">
            <text:p>2000</text:p>
          </table:table-cell>
          <table:table-cell table:formula="of:=[.A209]*[.$B$3]" office:value-type="float" office:value="200" calcext:value-type="float">
            <text:p>200</text:p>
          </table:table-cell>
          <table:table-cell/>
          <table:table-cell table:formula="of:=[.$B$4]/([.$B$4]+([.$B$6]*([.A209]-[.$B$4])))" office:value-type="float" office:value="0.0245098039215686" calcext:value-type="float">
            <text:p>0.024509803921569</text:p>
          </table:table-cell>
          <table:table-cell table:formula="of:=20*LOG10([.D209])" office:value-type="float" office:value="-32.2132032617976" calcext:value-type="float">
            <text:p>-32.2132032617976</text:p>
          </table:table-cell>
          <table:table-cell/>
          <table:table-cell table:formula="of:=MIN(MAX([.A209];[.$B$4]);[.$B$5])" office:value-type="float" office:value="1000" calcext:value-type="float">
            <text:p>1000</text:p>
          </table:table-cell>
          <table:table-cell table:formula="of:=[.$B$4]/([.$B$4]+([.$B$6]*([.G209]-[.$B$4])))" office:value-type="float" office:value="0.0480769230769231" calcext:value-type="float">
            <text:p>0.048076923076923</text:p>
          </table:table-cell>
          <table:table-cell table:formula="of:=20*LOG10([.H20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09]+10" office:value-type="float" office:value="2010" calcext:value-type="float">
            <text:p>2010</text:p>
          </table:table-cell>
          <table:table-cell table:formula="of:=[.A210]*[.$B$3]" office:value-type="float" office:value="201" calcext:value-type="float">
            <text:p>201</text:p>
          </table:table-cell>
          <table:table-cell/>
          <table:table-cell table:formula="of:=[.$B$4]/([.$B$4]+([.$B$6]*([.A210]-[.$B$4])))" office:value-type="float" office:value="0.024390243902439" calcext:value-type="float">
            <text:p>0.024390243902439</text:p>
          </table:table-cell>
          <table:table-cell table:formula="of:=20*LOG10([.D210])" office:value-type="float" office:value="-32.2556771343947" calcext:value-type="float">
            <text:p>-32.2556771343947</text:p>
          </table:table-cell>
          <table:table-cell/>
          <table:table-cell table:formula="of:=MIN(MAX([.A210];[.$B$4]);[.$B$5])" office:value-type="float" office:value="1000" calcext:value-type="float">
            <text:p>1000</text:p>
          </table:table-cell>
          <table:table-cell table:formula="of:=[.$B$4]/([.$B$4]+([.$B$6]*([.G210]-[.$B$4])))" office:value-type="float" office:value="0.0480769230769231" calcext:value-type="float">
            <text:p>0.048076923076923</text:p>
          </table:table-cell>
          <table:table-cell table:formula="of:=20*LOG10([.H21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0]+10" office:value-type="float" office:value="2020" calcext:value-type="float">
            <text:p>2020</text:p>
          </table:table-cell>
          <table:table-cell table:formula="of:=[.A211]*[.$B$3]" office:value-type="float" office:value="202" calcext:value-type="float">
            <text:p>202</text:p>
          </table:table-cell>
          <table:table-cell/>
          <table:table-cell table:formula="of:=[.$B$4]/([.$B$4]+([.$B$6]*([.A211]-[.$B$4])))" office:value-type="float" office:value="0.0242718446601942" calcext:value-type="float">
            <text:p>0.024271844660194</text:p>
          </table:table-cell>
          <table:table-cell table:formula="of:=20*LOG10([.D211])" office:value-type="float" office:value="-32.2979443206627" calcext:value-type="float">
            <text:p>-32.2979443206627</text:p>
          </table:table-cell>
          <table:table-cell/>
          <table:table-cell table:formula="of:=MIN(MAX([.A211];[.$B$4]);[.$B$5])" office:value-type="float" office:value="1000" calcext:value-type="float">
            <text:p>1000</text:p>
          </table:table-cell>
          <table:table-cell table:formula="of:=[.$B$4]/([.$B$4]+([.$B$6]*([.G211]-[.$B$4])))" office:value-type="float" office:value="0.0480769230769231" calcext:value-type="float">
            <text:p>0.048076923076923</text:p>
          </table:table-cell>
          <table:table-cell table:formula="of:=20*LOG10([.H21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1]+10" office:value-type="float" office:value="2030" calcext:value-type="float">
            <text:p>2030</text:p>
          </table:table-cell>
          <table:table-cell table:formula="of:=[.A212]*[.$B$3]" office:value-type="float" office:value="203" calcext:value-type="float">
            <text:p>203</text:p>
          </table:table-cell>
          <table:table-cell/>
          <table:table-cell table:formula="of:=[.$B$4]/([.$B$4]+([.$B$6]*([.A212]-[.$B$4])))" office:value-type="float" office:value="0.0241545893719807" calcext:value-type="float">
            <text:p>0.024154589371981</text:p>
          </table:table-cell>
          <table:table-cell table:formula="of:=20*LOG10([.D212])" office:value-type="float" office:value="-32.340006822418" calcext:value-type="float">
            <text:p>-32.340006822418</text:p>
          </table:table-cell>
          <table:table-cell/>
          <table:table-cell table:formula="of:=MIN(MAX([.A212];[.$B$4]);[.$B$5])" office:value-type="float" office:value="1000" calcext:value-type="float">
            <text:p>1000</text:p>
          </table:table-cell>
          <table:table-cell table:formula="of:=[.$B$4]/([.$B$4]+([.$B$6]*([.G212]-[.$B$4])))" office:value-type="float" office:value="0.0480769230769231" calcext:value-type="float">
            <text:p>0.048076923076923</text:p>
          </table:table-cell>
          <table:table-cell table:formula="of:=20*LOG10([.H21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2]+10" office:value-type="float" office:value="2040" calcext:value-type="float">
            <text:p>2040</text:p>
          </table:table-cell>
          <table:table-cell table:formula="of:=[.A213]*[.$B$3]" office:value-type="float" office:value="204" calcext:value-type="float">
            <text:p>204</text:p>
          </table:table-cell>
          <table:table-cell/>
          <table:table-cell table:formula="of:=[.$B$4]/([.$B$4]+([.$B$6]*([.A213]-[.$B$4])))" office:value-type="float" office:value="0.0240384615384615" calcext:value-type="float">
            <text:p>0.024038461538462</text:p>
          </table:table-cell>
          <table:table-cell table:formula="of:=20*LOG10([.D213])" office:value-type="float" office:value="-32.3818666125349" calcext:value-type="float">
            <text:p>-32.3818666125349</text:p>
          </table:table-cell>
          <table:table-cell/>
          <table:table-cell table:formula="of:=MIN(MAX([.A213];[.$B$4]);[.$B$5])" office:value-type="float" office:value="1000" calcext:value-type="float">
            <text:p>1000</text:p>
          </table:table-cell>
          <table:table-cell table:formula="of:=[.$B$4]/([.$B$4]+([.$B$6]*([.G213]-[.$B$4])))" office:value-type="float" office:value="0.0480769230769231" calcext:value-type="float">
            <text:p>0.048076923076923</text:p>
          </table:table-cell>
          <table:table-cell table:formula="of:=20*LOG10([.H21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3]+10" office:value-type="float" office:value="2050" calcext:value-type="float">
            <text:p>2050</text:p>
          </table:table-cell>
          <table:table-cell table:formula="of:=[.A214]*[.$B$3]" office:value-type="float" office:value="205" calcext:value-type="float">
            <text:p>205</text:p>
          </table:table-cell>
          <table:table-cell/>
          <table:table-cell table:formula="of:=[.$B$4]/([.$B$4]+([.$B$6]*([.A214]-[.$B$4])))" office:value-type="float" office:value="0.0239234449760766" calcext:value-type="float">
            <text:p>0.023923444976077</text:p>
          </table:table-cell>
          <table:table-cell table:formula="of:=20*LOG10([.D214])" office:value-type="float" office:value="-32.4235256355007" calcext:value-type="float">
            <text:p>-32.4235256355007</text:p>
          </table:table-cell>
          <table:table-cell/>
          <table:table-cell table:formula="of:=MIN(MAX([.A214];[.$B$4]);[.$B$5])" office:value-type="float" office:value="1000" calcext:value-type="float">
            <text:p>1000</text:p>
          </table:table-cell>
          <table:table-cell table:formula="of:=[.$B$4]/([.$B$4]+([.$B$6]*([.G214]-[.$B$4])))" office:value-type="float" office:value="0.0480769230769231" calcext:value-type="float">
            <text:p>0.048076923076923</text:p>
          </table:table-cell>
          <table:table-cell table:formula="of:=20*LOG10([.H21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4]+10" office:value-type="float" office:value="2060" calcext:value-type="float">
            <text:p>2060</text:p>
          </table:table-cell>
          <table:table-cell table:formula="of:=[.A215]*[.$B$3]" office:value-type="float" office:value="206" calcext:value-type="float">
            <text:p>206</text:p>
          </table:table-cell>
          <table:table-cell/>
          <table:table-cell table:formula="of:=[.$B$4]/([.$B$4]+([.$B$6]*([.A215]-[.$B$4])))" office:value-type="float" office:value="0.0238095238095238" calcext:value-type="float">
            <text:p>0.023809523809524</text:p>
          </table:table-cell>
          <table:table-cell table:formula="of:=20*LOG10([.D215])" office:value-type="float" office:value="-32.464985807958" calcext:value-type="float">
            <text:p>-32.464985807958</text:p>
          </table:table-cell>
          <table:table-cell/>
          <table:table-cell table:formula="of:=MIN(MAX([.A215];[.$B$4]);[.$B$5])" office:value-type="float" office:value="1000" calcext:value-type="float">
            <text:p>1000</text:p>
          </table:table-cell>
          <table:table-cell table:formula="of:=[.$B$4]/([.$B$4]+([.$B$6]*([.G215]-[.$B$4])))" office:value-type="float" office:value="0.0480769230769231" calcext:value-type="float">
            <text:p>0.048076923076923</text:p>
          </table:table-cell>
          <table:table-cell table:formula="of:=20*LOG10([.H21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5]+10" office:value-type="float" office:value="2070" calcext:value-type="float">
            <text:p>2070</text:p>
          </table:table-cell>
          <table:table-cell table:formula="of:=[.A216]*[.$B$3]" office:value-type="float" office:value="207" calcext:value-type="float">
            <text:p>207</text:p>
          </table:table-cell>
          <table:table-cell/>
          <table:table-cell table:formula="of:=[.$B$4]/([.$B$4]+([.$B$6]*([.A216]-[.$B$4])))" office:value-type="float" office:value="0.023696682464455" calcext:value-type="float">
            <text:p>0.023696682464455</text:p>
          </table:table-cell>
          <table:table-cell table:formula="of:=20*LOG10([.D216])" office:value-type="float" office:value="-32.5062490192335" calcext:value-type="float">
            <text:p>-32.5062490192335</text:p>
          </table:table-cell>
          <table:table-cell/>
          <table:table-cell table:formula="of:=MIN(MAX([.A216];[.$B$4]);[.$B$5])" office:value-type="float" office:value="1000" calcext:value-type="float">
            <text:p>1000</text:p>
          </table:table-cell>
          <table:table-cell table:formula="of:=[.$B$4]/([.$B$4]+([.$B$6]*([.G216]-[.$B$4])))" office:value-type="float" office:value="0.0480769230769231" calcext:value-type="float">
            <text:p>0.048076923076923</text:p>
          </table:table-cell>
          <table:table-cell table:formula="of:=20*LOG10([.H21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6]+10" office:value-type="float" office:value="2080" calcext:value-type="float">
            <text:p>2080</text:p>
          </table:table-cell>
          <table:table-cell table:formula="of:=[.A217]*[.$B$3]" office:value-type="float" office:value="208" calcext:value-type="float">
            <text:p>208</text:p>
          </table:table-cell>
          <table:table-cell/>
          <table:table-cell table:formula="of:=[.$B$4]/([.$B$4]+([.$B$6]*([.A217]-[.$B$4])))" office:value-type="float" office:value="0.0235849056603774" calcext:value-type="float">
            <text:p>0.023584905660377</text:p>
          </table:table-cell>
          <table:table-cell table:formula="of:=20*LOG10([.D217])" office:value-type="float" office:value="-32.5473171318546" calcext:value-type="float">
            <text:p>-32.5473171318546</text:p>
          </table:table-cell>
          <table:table-cell/>
          <table:table-cell table:formula="of:=MIN(MAX([.A217];[.$B$4]);[.$B$5])" office:value-type="float" office:value="1000" calcext:value-type="float">
            <text:p>1000</text:p>
          </table:table-cell>
          <table:table-cell table:formula="of:=[.$B$4]/([.$B$4]+([.$B$6]*([.G217]-[.$B$4])))" office:value-type="float" office:value="0.0480769230769231" calcext:value-type="float">
            <text:p>0.048076923076923</text:p>
          </table:table-cell>
          <table:table-cell table:formula="of:=20*LOG10([.H21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7]+10" office:value-type="float" office:value="2090" calcext:value-type="float">
            <text:p>2090</text:p>
          </table:table-cell>
          <table:table-cell table:formula="of:=[.A218]*[.$B$3]" office:value-type="float" office:value="209" calcext:value-type="float">
            <text:p>209</text:p>
          </table:table-cell>
          <table:table-cell/>
          <table:table-cell table:formula="of:=[.$B$4]/([.$B$4]+([.$B$6]*([.A218]-[.$B$4])))" office:value-type="float" office:value="0.0234741784037559" calcext:value-type="float">
            <text:p>0.023474178403756</text:p>
          </table:table-cell>
          <table:table-cell table:formula="of:=20*LOG10([.D218])" office:value-type="float" office:value="-32.5881919820544" calcext:value-type="float">
            <text:p>-32.5881919820544</text:p>
          </table:table-cell>
          <table:table-cell/>
          <table:table-cell table:formula="of:=MIN(MAX([.A218];[.$B$4]);[.$B$5])" office:value-type="float" office:value="1000" calcext:value-type="float">
            <text:p>1000</text:p>
          </table:table-cell>
          <table:table-cell table:formula="of:=[.$B$4]/([.$B$4]+([.$B$6]*([.G218]-[.$B$4])))" office:value-type="float" office:value="0.0480769230769231" calcext:value-type="float">
            <text:p>0.048076923076923</text:p>
          </table:table-cell>
          <table:table-cell table:formula="of:=20*LOG10([.H21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8]+10" office:value-type="float" office:value="2100" calcext:value-type="float">
            <text:p>2100</text:p>
          </table:table-cell>
          <table:table-cell table:formula="of:=[.A219]*[.$B$3]" office:value-type="float" office:value="210" calcext:value-type="float">
            <text:p>210</text:p>
          </table:table-cell>
          <table:table-cell/>
          <table:table-cell table:formula="of:=[.$B$4]/([.$B$4]+([.$B$6]*([.A219]-[.$B$4])))" office:value-type="float" office:value="0.0233644859813084" calcext:value-type="float">
            <text:p>0.023364485981309</text:p>
          </table:table-cell>
          <table:table-cell table:formula="of:=20*LOG10([.D219])" office:value-type="float" office:value="-32.6288753802634" calcext:value-type="float">
            <text:p>-32.6288753802634</text:p>
          </table:table-cell>
          <table:table-cell/>
          <table:table-cell table:formula="of:=MIN(MAX([.A219];[.$B$4]);[.$B$5])" office:value-type="float" office:value="1000" calcext:value-type="float">
            <text:p>1000</text:p>
          </table:table-cell>
          <table:table-cell table:formula="of:=[.$B$4]/([.$B$4]+([.$B$6]*([.G219]-[.$B$4])))" office:value-type="float" office:value="0.0480769230769231" calcext:value-type="float">
            <text:p>0.048076923076923</text:p>
          </table:table-cell>
          <table:table-cell table:formula="of:=20*LOG10([.H21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19]+10" office:value-type="float" office:value="2110" calcext:value-type="float">
            <text:p>2110</text:p>
          </table:table-cell>
          <table:table-cell table:formula="of:=[.A220]*[.$B$3]" office:value-type="float" office:value="211" calcext:value-type="float">
            <text:p>211</text:p>
          </table:table-cell>
          <table:table-cell/>
          <table:table-cell table:formula="of:=[.$B$4]/([.$B$4]+([.$B$6]*([.A220]-[.$B$4])))" office:value-type="float" office:value="0.0232558139534884" calcext:value-type="float">
            <text:p>0.023255813953488</text:p>
          </table:table-cell>
          <table:table-cell table:formula="of:=20*LOG10([.D220])" office:value-type="float" office:value="-32.6693691115917" calcext:value-type="float">
            <text:p>-32.6693691115917</text:p>
          </table:table-cell>
          <table:table-cell/>
          <table:table-cell table:formula="of:=MIN(MAX([.A220];[.$B$4]);[.$B$5])" office:value-type="float" office:value="1000" calcext:value-type="float">
            <text:p>1000</text:p>
          </table:table-cell>
          <table:table-cell table:formula="of:=[.$B$4]/([.$B$4]+([.$B$6]*([.G220]-[.$B$4])))" office:value-type="float" office:value="0.0480769230769231" calcext:value-type="float">
            <text:p>0.048076923076923</text:p>
          </table:table-cell>
          <table:table-cell table:formula="of:=20*LOG10([.H22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0]+10" office:value-type="float" office:value="2120" calcext:value-type="float">
            <text:p>2120</text:p>
          </table:table-cell>
          <table:table-cell table:formula="of:=[.A221]*[.$B$3]" office:value-type="float" office:value="212" calcext:value-type="float">
            <text:p>212</text:p>
          </table:table-cell>
          <table:table-cell/>
          <table:table-cell table:formula="of:=[.$B$4]/([.$B$4]+([.$B$6]*([.A221]-[.$B$4])))" office:value-type="float" office:value="0.0231481481481481" calcext:value-type="float">
            <text:p>0.023148148148148</text:p>
          </table:table-cell>
          <table:table-cell table:formula="of:=20*LOG10([.D221])" office:value-type="float" office:value="-32.7096749362982" calcext:value-type="float">
            <text:p>-32.7096749362982</text:p>
          </table:table-cell>
          <table:table-cell/>
          <table:table-cell table:formula="of:=MIN(MAX([.A221];[.$B$4]);[.$B$5])" office:value-type="float" office:value="1000" calcext:value-type="float">
            <text:p>1000</text:p>
          </table:table-cell>
          <table:table-cell table:formula="of:=[.$B$4]/([.$B$4]+([.$B$6]*([.G221]-[.$B$4])))" office:value-type="float" office:value="0.0480769230769231" calcext:value-type="float">
            <text:p>0.048076923076923</text:p>
          </table:table-cell>
          <table:table-cell table:formula="of:=20*LOG10([.H22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1]+10" office:value-type="float" office:value="2130" calcext:value-type="float">
            <text:p>2130</text:p>
          </table:table-cell>
          <table:table-cell table:formula="of:=[.A222]*[.$B$3]" office:value-type="float" office:value="213" calcext:value-type="float">
            <text:p>213</text:p>
          </table:table-cell>
          <table:table-cell/>
          <table:table-cell table:formula="of:=[.$B$4]/([.$B$4]+([.$B$6]*([.A222]-[.$B$4])))" office:value-type="float" office:value="0.0230414746543779" calcext:value-type="float">
            <text:p>0.023041474654378</text:p>
          </table:table-cell>
          <table:table-cell table:formula="of:=20*LOG10([.D222])" office:value-type="float" office:value="-32.7497945902502" calcext:value-type="float">
            <text:p>-32.7497945902502</text:p>
          </table:table-cell>
          <table:table-cell/>
          <table:table-cell table:formula="of:=MIN(MAX([.A222];[.$B$4]);[.$B$5])" office:value-type="float" office:value="1000" calcext:value-type="float">
            <text:p>1000</text:p>
          </table:table-cell>
          <table:table-cell table:formula="of:=[.$B$4]/([.$B$4]+([.$B$6]*([.G222]-[.$B$4])))" office:value-type="float" office:value="0.0480769230769231" calcext:value-type="float">
            <text:p>0.048076923076923</text:p>
          </table:table-cell>
          <table:table-cell table:formula="of:=20*LOG10([.H22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2]+10" office:value-type="float" office:value="2140" calcext:value-type="float">
            <text:p>2140</text:p>
          </table:table-cell>
          <table:table-cell table:formula="of:=[.A223]*[.$B$3]" office:value-type="float" office:value="214" calcext:value-type="float">
            <text:p>214</text:p>
          </table:table-cell>
          <table:table-cell/>
          <table:table-cell table:formula="of:=[.$B$4]/([.$B$4]+([.$B$6]*([.A223]-[.$B$4])))" office:value-type="float" office:value="0.0229357798165138" calcext:value-type="float">
            <text:p>0.022935779816514</text:p>
          </table:table-cell>
          <table:table-cell table:formula="of:=20*LOG10([.D223])" office:value-type="float" office:value="-32.7897297853717" calcext:value-type="float">
            <text:p>-32.7897297853717</text:p>
          </table:table-cell>
          <table:table-cell/>
          <table:table-cell table:formula="of:=MIN(MAX([.A223];[.$B$4]);[.$B$5])" office:value-type="float" office:value="1000" calcext:value-type="float">
            <text:p>1000</text:p>
          </table:table-cell>
          <table:table-cell table:formula="of:=[.$B$4]/([.$B$4]+([.$B$6]*([.G223]-[.$B$4])))" office:value-type="float" office:value="0.0480769230769231" calcext:value-type="float">
            <text:p>0.048076923076923</text:p>
          </table:table-cell>
          <table:table-cell table:formula="of:=20*LOG10([.H22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3]+10" office:value-type="float" office:value="2150" calcext:value-type="float">
            <text:p>2150</text:p>
          </table:table-cell>
          <table:table-cell table:formula="of:=[.A224]*[.$B$3]" office:value-type="float" office:value="215" calcext:value-type="float">
            <text:p>215</text:p>
          </table:table-cell>
          <table:table-cell/>
          <table:table-cell table:formula="of:=[.$B$4]/([.$B$4]+([.$B$6]*([.A224]-[.$B$4])))" office:value-type="float" office:value="0.0228310502283105" calcext:value-type="float">
            <text:p>0.022831050228311</text:p>
          </table:table-cell>
          <table:table-cell table:formula="of:=20*LOG10([.D224])" office:value-type="float" office:value="-32.829482210082" calcext:value-type="float">
            <text:p>-32.829482210082</text:p>
          </table:table-cell>
          <table:table-cell/>
          <table:table-cell table:formula="of:=MIN(MAX([.A224];[.$B$4]);[.$B$5])" office:value-type="float" office:value="1000" calcext:value-type="float">
            <text:p>1000</text:p>
          </table:table-cell>
          <table:table-cell table:formula="of:=[.$B$4]/([.$B$4]+([.$B$6]*([.G224]-[.$B$4])))" office:value-type="float" office:value="0.0480769230769231" calcext:value-type="float">
            <text:p>0.048076923076923</text:p>
          </table:table-cell>
          <table:table-cell table:formula="of:=20*LOG10([.H22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4]+10" office:value-type="float" office:value="2160" calcext:value-type="float">
            <text:p>2160</text:p>
          </table:table-cell>
          <table:table-cell table:formula="of:=[.A225]*[.$B$3]" office:value-type="float" office:value="216" calcext:value-type="float">
            <text:p>216</text:p>
          </table:table-cell>
          <table:table-cell/>
          <table:table-cell table:formula="of:=[.$B$4]/([.$B$4]+([.$B$6]*([.A225]-[.$B$4])))" office:value-type="float" office:value="0.0227272727272727" calcext:value-type="float">
            <text:p>0.022727272727273</text:p>
          </table:table-cell>
          <table:table-cell table:formula="of:=20*LOG10([.D225])" office:value-type="float" office:value="-32.8690535297237" calcext:value-type="float">
            <text:p>-32.8690535297237</text:p>
          </table:table-cell>
          <table:table-cell/>
          <table:table-cell table:formula="of:=MIN(MAX([.A225];[.$B$4]);[.$B$5])" office:value-type="float" office:value="1000" calcext:value-type="float">
            <text:p>1000</text:p>
          </table:table-cell>
          <table:table-cell table:formula="of:=[.$B$4]/([.$B$4]+([.$B$6]*([.G225]-[.$B$4])))" office:value-type="float" office:value="0.0480769230769231" calcext:value-type="float">
            <text:p>0.048076923076923</text:p>
          </table:table-cell>
          <table:table-cell table:formula="of:=20*LOG10([.H22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5]+10" office:value-type="float" office:value="2170" calcext:value-type="float">
            <text:p>2170</text:p>
          </table:table-cell>
          <table:table-cell table:formula="of:=[.A226]*[.$B$3]" office:value-type="float" office:value="217" calcext:value-type="float">
            <text:p>217</text:p>
          </table:table-cell>
          <table:table-cell/>
          <table:table-cell table:formula="of:=[.$B$4]/([.$B$4]+([.$B$6]*([.A226]-[.$B$4])))" office:value-type="float" office:value="0.0226244343891403" calcext:value-type="float">
            <text:p>0.02262443438914</text:p>
          </table:table-cell>
          <table:table-cell table:formula="of:=20*LOG10([.D226])" office:value-type="float" office:value="-32.9084453869818" calcext:value-type="float">
            <text:p>-32.9084453869818</text:p>
          </table:table-cell>
          <table:table-cell/>
          <table:table-cell table:formula="of:=MIN(MAX([.A226];[.$B$4]);[.$B$5])" office:value-type="float" office:value="1000" calcext:value-type="float">
            <text:p>1000</text:p>
          </table:table-cell>
          <table:table-cell table:formula="of:=[.$B$4]/([.$B$4]+([.$B$6]*([.G226]-[.$B$4])))" office:value-type="float" office:value="0.0480769230769231" calcext:value-type="float">
            <text:p>0.048076923076923</text:p>
          </table:table-cell>
          <table:table-cell table:formula="of:=20*LOG10([.H22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6]+10" office:value-type="float" office:value="2180" calcext:value-type="float">
            <text:p>2180</text:p>
          </table:table-cell>
          <table:table-cell table:formula="of:=[.A227]*[.$B$3]" office:value-type="float" office:value="218" calcext:value-type="float">
            <text:p>218</text:p>
          </table:table-cell>
          <table:table-cell/>
          <table:table-cell table:formula="of:=[.$B$4]/([.$B$4]+([.$B$6]*([.A227]-[.$B$4])))" office:value-type="float" office:value="0.0225225225225225" calcext:value-type="float">
            <text:p>0.022522522522523</text:p>
          </table:table-cell>
          <table:table-cell table:formula="of:=20*LOG10([.D227])" office:value-type="float" office:value="-32.9476594022924" calcext:value-type="float">
            <text:p>-32.9476594022924</text:p>
          </table:table-cell>
          <table:table-cell/>
          <table:table-cell table:formula="of:=MIN(MAX([.A227];[.$B$4]);[.$B$5])" office:value-type="float" office:value="1000" calcext:value-type="float">
            <text:p>1000</text:p>
          </table:table-cell>
          <table:table-cell table:formula="of:=[.$B$4]/([.$B$4]+([.$B$6]*([.G227]-[.$B$4])))" office:value-type="float" office:value="0.0480769230769231" calcext:value-type="float">
            <text:p>0.048076923076923</text:p>
          </table:table-cell>
          <table:table-cell table:formula="of:=20*LOG10([.H22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7]+10" office:value-type="float" office:value="2190" calcext:value-type="float">
            <text:p>2190</text:p>
          </table:table-cell>
          <table:table-cell table:formula="of:=[.A228]*[.$B$3]" office:value-type="float" office:value="219" calcext:value-type="float">
            <text:p>219</text:p>
          </table:table-cell>
          <table:table-cell/>
          <table:table-cell table:formula="of:=[.$B$4]/([.$B$4]+([.$B$6]*([.A228]-[.$B$4])))" office:value-type="float" office:value="0.0224215246636771" calcext:value-type="float">
            <text:p>0.022421524663677</text:p>
          </table:table-cell>
          <table:table-cell table:formula="of:=20*LOG10([.D228])" office:value-type="float" office:value="-32.9866971742428" calcext:value-type="float">
            <text:p>-32.9866971742428</text:p>
          </table:table-cell>
          <table:table-cell/>
          <table:table-cell table:formula="of:=MIN(MAX([.A228];[.$B$4]);[.$B$5])" office:value-type="float" office:value="1000" calcext:value-type="float">
            <text:p>1000</text:p>
          </table:table-cell>
          <table:table-cell table:formula="of:=[.$B$4]/([.$B$4]+([.$B$6]*([.G228]-[.$B$4])))" office:value-type="float" office:value="0.0480769230769231" calcext:value-type="float">
            <text:p>0.048076923076923</text:p>
          </table:table-cell>
          <table:table-cell table:formula="of:=20*LOG10([.H22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8]+10" office:value-type="float" office:value="2200" calcext:value-type="float">
            <text:p>2200</text:p>
          </table:table-cell>
          <table:table-cell table:formula="of:=[.A229]*[.$B$3]" office:value-type="float" office:value="220" calcext:value-type="float">
            <text:p>220</text:p>
          </table:table-cell>
          <table:table-cell/>
          <table:table-cell table:formula="of:=[.$B$4]/([.$B$4]+([.$B$6]*([.A229]-[.$B$4])))" office:value-type="float" office:value="0.0223214285714286" calcext:value-type="float">
            <text:p>0.022321428571429</text:p>
          </table:table-cell>
          <table:table-cell table:formula="of:=20*LOG10([.D229])" office:value-type="float" office:value="-33.0255602799629" calcext:value-type="float">
            <text:p>-33.0255602799629</text:p>
          </table:table-cell>
          <table:table-cell/>
          <table:table-cell table:formula="of:=MIN(MAX([.A229];[.$B$4]);[.$B$5])" office:value-type="float" office:value="1000" calcext:value-type="float">
            <text:p>1000</text:p>
          </table:table-cell>
          <table:table-cell table:formula="of:=[.$B$4]/([.$B$4]+([.$B$6]*([.G229]-[.$B$4])))" office:value-type="float" office:value="0.0480769230769231" calcext:value-type="float">
            <text:p>0.048076923076923</text:p>
          </table:table-cell>
          <table:table-cell table:formula="of:=20*LOG10([.H22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29]+10" office:value-type="float" office:value="2210" calcext:value-type="float">
            <text:p>2210</text:p>
          </table:table-cell>
          <table:table-cell table:formula="of:=[.A230]*[.$B$3]" office:value-type="float" office:value="221" calcext:value-type="float">
            <text:p>221</text:p>
          </table:table-cell>
          <table:table-cell/>
          <table:table-cell table:formula="of:=[.$B$4]/([.$B$4]+([.$B$6]*([.A230]-[.$B$4])))" office:value-type="float" office:value="0.0222222222222222" calcext:value-type="float">
            <text:p>0.022222222222222</text:p>
          </table:table-cell>
          <table:table-cell table:formula="of:=20*LOG10([.D230])" office:value-type="float" office:value="-33.0642502755069" calcext:value-type="float">
            <text:p>-33.0642502755069</text:p>
          </table:table-cell>
          <table:table-cell/>
          <table:table-cell table:formula="of:=MIN(MAX([.A230];[.$B$4]);[.$B$5])" office:value-type="float" office:value="1000" calcext:value-type="float">
            <text:p>1000</text:p>
          </table:table-cell>
          <table:table-cell table:formula="of:=[.$B$4]/([.$B$4]+([.$B$6]*([.G230]-[.$B$4])))" office:value-type="float" office:value="0.0480769230769231" calcext:value-type="float">
            <text:p>0.048076923076923</text:p>
          </table:table-cell>
          <table:table-cell table:formula="of:=20*LOG10([.H23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0]+10" office:value-type="float" office:value="2220" calcext:value-type="float">
            <text:p>2220</text:p>
          </table:table-cell>
          <table:table-cell table:formula="of:=[.A231]*[.$B$3]" office:value-type="float" office:value="222" calcext:value-type="float">
            <text:p>222</text:p>
          </table:table-cell>
          <table:table-cell/>
          <table:table-cell table:formula="of:=[.$B$4]/([.$B$4]+([.$B$6]*([.A231]-[.$B$4])))" office:value-type="float" office:value="0.0221238938053097" calcext:value-type="float">
            <text:p>0.02212389380531</text:p>
          </table:table-cell>
          <table:table-cell table:formula="of:=20*LOG10([.D231])" office:value-type="float" office:value="-33.1027686962276" calcext:value-type="float">
            <text:p>-33.1027686962276</text:p>
          </table:table-cell>
          <table:table-cell/>
          <table:table-cell table:formula="of:=MIN(MAX([.A231];[.$B$4]);[.$B$5])" office:value-type="float" office:value="1000" calcext:value-type="float">
            <text:p>1000</text:p>
          </table:table-cell>
          <table:table-cell table:formula="of:=[.$B$4]/([.$B$4]+([.$B$6]*([.G231]-[.$B$4])))" office:value-type="float" office:value="0.0480769230769231" calcext:value-type="float">
            <text:p>0.048076923076923</text:p>
          </table:table-cell>
          <table:table-cell table:formula="of:=20*LOG10([.H23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1]+10" office:value-type="float" office:value="2230" calcext:value-type="float">
            <text:p>2230</text:p>
          </table:table-cell>
          <table:table-cell table:formula="of:=[.A232]*[.$B$3]" office:value-type="float" office:value="223" calcext:value-type="float">
            <text:p>223</text:p>
          </table:table-cell>
          <table:table-cell/>
          <table:table-cell table:formula="of:=[.$B$4]/([.$B$4]+([.$B$6]*([.A232]-[.$B$4])))" office:value-type="float" office:value="0.0220264317180617" calcext:value-type="float">
            <text:p>0.022026431718062</text:p>
          </table:table-cell>
          <table:table-cell table:formula="of:=20*LOG10([.D232])" office:value-type="float" office:value="-33.1411170571421" calcext:value-type="float">
            <text:p>-33.1411170571421</text:p>
          </table:table-cell>
          <table:table-cell/>
          <table:table-cell table:formula="of:=MIN(MAX([.A232];[.$B$4]);[.$B$5])" office:value-type="float" office:value="1000" calcext:value-type="float">
            <text:p>1000</text:p>
          </table:table-cell>
          <table:table-cell table:formula="of:=[.$B$4]/([.$B$4]+([.$B$6]*([.G232]-[.$B$4])))" office:value-type="float" office:value="0.0480769230769231" calcext:value-type="float">
            <text:p>0.048076923076923</text:p>
          </table:table-cell>
          <table:table-cell table:formula="of:=20*LOG10([.H23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2]+10" office:value-type="float" office:value="2240" calcext:value-type="float">
            <text:p>2240</text:p>
          </table:table-cell>
          <table:table-cell table:formula="of:=[.A233]*[.$B$3]" office:value-type="float" office:value="224" calcext:value-type="float">
            <text:p>224</text:p>
          </table:table-cell>
          <table:table-cell/>
          <table:table-cell table:formula="of:=[.$B$4]/([.$B$4]+([.$B$6]*([.A233]-[.$B$4])))" office:value-type="float" office:value="0.0219298245614035" calcext:value-type="float">
            <text:p>0.021929824561404</text:p>
          </table:table-cell>
          <table:table-cell table:formula="of:=20*LOG10([.D233])" office:value-type="float" office:value="-33.1792968532887" calcext:value-type="float">
            <text:p>-33.1792968532887</text:p>
          </table:table-cell>
          <table:table-cell/>
          <table:table-cell table:formula="of:=MIN(MAX([.A233];[.$B$4]);[.$B$5])" office:value-type="float" office:value="1000" calcext:value-type="float">
            <text:p>1000</text:p>
          </table:table-cell>
          <table:table-cell table:formula="of:=[.$B$4]/([.$B$4]+([.$B$6]*([.G233]-[.$B$4])))" office:value-type="float" office:value="0.0480769230769231" calcext:value-type="float">
            <text:p>0.048076923076923</text:p>
          </table:table-cell>
          <table:table-cell table:formula="of:=20*LOG10([.H23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3]+10" office:value-type="float" office:value="2250" calcext:value-type="float">
            <text:p>2250</text:p>
          </table:table-cell>
          <table:table-cell table:formula="of:=[.A234]*[.$B$3]" office:value-type="float" office:value="225" calcext:value-type="float">
            <text:p>225</text:p>
          </table:table-cell>
          <table:table-cell/>
          <table:table-cell table:formula="of:=[.$B$4]/([.$B$4]+([.$B$6]*([.A234]-[.$B$4])))" office:value-type="float" office:value="0.0218340611353712" calcext:value-type="float">
            <text:p>0.021834061135371</text:p>
          </table:table-cell>
          <table:table-cell table:formula="of:=20*LOG10([.D234])" office:value-type="float" office:value="-33.2173095600774" calcext:value-type="float">
            <text:p>-33.2173095600774</text:p>
          </table:table-cell>
          <table:table-cell/>
          <table:table-cell table:formula="of:=MIN(MAX([.A234];[.$B$4]);[.$B$5])" office:value-type="float" office:value="1000" calcext:value-type="float">
            <text:p>1000</text:p>
          </table:table-cell>
          <table:table-cell table:formula="of:=[.$B$4]/([.$B$4]+([.$B$6]*([.G234]-[.$B$4])))" office:value-type="float" office:value="0.0480769230769231" calcext:value-type="float">
            <text:p>0.048076923076923</text:p>
          </table:table-cell>
          <table:table-cell table:formula="of:=20*LOG10([.H23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4]+10" office:value-type="float" office:value="2260" calcext:value-type="float">
            <text:p>2260</text:p>
          </table:table-cell>
          <table:table-cell table:formula="of:=[.A235]*[.$B$3]" office:value-type="float" office:value="226" calcext:value-type="float">
            <text:p>226</text:p>
          </table:table-cell>
          <table:table-cell/>
          <table:table-cell table:formula="of:=[.$B$4]/([.$B$4]+([.$B$6]*([.A235]-[.$B$4])))" office:value-type="float" office:value="0.0217391304347826" calcext:value-type="float">
            <text:p>0.021739130434783</text:p>
          </table:table-cell>
          <table:table-cell table:formula="of:=20*LOG10([.D235])" office:value-type="float" office:value="-33.2551566336315" calcext:value-type="float">
            <text:p>-33.2551566336315</text:p>
          </table:table-cell>
          <table:table-cell/>
          <table:table-cell table:formula="of:=MIN(MAX([.A235];[.$B$4]);[.$B$5])" office:value-type="float" office:value="1000" calcext:value-type="float">
            <text:p>1000</text:p>
          </table:table-cell>
          <table:table-cell table:formula="of:=[.$B$4]/([.$B$4]+([.$B$6]*([.G235]-[.$B$4])))" office:value-type="float" office:value="0.0480769230769231" calcext:value-type="float">
            <text:p>0.048076923076923</text:p>
          </table:table-cell>
          <table:table-cell table:formula="of:=20*LOG10([.H23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5]+10" office:value-type="float" office:value="2270" calcext:value-type="float">
            <text:p>2270</text:p>
          </table:table-cell>
          <table:table-cell table:formula="of:=[.A236]*[.$B$3]" office:value-type="float" office:value="227" calcext:value-type="float">
            <text:p>227</text:p>
          </table:table-cell>
          <table:table-cell/>
          <table:table-cell table:formula="of:=[.$B$4]/([.$B$4]+([.$B$6]*([.A236]-[.$B$4])))" office:value-type="float" office:value="0.0216450216450216" calcext:value-type="float">
            <text:p>0.021645021645022</text:p>
          </table:table-cell>
          <table:table-cell table:formula="of:=20*LOG10([.D236])" office:value-type="float" office:value="-33.2928395111225" calcext:value-type="float">
            <text:p>-33.2928395111225</text:p>
          </table:table-cell>
          <table:table-cell/>
          <table:table-cell table:formula="of:=MIN(MAX([.A236];[.$B$4]);[.$B$5])" office:value-type="float" office:value="1000" calcext:value-type="float">
            <text:p>1000</text:p>
          </table:table-cell>
          <table:table-cell table:formula="of:=[.$B$4]/([.$B$4]+([.$B$6]*([.G236]-[.$B$4])))" office:value-type="float" office:value="0.0480769230769231" calcext:value-type="float">
            <text:p>0.048076923076923</text:p>
          </table:table-cell>
          <table:table-cell table:formula="of:=20*LOG10([.H23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6]+10" office:value-type="float" office:value="2280" calcext:value-type="float">
            <text:p>2280</text:p>
          </table:table-cell>
          <table:table-cell table:formula="of:=[.A237]*[.$B$3]" office:value-type="float" office:value="228" calcext:value-type="float">
            <text:p>228</text:p>
          </table:table-cell>
          <table:table-cell/>
          <table:table-cell table:formula="of:=[.$B$4]/([.$B$4]+([.$B$6]*([.A237]-[.$B$4])))" office:value-type="float" office:value="0.021551724137931" calcext:value-type="float">
            <text:p>0.021551724137931</text:p>
          </table:table-cell>
          <table:table-cell table:formula="of:=20*LOG10([.D237])" office:value-type="float" office:value="-33.3303596110976" calcext:value-type="float">
            <text:p>-33.3303596110976</text:p>
          </table:table-cell>
          <table:table-cell/>
          <table:table-cell table:formula="of:=MIN(MAX([.A237];[.$B$4]);[.$B$5])" office:value-type="float" office:value="1000" calcext:value-type="float">
            <text:p>1000</text:p>
          </table:table-cell>
          <table:table-cell table:formula="of:=[.$B$4]/([.$B$4]+([.$B$6]*([.G237]-[.$B$4])))" office:value-type="float" office:value="0.0480769230769231" calcext:value-type="float">
            <text:p>0.048076923076923</text:p>
          </table:table-cell>
          <table:table-cell table:formula="of:=20*LOG10([.H23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7]+10" office:value-type="float" office:value="2290" calcext:value-type="float">
            <text:p>2290</text:p>
          </table:table-cell>
          <table:table-cell table:formula="of:=[.A238]*[.$B$3]" office:value-type="float" office:value="229" calcext:value-type="float">
            <text:p>229</text:p>
          </table:table-cell>
          <table:table-cell/>
          <table:table-cell table:formula="of:=[.$B$4]/([.$B$4]+([.$B$6]*([.A238]-[.$B$4])))" office:value-type="float" office:value="0.0214592274678112" calcext:value-type="float">
            <text:p>0.021459227467811</text:p>
          </table:table-cell>
          <table:table-cell table:formula="of:=20*LOG10([.D238])" office:value-type="float" office:value="-33.3677183338" calcext:value-type="float">
            <text:p>-33.3677183338</text:p>
          </table:table-cell>
          <table:table-cell/>
          <table:table-cell table:formula="of:=MIN(MAX([.A238];[.$B$4]);[.$B$5])" office:value-type="float" office:value="1000" calcext:value-type="float">
            <text:p>1000</text:p>
          </table:table-cell>
          <table:table-cell table:formula="of:=[.$B$4]/([.$B$4]+([.$B$6]*([.G238]-[.$B$4])))" office:value-type="float" office:value="0.0480769230769231" calcext:value-type="float">
            <text:p>0.048076923076923</text:p>
          </table:table-cell>
          <table:table-cell table:formula="of:=20*LOG10([.H23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8]+10" office:value-type="float" office:value="2300" calcext:value-type="float">
            <text:p>2300</text:p>
          </table:table-cell>
          <table:table-cell table:formula="of:=[.A239]*[.$B$3]" office:value-type="float" office:value="230" calcext:value-type="float">
            <text:p>230</text:p>
          </table:table-cell>
          <table:table-cell/>
          <table:table-cell table:formula="of:=[.$B$4]/([.$B$4]+([.$B$6]*([.A239]-[.$B$4])))" office:value-type="float" office:value="0.0213675213675214" calcext:value-type="float">
            <text:p>0.021367521367521</text:p>
          </table:table-cell>
          <table:table-cell table:formula="of:=20*LOG10([.D239])" office:value-type="float" office:value="-33.4049170614825" calcext:value-type="float">
            <text:p>-33.4049170614825</text:p>
          </table:table-cell>
          <table:table-cell/>
          <table:table-cell table:formula="of:=MIN(MAX([.A239];[.$B$4]);[.$B$5])" office:value-type="float" office:value="1000" calcext:value-type="float">
            <text:p>1000</text:p>
          </table:table-cell>
          <table:table-cell table:formula="of:=[.$B$4]/([.$B$4]+([.$B$6]*([.G239]-[.$B$4])))" office:value-type="float" office:value="0.0480769230769231" calcext:value-type="float">
            <text:p>0.048076923076923</text:p>
          </table:table-cell>
          <table:table-cell table:formula="of:=20*LOG10([.H23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39]+10" office:value-type="float" office:value="2310" calcext:value-type="float">
            <text:p>2310</text:p>
          </table:table-cell>
          <table:table-cell table:formula="of:=[.A240]*[.$B$3]" office:value-type="float" office:value="231" calcext:value-type="float">
            <text:p>231</text:p>
          </table:table-cell>
          <table:table-cell/>
          <table:table-cell table:formula="of:=[.$B$4]/([.$B$4]+([.$B$6]*([.A240]-[.$B$4])))" office:value-type="float" office:value="0.0212765957446808" calcext:value-type="float">
            <text:p>0.021276595744681</text:p>
          </table:table-cell>
          <table:table-cell table:formula="of:=20*LOG10([.D240])" office:value-type="float" office:value="-33.4419571587143" calcext:value-type="float">
            <text:p>-33.4419571587143</text:p>
          </table:table-cell>
          <table:table-cell/>
          <table:table-cell table:formula="of:=MIN(MAX([.A240];[.$B$4]);[.$B$5])" office:value-type="float" office:value="1000" calcext:value-type="float">
            <text:p>1000</text:p>
          </table:table-cell>
          <table:table-cell table:formula="of:=[.$B$4]/([.$B$4]+([.$B$6]*([.G240]-[.$B$4])))" office:value-type="float" office:value="0.0480769230769231" calcext:value-type="float">
            <text:p>0.048076923076923</text:p>
          </table:table-cell>
          <table:table-cell table:formula="of:=20*LOG10([.H24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0]+10" office:value-type="float" office:value="2320" calcext:value-type="float">
            <text:p>2320</text:p>
          </table:table-cell>
          <table:table-cell table:formula="of:=[.A241]*[.$B$3]" office:value-type="float" office:value="232" calcext:value-type="float">
            <text:p>232</text:p>
          </table:table-cell>
          <table:table-cell/>
          <table:table-cell table:formula="of:=[.$B$4]/([.$B$4]+([.$B$6]*([.A241]-[.$B$4])))" office:value-type="float" office:value="0.0211864406779661" calcext:value-type="float">
            <text:p>0.021186440677966</text:p>
          </table:table-cell>
          <table:table-cell table:formula="of:=20*LOG10([.D241])" office:value-type="float" office:value="-33.4788399726818" calcext:value-type="float">
            <text:p>-33.4788399726818</text:p>
          </table:table-cell>
          <table:table-cell/>
          <table:table-cell table:formula="of:=MIN(MAX([.A241];[.$B$4]);[.$B$5])" office:value-type="float" office:value="1000" calcext:value-type="float">
            <text:p>1000</text:p>
          </table:table-cell>
          <table:table-cell table:formula="of:=[.$B$4]/([.$B$4]+([.$B$6]*([.G241]-[.$B$4])))" office:value-type="float" office:value="0.0480769230769231" calcext:value-type="float">
            <text:p>0.048076923076923</text:p>
          </table:table-cell>
          <table:table-cell table:formula="of:=20*LOG10([.H24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1]+10" office:value-type="float" office:value="2330" calcext:value-type="float">
            <text:p>2330</text:p>
          </table:table-cell>
          <table:table-cell table:formula="of:=[.A242]*[.$B$3]" office:value-type="float" office:value="233" calcext:value-type="float">
            <text:p>233</text:p>
          </table:table-cell>
          <table:table-cell/>
          <table:table-cell table:formula="of:=[.$B$4]/([.$B$4]+([.$B$6]*([.A242]-[.$B$4])))" office:value-type="float" office:value="0.0210970464135021" calcext:value-type="float">
            <text:p>0.021097046413502</text:p>
          </table:table-cell>
          <table:table-cell table:formula="of:=20*LOG10([.D242])" office:value-type="float" office:value="-33.5155668334817" calcext:value-type="float">
            <text:p>-33.5155668334817</text:p>
          </table:table-cell>
          <table:table-cell/>
          <table:table-cell table:formula="of:=MIN(MAX([.A242];[.$B$4]);[.$B$5])" office:value-type="float" office:value="1000" calcext:value-type="float">
            <text:p>1000</text:p>
          </table:table-cell>
          <table:table-cell table:formula="of:=[.$B$4]/([.$B$4]+([.$B$6]*([.G242]-[.$B$4])))" office:value-type="float" office:value="0.0480769230769231" calcext:value-type="float">
            <text:p>0.048076923076923</text:p>
          </table:table-cell>
          <table:table-cell table:formula="of:=20*LOG10([.H24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2]+10" office:value-type="float" office:value="2340" calcext:value-type="float">
            <text:p>2340</text:p>
          </table:table-cell>
          <table:table-cell table:formula="of:=[.A243]*[.$B$3]" office:value-type="float" office:value="234" calcext:value-type="float">
            <text:p>234</text:p>
          </table:table-cell>
          <table:table-cell/>
          <table:table-cell table:formula="of:=[.$B$4]/([.$B$4]+([.$B$6]*([.A243]-[.$B$4])))" office:value-type="float" office:value="0.0210084033613445" calcext:value-type="float">
            <text:p>0.021008403361345</text:p>
          </table:table-cell>
          <table:table-cell table:formula="of:=20*LOG10([.D243])" office:value-type="float" office:value="-33.5521390544099" calcext:value-type="float">
            <text:p>-33.5521390544099</text:p>
          </table:table-cell>
          <table:table-cell/>
          <table:table-cell table:formula="of:=MIN(MAX([.A243];[.$B$4]);[.$B$5])" office:value-type="float" office:value="1000" calcext:value-type="float">
            <text:p>1000</text:p>
          </table:table-cell>
          <table:table-cell table:formula="of:=[.$B$4]/([.$B$4]+([.$B$6]*([.G243]-[.$B$4])))" office:value-type="float" office:value="0.0480769230769231" calcext:value-type="float">
            <text:p>0.048076923076923</text:p>
          </table:table-cell>
          <table:table-cell table:formula="of:=20*LOG10([.H243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3]+10" office:value-type="float" office:value="2350" calcext:value-type="float">
            <text:p>2350</text:p>
          </table:table-cell>
          <table:table-cell table:formula="of:=[.A244]*[.$B$3]" office:value-type="float" office:value="235" calcext:value-type="float">
            <text:p>235</text:p>
          </table:table-cell>
          <table:table-cell/>
          <table:table-cell table:formula="of:=[.$B$4]/([.$B$4]+([.$B$6]*([.A244]-[.$B$4])))" office:value-type="float" office:value="0.0209205020920502" calcext:value-type="float">
            <text:p>0.02092050209205</text:p>
          </table:table-cell>
          <table:table-cell table:formula="of:=20*LOG10([.D244])" office:value-type="float" office:value="-33.5885579322424" calcext:value-type="float">
            <text:p>-33.5885579322424</text:p>
          </table:table-cell>
          <table:table-cell/>
          <table:table-cell table:formula="of:=MIN(MAX([.A244];[.$B$4]);[.$B$5])" office:value-type="float" office:value="1000" calcext:value-type="float">
            <text:p>1000</text:p>
          </table:table-cell>
          <table:table-cell table:formula="of:=[.$B$4]/([.$B$4]+([.$B$6]*([.G244]-[.$B$4])))" office:value-type="float" office:value="0.0480769230769231" calcext:value-type="float">
            <text:p>0.048076923076923</text:p>
          </table:table-cell>
          <table:table-cell table:formula="of:=20*LOG10([.H244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4]+10" office:value-type="float" office:value="2360" calcext:value-type="float">
            <text:p>2360</text:p>
          </table:table-cell>
          <table:table-cell table:formula="of:=[.A245]*[.$B$3]" office:value-type="float" office:value="236" calcext:value-type="float">
            <text:p>236</text:p>
          </table:table-cell>
          <table:table-cell/>
          <table:table-cell table:formula="of:=[.$B$4]/([.$B$4]+([.$B$6]*([.A245]-[.$B$4])))" office:value-type="float" office:value="0.0208333333333333" calcext:value-type="float">
            <text:p>0.020833333333333</text:p>
          </table:table-cell>
          <table:table-cell table:formula="of:=20*LOG10([.D245])" office:value-type="float" office:value="-33.6248247475117" calcext:value-type="float">
            <text:p>-33.6248247475117</text:p>
          </table:table-cell>
          <table:table-cell/>
          <table:table-cell table:formula="of:=MIN(MAX([.A245];[.$B$4]);[.$B$5])" office:value-type="float" office:value="1000" calcext:value-type="float">
            <text:p>1000</text:p>
          </table:table-cell>
          <table:table-cell table:formula="of:=[.$B$4]/([.$B$4]+([.$B$6]*([.G245]-[.$B$4])))" office:value-type="float" office:value="0.0480769230769231" calcext:value-type="float">
            <text:p>0.048076923076923</text:p>
          </table:table-cell>
          <table:table-cell table:formula="of:=20*LOG10([.H245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5]+10" office:value-type="float" office:value="2370" calcext:value-type="float">
            <text:p>2370</text:p>
          </table:table-cell>
          <table:table-cell table:formula="of:=[.A246]*[.$B$3]" office:value-type="float" office:value="237" calcext:value-type="float">
            <text:p>237</text:p>
          </table:table-cell>
          <table:table-cell/>
          <table:table-cell table:formula="of:=[.$B$4]/([.$B$4]+([.$B$6]*([.A246]-[.$B$4])))" office:value-type="float" office:value="0.020746887966805" calcext:value-type="float">
            <text:p>0.020746887966805</text:p>
          </table:table-cell>
          <table:table-cell table:formula="of:=20*LOG10([.D246])" office:value-type="float" office:value="-33.660940764777" calcext:value-type="float">
            <text:p>-33.660940764777</text:p>
          </table:table-cell>
          <table:table-cell/>
          <table:table-cell table:formula="of:=MIN(MAX([.A246];[.$B$4]);[.$B$5])" office:value-type="float" office:value="1000" calcext:value-type="float">
            <text:p>1000</text:p>
          </table:table-cell>
          <table:table-cell table:formula="of:=[.$B$4]/([.$B$4]+([.$B$6]*([.G246]-[.$B$4])))" office:value-type="float" office:value="0.0480769230769231" calcext:value-type="float">
            <text:p>0.048076923076923</text:p>
          </table:table-cell>
          <table:table-cell table:formula="of:=20*LOG10([.H246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6]+10" office:value-type="float" office:value="2380" calcext:value-type="float">
            <text:p>2380</text:p>
          </table:table-cell>
          <table:table-cell table:formula="of:=[.A247]*[.$B$3]" office:value-type="float" office:value="238" calcext:value-type="float">
            <text:p>238</text:p>
          </table:table-cell>
          <table:table-cell/>
          <table:table-cell table:formula="of:=[.$B$4]/([.$B$4]+([.$B$6]*([.A247]-[.$B$4])))" office:value-type="float" office:value="0.0206611570247934" calcext:value-type="float">
            <text:p>0.020661157024793</text:p>
          </table:table-cell>
          <table:table-cell table:formula="of:=20*LOG10([.D247])" office:value-type="float" office:value="-33.6969072328883" calcext:value-type="float">
            <text:p>-33.6969072328883</text:p>
          </table:table-cell>
          <table:table-cell/>
          <table:table-cell table:formula="of:=MIN(MAX([.A247];[.$B$4]);[.$B$5])" office:value-type="float" office:value="1000" calcext:value-type="float">
            <text:p>1000</text:p>
          </table:table-cell>
          <table:table-cell table:formula="of:=[.$B$4]/([.$B$4]+([.$B$6]*([.G247]-[.$B$4])))" office:value-type="float" office:value="0.0480769230769231" calcext:value-type="float">
            <text:p>0.048076923076923</text:p>
          </table:table-cell>
          <table:table-cell table:formula="of:=20*LOG10([.H247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7]+10" office:value-type="float" office:value="2390" calcext:value-type="float">
            <text:p>2390</text:p>
          </table:table-cell>
          <table:table-cell table:formula="of:=[.A248]*[.$B$3]" office:value-type="float" office:value="239" calcext:value-type="float">
            <text:p>239</text:p>
          </table:table-cell>
          <table:table-cell/>
          <table:table-cell table:formula="of:=[.$B$4]/([.$B$4]+([.$B$6]*([.A248]-[.$B$4])))" office:value-type="float" office:value="0.0205761316872428" calcext:value-type="float">
            <text:p>0.020576131687243</text:p>
          </table:table-cell>
          <table:table-cell table:formula="of:=20*LOG10([.D248])" office:value-type="float" office:value="-33.7327253852459" calcext:value-type="float">
            <text:p>-33.7327253852459</text:p>
          </table:table-cell>
          <table:table-cell/>
          <table:table-cell table:formula="of:=MIN(MAX([.A248];[.$B$4]);[.$B$5])" office:value-type="float" office:value="1000" calcext:value-type="float">
            <text:p>1000</text:p>
          </table:table-cell>
          <table:table-cell table:formula="of:=[.$B$4]/([.$B$4]+([.$B$6]*([.G248]-[.$B$4])))" office:value-type="float" office:value="0.0480769230769231" calcext:value-type="float">
            <text:p>0.048076923076923</text:p>
          </table:table-cell>
          <table:table-cell table:formula="of:=20*LOG10([.H248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8]+10" office:value-type="float" office:value="2400" calcext:value-type="float">
            <text:p>2400</text:p>
          </table:table-cell>
          <table:table-cell table:formula="of:=[.A249]*[.$B$3]" office:value-type="float" office:value="240" calcext:value-type="float">
            <text:p>240</text:p>
          </table:table-cell>
          <table:table-cell/>
          <table:table-cell table:formula="of:=[.$B$4]/([.$B$4]+([.$B$6]*([.A249]-[.$B$4])))" office:value-type="float" office:value="0.0204918032786885" calcext:value-type="float">
            <text:p>0.020491803278689</text:p>
          </table:table-cell>
          <table:table-cell table:formula="of:=20*LOG10([.D249])" office:value-type="float" office:value="-33.7683964400542" calcext:value-type="float">
            <text:p>-33.7683964400542</text:p>
          </table:table-cell>
          <table:table-cell/>
          <table:table-cell table:formula="of:=MIN(MAX([.A249];[.$B$4]);[.$B$5])" office:value-type="float" office:value="1000" calcext:value-type="float">
            <text:p>1000</text:p>
          </table:table-cell>
          <table:table-cell table:formula="of:=[.$B$4]/([.$B$4]+([.$B$6]*([.G249]-[.$B$4])))" office:value-type="float" office:value="0.0480769230769231" calcext:value-type="float">
            <text:p>0.048076923076923</text:p>
          </table:table-cell>
          <table:table-cell table:formula="of:=20*LOG10([.H249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49]+10" office:value-type="float" office:value="2410" calcext:value-type="float">
            <text:p>2410</text:p>
          </table:table-cell>
          <table:table-cell table:formula="of:=[.A250]*[.$B$3]" office:value-type="float" office:value="241" calcext:value-type="float">
            <text:p>241</text:p>
          </table:table-cell>
          <table:table-cell/>
          <table:table-cell table:formula="of:=[.$B$4]/([.$B$4]+([.$B$6]*([.A250]-[.$B$4])))" office:value-type="float" office:value="0.0204081632653061" calcext:value-type="float">
            <text:p>0.020408163265306</text:p>
          </table:table-cell>
          <table:table-cell table:formula="of:=20*LOG10([.D250])" office:value-type="float" office:value="-33.8039216005703" calcext:value-type="float">
            <text:p>-33.8039216005703</text:p>
          </table:table-cell>
          <table:table-cell/>
          <table:table-cell table:formula="of:=MIN(MAX([.A250];[.$B$4]);[.$B$5])" office:value-type="float" office:value="1000" calcext:value-type="float">
            <text:p>1000</text:p>
          </table:table-cell>
          <table:table-cell table:formula="of:=[.$B$4]/([.$B$4]+([.$B$6]*([.G250]-[.$B$4])))" office:value-type="float" office:value="0.0480769230769231" calcext:value-type="float">
            <text:p>0.048076923076923</text:p>
          </table:table-cell>
          <table:table-cell table:formula="of:=20*LOG10([.H250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50]+10" office:value-type="float" office:value="2420" calcext:value-type="float">
            <text:p>2420</text:p>
          </table:table-cell>
          <table:table-cell table:formula="of:=[.A251]*[.$B$3]" office:value-type="float" office:value="242" calcext:value-type="float">
            <text:p>242</text:p>
          </table:table-cell>
          <table:table-cell/>
          <table:table-cell table:formula="of:=[.$B$4]/([.$B$4]+([.$B$6]*([.A251]-[.$B$4])))" office:value-type="float" office:value="0.0203252032520325" calcext:value-type="float">
            <text:p>0.020325203252033</text:p>
          </table:table-cell>
          <table:table-cell table:formula="of:=20*LOG10([.D251])" office:value-type="float" office:value="-33.8393020553472" calcext:value-type="float">
            <text:p>-33.8393020553472</text:p>
          </table:table-cell>
          <table:table-cell/>
          <table:table-cell table:formula="of:=MIN(MAX([.A251];[.$B$4]);[.$B$5])" office:value-type="float" office:value="1000" calcext:value-type="float">
            <text:p>1000</text:p>
          </table:table-cell>
          <table:table-cell table:formula="of:=[.$B$4]/([.$B$4]+([.$B$6]*([.G251]-[.$B$4])))" office:value-type="float" office:value="0.0480769230769231" calcext:value-type="float">
            <text:p>0.048076923076923</text:p>
          </table:table-cell>
          <table:table-cell table:formula="of:=20*LOG10([.H251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51]+10" office:value-type="float" office:value="2430" calcext:value-type="float">
            <text:p>2430</text:p>
          </table:table-cell>
          <table:table-cell table:formula="of:=[.A252]*[.$B$3]" office:value-type="float" office:value="243" calcext:value-type="float">
            <text:p>243</text:p>
          </table:table-cell>
          <table:table-cell/>
          <table:table-cell table:formula="of:=[.$B$4]/([.$B$4]+([.$B$6]*([.A252]-[.$B$4])))" office:value-type="float" office:value="0.0202429149797571" calcext:value-type="float">
            <text:p>0.020242914979757</text:p>
          </table:table-cell>
          <table:table-cell table:formula="of:=20*LOG10([.D252])" office:value-type="float" office:value="-33.8745389784729" calcext:value-type="float">
            <text:p>-33.8745389784729</text:p>
          </table:table-cell>
          <table:table-cell/>
          <table:table-cell table:formula="of:=MIN(MAX([.A252];[.$B$4]);[.$B$5])" office:value-type="float" office:value="1000" calcext:value-type="float">
            <text:p>1000</text:p>
          </table:table-cell>
          <table:table-cell table:formula="of:=[.$B$4]/([.$B$4]+([.$B$6]*([.G252]-[.$B$4])))" office:value-type="float" office:value="0.0480769230769231" calcext:value-type="float">
            <text:p>0.048076923076923</text:p>
          </table:table-cell>
          <table:table-cell table:formula="of:=20*LOG10([.H252])" office:value-type="float" office:value="-26.3612666992552" calcext:value-type="float">
            <text:p>-26.3612666992552</text:p>
          </table:table-cell>
          <table:table-cell table:number-columns-repeated="1015"/>
        </table:table-row>
        <table:table-row table:style-name="ro1">
          <table:table-cell table:formula="of:=[.A252]+10" office:value-type="float" office:value="2440" calcext:value-type="float">
            <text:p>2440</text:p>
          </table:table-cell>
          <table:table-cell table:formula="of:=[.A253]*[.$B$3]" office:value-type="float" office:value="244" calcext:value-type="float">
            <text:p>244</text:p>
          </table:table-cell>
          <table:table-cell/>
          <table:table-cell table:formula="of:=[.$B$4]/([.$B$4]+([.$B$6]*([.A253]-[.$B$4])))" office:value-type="float" office:value="0.0201612903225806" calcext:value-type="float">
            <text:p>0.020161290322581</text:p>
          </table:table-cell>
          <table:table-cell table:formula="of:=20*LOG10([.D253])" office:value-type="float" office:value="-33.9096335298039" calcext:value-type="float">
            <text:p>-33.9096335298039</text:p>
          </table:table-cell>
          <table:table-cell/>
          <table:table-cell table:formula="of:=MIN(MAX([.A253];[.$B$4]);[.$B$5])" office:value-type="float" office:value="1000" calcext:value-type="float">
            <text:p>1000</text:p>
          </table:table-cell>
          <table:table-cell table:formula="of:=[.$B$4]/([.$B$4]+([.$B$6]*([.G253]-[.$B$4])))" office:value-type="float" office:value="0.0480769230769231" calcext:value-type="float">
            <text:p>0.048076923076923</text:p>
          </table:table-cell>
          <table:table-cell table:formula="of:=20*LOG10([.H253])" office:value-type="float" office:value="-26.3612666992552" calcext:value-type="float">
            <text:p>-26.361266699255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20:50:19.620116506</meta:creation-date>
    <dc:date>2020-09-19T21:23:07.470789677</dc:date>
    <meta:editing-duration>PT21M50S</meta:editing-duration>
    <meta:editing-cycles>4</meta:editing-cycles>
    <meta:generator>LibreOffice/6.0.6.2$Linux_X86_64 LibreOffice_project/00m0$Build-2</meta:generator>
    <meta:document-statistic meta:table-count="1" meta:cell-count="1741" meta:object-count="0"/>
  </office:meta>
</office:document-meta>
</file>